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46pt"/>
    </style:style>
    <style:style style:name="co2" style:family="table-column">
      <style:table-column-properties fo:break-before="auto" style:column-width="89.4pt"/>
    </style:style>
    <style:style style:name="co3" style:family="table-column">
      <style:table-column-properties fo:break-before="auto" style:column-width="73.81pt"/>
    </style:style>
    <style:style style:name="co4" style:family="table-column">
      <style:table-column-properties fo:break-before="auto" style:column-width="67.21pt"/>
    </style:style>
    <style:style style:name="co5" style:family="table-column">
      <style:table-column-properties fo:break-before="auto" style:column-width="61.8pt"/>
    </style:style>
    <style:style style:name="co6" style:family="table-column">
      <style:table-column-properties fo:break-before="auto" style:column-width="76.2pt"/>
    </style:style>
    <style:style style:name="co7" style:family="table-column">
      <style:table-column-properties fo:break-before="auto" style:column-width="68.4pt"/>
    </style:style>
    <style:style style:name="co8" style:family="table-column">
      <style:table-column-properties fo:break-before="auto" style:column-width="79.2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69.59pt"/>
    </style:style>
    <style:style style:name="co11" style:family="table-column">
      <style:table-column-properties fo:break-before="auto" style:column-width="49.21pt"/>
    </style:style>
    <style:style style:name="co12" style:family="table-column">
      <style:table-column-properties fo:break-before="auto" style:column-width="25.2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54.6pt"/>
    </style:style>
    <style:style style:name="co15" style:family="table-column">
      <style:table-column-properties fo:break-before="auto" style:column-width="35.4pt"/>
    </style:style>
    <style:style style:name="co16" style:family="table-column">
      <style:table-column-properties fo:break-before="auto" style:column-width="75.6pt"/>
    </style:style>
    <style:style style:name="co17" style:family="table-column">
      <style:table-column-properties fo:break-before="auto" style:column-width="223.2pt"/>
    </style:style>
    <style:style style:name="co18" style:family="table-column">
      <style:table-column-properties fo:break-before="auto" style:column-width="51pt"/>
    </style:style>
    <style:style style:name="co19" style:family="table-column">
      <style:table-column-properties fo:break-before="auto" style:column-width="81.0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85.8pt"/>
    </style:style>
    <style:style style:name="co22" style:family="table-column">
      <style:table-column-properties fo:break-before="auto" style:column-width="73.19pt"/>
    </style:style>
    <style:style style:name="co23" style:family="table-column">
      <style:table-column-properties fo:break-before="auto" style:column-width="63.01pt"/>
    </style:style>
    <style:style style:name="co24" style:family="table-column">
      <style:table-column-properties fo:break-before="auto" style:column-width="77.4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30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64" style:family="table-cell" style:parent-style-name="Default" style:data-style-name="N0">
      <style:table-cell-properties fo:background-color="#d9e1f2" style:text-align-source="fix" style:repeat-content="false" fo:wrap-option="wrap" fo:border="0.06pt solid #000000" style:vertical-align="middle"/>
      <style:paragraph-properties fo:text-align="center" fo:margin-left="0p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" style:family="table-cell" style:parent-style-name="Default" style:data-style-name="N129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style:font-name-asian="Times New Roman" style:font-name-complex="Times New Roman"/>
    </style:style>
    <style:style style:name="ce74" style:family="table-cell" style:parent-style-name="Percent" style:data-style-name="N10">
      <style:table-cell-properties fo:background-color="#d9e1f2" style:text-align-source="fix" style:repeat-content="false" fo:wrap-option="no-wrap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129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style:font-name-asian="Times New Roman" style:font-name-complex="Times New Roman"/>
    </style:style>
    <style:style style:name="ce92" style:family="table-cell" style:parent-style-name="Percent" style:data-style-name="N10">
      <style:table-cell-properties fo:background-color="#d9e1f2" fo:wrap-option="no-wrap" fo:border="0.06pt solid #000000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3" style:family="table-cell" style:parent-style-name="Default" style:data-style-name="N0">
      <style:table-cell-properties fo:background-color="#fff2cc" fo:wrap-option="wrap" style:vertical-align="middle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94" style:family="table-cell" style:parent-style-name="Default" style:data-style-name="N133">
      <style:table-cell-properties fo:border="0.06pt solid #000000" style:vertical-align="middle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133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Times New Roman" style:font-name-asian="Times New Roman" style:font-name-complex="Times New Roman"/>
    </style:style>
    <style:style style:name="ce96" style:family="table-cell" style:parent-style-name="Percent" style:data-style-name="N10">
      <style:table-cell-properties fo:background-color="#d9e1f2" style:text-align-source="fix" style:repeat-content="false" fo:wrap-option="no-wrap" fo:border="0.06pt solid #000000" style:vertical-align="middle"/>
      <style:paragraph-properties fo:text-align="end" fo:margin-left="0p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7" style:family="table-cell" style:parent-style-name="Percent" style:data-style-name="N130">
      <style:table-cell-properties fo:wrap-option="wrap" fo:border="0.06pt solid #000000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8" style:family="table-cell" style:parent-style-name="Percent" style:data-style-name="N10">
      <style:table-cell-properties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100" style:family="table-cell" style:parent-style-name="Default" style:data-style-name="N133">
      <style:table-cell-properties fo:wrap-option="wrap" fo:border="0.06pt solid #000000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1" style:family="table-cell" style:parent-style-name="Default" style:data-style-name="N133">
      <style:table-cell-properties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133">
      <style:table-cell-properties fo:background-color="#d9e1f2" style:text-align-source="fix" style:repeat-content="false" fo:wrap-option="no-wrap" fo:border="0.06pt solid #000000" style:vertical-align="middle"/>
      <style:paragraph-properties fo:text-align="end" fo:margin-left="0p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3" style:family="table-cell" style:parent-style-name="Percent" style:data-style-name="N130">
      <style:table-cell-properties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104" style:family="table-cell" style:parent-style-name="Percent" style:data-style-name="N130">
      <style:table-cell-properties fo:background-color="#d9e1f2" style:text-align-source="fix" style:repeat-content="false" fo:wrap-option="no-wrap" fo:border="0.06pt solid #000000" style:vertical-align="middle"/>
      <style:paragraph-properties fo:text-align="end" fo:margin-left="0p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Comma" style:data-style-name="N133">
      <style:table-cell-properties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7" style:family="table-cell" style:parent-style-name="Default" style:data-style-name="N0">
      <style:table-cell-properties fo:wrap-option="no-wrap" style:vertical-align="middle"/>
    </style:style>
    <style:style style:name="ce52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8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2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6" style:family="table-cell" style:parent-style-name="Comma" style:data-style-name="N129">
      <style:table-cell-properties fo:border-bottom="none" fo:background-color="#adc7e7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0" style:family="table-cell" style:parent-style-name="Default" style:data-style-name="N129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2" style:family="table-cell" style:parent-style-name="Default" style:data-style-name="N129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3" style:family="table-cell" style:parent-style-name="Default" style:data-style-name="N129">
      <style:table-cell-properties fo:background-color="#d7d7d7" style:text-align-source="fix" style:repeat-content="false" fo:border="0.06pt solid #000000" style:vertical-align="middle"/>
      <style:paragraph-properties fo:text-align="start" fo:margin-left="0pt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129">
      <style:table-cell-properties fo:border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7" style:family="table-cell" style:parent-style-name="Comma" style:data-style-name="N133">
      <style:table-cell-properties fo:border-bottom="none" fo:background-color="#adc7e7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fo:color="#000000" style:font-name="Times New Roman" style:font-name-asian="Times New Roman" style:font-name-complex="Times New Roman"/>
    </style:style>
    <style:style style:name="ce45" style:family="table-cell" style:parent-style-name="Default" style:data-style-name="N0">
      <style:table-cell-properties fo:border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8" style:family="table-cell" style:parent-style-name="Default" style:data-style-name="N129">
      <style:table-cell-properties fo:border-bottom="none" fo:background-color="#adc7e7" fo:wrap-option="wrap" fo:border-left="0.06pt solid #000000" fo:border-right="0.06pt solid #000000" fo:border-top="0.06pt solid #000000" style:vertical-align="middle"/>
      <style:text-properties fo:color="#000000" style:font-name="Times New Roman" style:font-name-asian="Times New Roman" style:font-name-complex="Times New Roman"/>
    </style:style>
    <style:style style:name="ce9" style:family="table-cell" style:parent-style-name="Default" style:data-style-name="N0">
      <style:table-cell-properties fo:border-bottom="none" fo:background-color="#adc7e7" fo:wrap-option="wrap" fo:border-left="0.06pt solid #000000" fo:border-right="0.06pt solid #000000" fo:border-top="0.06pt solid #000000" style:vertical-align="middle"/>
      <style:text-properties fo:color="#000000" style:font-name="Times New Roman" style:font-name-asian="Times New Roman" style:font-name-complex="Times New Roman"/>
    </style:style>
    <style:style style:name="ce14" style:family="table-cell" style:parent-style-name="Default" style:data-style-name="N128">
      <style:table-cell-properties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00" style:font-name="Times New Roman" style:font-name-asian="Times New Roman" style:font-name-complex="Times New Roman"/>
    </style:style>
    <style:style style:name="ce16" style:family="table-cell" style:parent-style-name="Default" style:data-style-name="N128">
      <style:table-cell-properties fo:background-color="#ffff00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00" style:font-name="Times New Roman" style:font-name-asian="Times New Roman" style:font-name-complex="Times New Roman"/>
    </style:style>
    <style:style style:name="ce46" style:family="table-cell" style:parent-style-name="Comma" style:data-style-name="N133">
      <style:table-cell-properties fo:background-color="#d7d7d7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5" style:family="table-cell" style:parent-style-name="Default" style:data-style-name="N126">
      <style:table-cell-properties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00" style:font-name="Times New Roman" style:font-name-asian="Times New Roman" style:font-name-complex="Times New Roman"/>
    </style:style>
    <style:style style:name="ce17" style:family="table-cell" style:parent-style-name="Default" style:data-style-name="N126">
      <style:table-cell-properties fo:background-color="#ffff00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00" style:font-name="Times New Roman" style:font-name-asian="Times New Roman" style:font-name-complex="Times New Roman"/>
    </style:style>
    <style:style style:name="ce21" style:family="table-cell" style:parent-style-name="Comma" style:data-style-name="N133">
      <style:table-cell-properties fo:border="0.06pt solid #000000"/>
      <style:text-properties style:font-name="Times New Roman" style:font-name-asian="Times New Roman" style:font-name-complex="Times New Roman"/>
    </style:style>
    <style:style style:name="ce24" style:family="table-cell" style:parent-style-name="Comma" style:data-style-name="N133">
      <style:table-cell-properties fo:background-color="#ffff00" fo:border="0.06pt solid #000000"/>
      <style:text-properties style:font-name="Times New Roman" style:font-name-asian="Times New Roman" style:font-name-complex="Times New Roman"/>
    </style:style>
    <style:style style:name="ce18" style:family="table-cell" style:parent-style-name="Comma" style:data-style-name="N133">
      <style:table-cell-properties fo:background-color="#adc7e7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2" style:family="table-cell" style:parent-style-name="Comma" style:data-style-name="N133">
      <style:table-cell-properties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00" style:font-name="Times New Roman" style:font-name-asian="Times New Roman" style:font-name-complex="Times New Roman"/>
    </style:style>
    <style:style style:name="ce25" style:family="table-cell" style:parent-style-name="Comma" style:data-style-name="N133">
      <style:table-cell-properties fo:background-color="#ffff00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00" style:font-name="Times New Roman" style:font-name-asian="Times New Roman" style:font-name-complex="Times New Roman"/>
    </style:style>
    <style:style style:name="ce19" style:family="table-cell" style:parent-style-name="Comma" style:data-style-name="N133">
      <style:table-cell-properties fo:background-color="#adc7e7" fo:wrap-option="wrap" fo:border="0.06pt solid #000000" style:vertical-align="middle"/>
      <style:text-properties fo:color="#000000" style:font-name="Times New Roman" style:font-name-asian="Times New Roman" style:font-name-complex="Times New Roman"/>
    </style:style>
    <style:style style:name="ce20" style:family="table-cell" style:parent-style-name="Comma" style:data-style-name="N133">
      <style:table-cell-properties fo:border-bottom="none" fo:background-color="#b4c6e7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3" style:family="table-cell" style:parent-style-name="Comma" style:data-style-name="N133">
      <style:table-cell-properties fo:border="0.06pt solid #000000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Comma" style:data-style-name="N133">
      <style:table-cell-properties fo:background-color="#ffff00" fo:border="0.06pt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Percent" style:data-style-name="N10">
      <style:table-cell-properties fo:border-bottom="none" fo:background-color="#b4c6e7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Percent" style:data-style-name="N1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Percent" style:data-style-name="N1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47" style:family="table-cell" style:parent-style-name="Percent" style:data-style-name="N1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2" style:family="table-cell" style:parent-style-name="Percent" style:data-style-name="N130">
      <style:table-cell-properties fo:border="0.06pt solid #000000" style:vertical-align="middle"/>
      <style:text-properties style:font-name="Times New Roman" style:font-name-asian="Times New Roman" style:font-name-complex="Times New Roman"/>
    </style:style>
    <style:style style:name="ce38" style:family="table-cell" style:parent-style-name="Percent" style:data-style-name="N130">
      <style:table-cell-properties fo:background-color="#ffff00" fo:border="0.06pt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Percent" style:data-style-name="N130">
      <style:table-cell-properties fo:border="0.06pt solid #000000"/>
      <style:text-properties style:font-name="Times New Roman" style:font-name-asian="Times New Roman" style:font-name-complex="Times New Roman"/>
    </style:style>
    <style:style style:name="ce39" style:family="table-cell" style:parent-style-name="Percent" style:data-style-name="N130">
      <style:table-cell-properties fo:background-color="#ffff00" fo:border="0.06pt solid #000000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126">
      <style:table-cell-properties fo:background-color="#adc7e7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9" style:family="table-cell" style:parent-style-name="Default" style:data-style-name="N126">
      <style:table-cell-properties fo:background-color="#adc7e7" style:text-align-source="fix" style:repeat-content="false" fo:wrap-option="wrap" fo:border="0.06pt solid #000000" style:vertical-align="middle"/>
      <style:paragraph-properties fo:text-align="center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34" style:family="table-cell" style:parent-style-name="Comma" style:data-style-name="N137">
      <style:table-cell-properties fo:border="0.06pt solid #000000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Comma" style:data-style-name="N137">
      <style:table-cell-properties fo:background-color="#ffff00" fo:border="0.06pt solid #000000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37">
      <style:table-cell-properties fo:border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" style:family="table-cell" style:parent-style-name="Default" style:data-style-name="N0">
      <style:table-cell-properties fo:border-bottom="none" fo:background-color="#b4c6e7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Percent" style:data-style-name="N10">
      <style:table-cell-properties fo:border="0.06pt solid #000000"/>
      <style:text-properties style:font-name="Times New Roman" style:font-name-asian="Times New Roman" style:font-name-complex="Times New Roman"/>
    </style:style>
    <style:style style:name="ce41" style:family="table-cell" style:parent-style-name="Percent" style:data-style-name="N10">
      <style:table-cell-properties fo:background-color="#ffff00" fo:border="0.06pt solid #000000"/>
      <style:text-properties style:font-name="Times New Roman" style:font-name-asian="Times New Roman" style:font-name-complex="Times New Roman"/>
    </style:style>
    <style:style style:name="ce49" style:family="table-cell" style:parent-style-name="Percent" style:data-style-name="N10">
      <style:table-cell-properties fo:border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6" style:family="table-cell" style:parent-style-name="Comma" style:data-style-name="N137">
      <style:table-cell-properties fo:border="0.06pt solid #000000"/>
      <style:text-properties style:font-name="Times New Roman" style:font-name-asian="Times New Roman" style:font-name-complex="Times New Roman"/>
    </style:style>
    <style:style style:name="ce42" style:family="table-cell" style:parent-style-name="Comma" style:data-style-name="N137">
      <style:table-cell-properties fo:background-color="#ffff00" fo:border="0.06pt solid #000000"/>
      <style:text-properties style:font-name="Times New Roman" style:font-name-asian="Times New Roman" style:font-name-complex="Times New Roman"/>
    </style:style>
    <style:style style:name="ce50" style:family="table-cell" style:parent-style-name="Comma" style:data-style-name="N137">
      <style:table-cell-properties fo:border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" style:family="text">
      <style:text-properties fo:color="#000000" style:font-name="Times New Roman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imes New Roman" style:font-name-complex="Times New Roman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imes New Roman" style:font-name-complex="Times New Roman" style:font-weight-asian="bold" style:font-weight-complex="bold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H_T12_2019" table:style-name="ta1"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3" table:number-columns-repeated="2" table:default-cell-style-name="ce55"/>
        <table:table-column table:style-name="co6" table:default-cell-style-name="ce55"/>
        <table:table-column table:style-name="co4" table:default-cell-style-name="ce55"/>
        <table:table-column table:style-name="co7" table:default-cell-style-name="ce55"/>
        <table:table-column table:style-name="co3" table:default-cell-style-name="ce55"/>
        <table:table-column table:style-name="co7" table:default-cell-style-name="ce55"/>
        <table:table-column table:style-name="co8" table:default-cell-style-name="ce55"/>
        <table:table-column table:style-name="co7" table:default-cell-style-name="ce55"/>
        <table:table-column table:style-name="co9" table:default-cell-style-name="ce55"/>
        <table:table-column table:style-name="co7" table:number-columns-repeated="2" table:default-cell-style-name="ce55"/>
        <table:table-column table:style-name="co10" table:default-cell-style-name="ce55"/>
        <table:table-column table:style-name="co11" table:number-columns-repeated="1006" table:default-cell-style-name="ce55"/>
        <table:table-row table:style-name="ro1">
          <table:table-cell table:style-name="ce1" office:value-type="string" calcext:value-type="string" table:number-columns-spanned="18" table:number-rows-spanned="1">
            <text:p>HOA HỒNG NHÂN VIÊN </text:p>
          </table:table-cell>
          <table:covered-table-cell table:style-name="ce1"/>
          <table:covered-table-cell table:number-columns-repeated="16"/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18" table:number-rows-spanned="1">
            <text:p><text:span text:style-name="T1">Từ ngày ${util.convert_date(objects.date_from, format='%d/%m/%Y')} đến ngày </text:span><text:span text:style-name="T2">${util.convert_date(objects.date_to, format='%d/%m/%Y')}</text:span></text:p>
          </table:table-cell>
          <table:covered-table-cell table:style-name="ce4"/>
          <table:covered-table-cell table:number-columns-repeated="16"/>
          <table:table-cell table:number-columns-repeated="1006"/>
        </table:table-row>
        <table:table-row table:style-name="ro3">
          <table:table-cell table:style-name="ce4" table:number-columns-spanned="18" table:number-rows-spanned="1"/>
          <table:covered-table-cell table:style-name="ce4"/>
          <table:covered-table-cell table:number-columns-repeated="16" table:style-name="ce93"/>
          <table:table-cell table:number-columns-repeated="1006"/>
        </table:table-row>
        <table:table-row table:style-name="ro4">
          <table:table-cell table:style-name="ce64" office:value-type="string" calcext:value-type="string">
            <text:p>Ngày</text:p>
          </table:table-cell>
          <table:table-cell table:style-name="ce64" office:value-type="string" calcext:value-type="string">
            <text:p>Hóa đơn</text:p>
          </table:table-cell>
          <table:table-cell table:style-name="ce64" office:value-type="string" calcext:value-type="string">
            <text:p>Sum of Doanh số bán</text:p>
          </table:table-cell>
          <table:table-cell table:style-name="ce64" office:value-type="string" calcext:value-type="string">
            <text:p>Sum of Chiết khấu</text:p>
          </table:table-cell>
          <table:table-cell table:style-name="ce64" office:value-type="string" calcext:value-type="string">
            <text:p>Sum of Giá trị trả lại</text:p>
          </table:table-cell>
          <table:table-cell table:style-name="ce64" office:value-type="string" calcext:value-type="string">
            <text:p>Sum of Doanh thu thuần</text:p>
          </table:table-cell>
          <table:table-cell table:style-name="ce64" office:value-type="string" calcext:value-type="string">
            <text:p>Sum of Doanh thu tính hoa hồng</text:p>
          </table:table-cell>
          <table:table-cell table:style-name="ce64" office:value-type="string" calcext:value-type="string">
            <text:p>Sum of TT vốn</text:p>
          </table:table-cell>
          <table:table-cell table:style-name="ce64" office:value-type="string" calcext:value-type="string">
            <text:p>Sum of Lợi nhuận gộp</text:p>
          </table:table-cell>
          <table:table-cell table:style-name="ce64" office:value-type="string" calcext:value-type="string">
            <text:p>% Lợi nhuận gộp</text:p>
          </table:table-cell>
          <table:table-cell table:style-name="ce64" office:value-type="string" calcext:value-type="string">
            <text:p>Doanh thu thuần tích lũy</text:p>
          </table:table-cell>
          <table:table-cell table:style-name="ce64" office:value-type="string" calcext:value-type="string">
            <text:p>% Chiết khấu</text:p>
          </table:table-cell>
          <table:table-cell table:style-name="ce64" office:value-type="string" calcext:value-type="string">
            <text:p>% Hoa hồng theo doanh thu</text:p>
          </table:table-cell>
          <table:table-cell table:style-name="ce64" office:value-type="string" calcext:value-type="string">
            <text:p>% Hoa hồng được hưởng</text:p>
          </table:table-cell>
          <table:table-cell table:style-name="ce64" office:value-type="string" calcext:value-type="string">
            <text:p>Công nợ</text:p>
          </table:table-cell>
          <table:table-cell table:style-name="ce64" office:value-type="string" calcext:value-type="string">
            <text:p>Hoa hồng</text:p>
          </table:table-cell>
          <table:table-cell table:style-name="ce64" office:value-type="string" calcext:value-type="string">
            <text:p>Lợi nhuận sau bán hàng</text:p>
          </table:table-cell>
          <table:table-cell table:style-name="ce64" office:value-type="string" calcext:value-type="string">
            <text:p>% Lợi nhuận sau bán hàng</text:p>
          </table:table-cell>
          <table:table-cell table:style-name="ce106" table:number-columns-repeated="1006"/>
        </table:table-row>
        <table:table-row table:style-name="ro5">
          <table:table-cell table:style-name="ce53" office:value-type="string" calcext:value-type="string" table:number-columns-spanned="18" table:number-rows-spanned="1">
            <text:p><text:a xlink:href="py3o://for=%22line%20in%20objects.line_ids%22" xlink:type="simple">for="line in objects.line_ids"</text:a></text:p>
          </table:table-cell>
          <table:covered-table-cell table:style-name="ce56"/>
          <table:covered-table-cell table:number-columns-repeated="7" table:style-name="ce94"/>
          <table:covered-table-cell table:style-name="ce97"/>
          <table:covered-table-cell table:style-name="ce100"/>
          <table:covered-table-cell table:number-columns-repeated="7" table:style-name="ce97"/>
          <table:table-cell table:number-columns-repeated="1006"/>
        </table:table-row>
        <table:table-row table:style-name="ro5">
          <table:table-cell table:style-name="ce53" office:value-type="string" calcext:value-type="string">
            <text:p>${util.convert_date(line.date, format='%d/%m/%Y')}</text:p>
          </table:table-cell>
          <table:table-cell table:style-name="ce53" office:value-type="string" calcext:value-type="string">
            <text:p>${line.name or ''}</text:p>
          </table:table-cell>
          <table:table-cell table:style-name="ce95" office:value-type="string" office:string-value="${format_currency(line.total, 'VND', u'#,##0', locale='en_US')}" calcext:value-type="string">
            <text:p><text:s/>${format_currency(line.total, 'VND', u'#,##0', locale='en_US')} </text:p>
          </table:table-cell>
          <table:table-cell table:style-name="ce95" office:value-type="string" office:string-value="${format_currency(line.total_discount, 'VND', u'#,##0', locale='en_US')}" calcext:value-type="string">
            <text:p><text:s/>${format_currency(line.total_discount, 'VND', u'#,##0', locale='en_US')} </text:p>
          </table:table-cell>
          <table:table-cell table:style-name="ce95" office:value-type="string" office:string-value="${format_currency(line.total_returned, 'VND', u'#,##0', locale='en_US')}" calcext:value-type="string">
            <text:p><text:s/>${format_currency(line.total_returned, 'VND', u'#,##0', locale='en_US')} </text:p>
          </table:table-cell>
          <table:table-cell table:style-name="ce95" office:value-type="string" office:string-value="${format_currency(line.net_revenue, 'VND', u'#,##0', locale='en_US')}" calcext:value-type="string">
            <text:p><text:s/>${format_currency(line.net_revenue, 'VND', u'#,##0', locale='en_US')} </text:p>
          </table:table-cell>
          <table:table-cell table:style-name="ce95" office:value-type="string" office:string-value="${format_currency(line.commission_revenue, 'VND', u'#,##0', locale='en_US')}" calcext:value-type="string">
            <text:p><text:s/>${format_currency(line.commission_revenue, 'VND', u'#,##0', locale='en_US')} </text:p>
          </table:table-cell>
          <table:table-cell table:style-name="ce95" office:value-type="string" office:string-value="${format_currency(line.total_cost, 'VND', u'#,##0', locale='en_US')}" calcext:value-type="string">
            <text:p><text:s/>${format_currency(line.total_cost, 'VND', u'#,##0', locale='en_US')} </text:p>
          </table:table-cell>
          <table:table-cell table:style-name="ce95" office:value-type="string" office:string-value="${format_currency(line.gross_profit, 'VND', u'#,##0', locale='en_US')}" calcext:value-type="string">
            <text:p><text:s/>${format_currency(line.gross_profit, 'VND', u'#,##0', locale='en_US')} </text:p>
          </table:table-cell>
          <table:table-cell table:style-name="ce95" office:value-type="string" office:string-value="${util.format_currency(line.gross_profit_per, '%')}" calcext:value-type="string">
            <text:p><text:s/>${util.format_currency(line.gross_profit_per, '%')} </text:p>
          </table:table-cell>
          <table:table-cell table:style-name="ce95" office:value-type="string" office:string-value="${format_currency(line.net_revenue_accrued, 'VND', u'#,##0', locale='en_US')}" calcext:value-type="string">
            <text:p><text:s/>${format_currency(line.net_revenue_accrued, 'VND', u'#,##0', locale='en_US')} </text:p>
          </table:table-cell>
          <table:table-cell table:style-name="ce95" office:value-type="string" office:string-value="${util.format_currency(line.discount, '%')}" calcext:value-type="string">
            <text:p><text:s/>${util.format_currency(line.discount, '%')} </text:p>
          </table:table-cell>
          <table:table-cell table:style-name="ce95" office:value-type="string" office:string-value="${util.format_currency(line.commission_revenue_per, '%')}" calcext:value-type="string">
            <text:p><text:s/>${util.format_currency(line.commission_revenue_per, '%')} </text:p>
          </table:table-cell>
          <table:table-cell table:style-name="ce95" office:value-type="string" office:string-value="${util.format_currency(line.commission_per, '%')}" calcext:value-type="string">
            <text:p><text:s/>${util.format_currency(line.commission_per, '%')} </text:p>
          </table:table-cell>
          <table:table-cell table:style-name="ce95" office:value-type="string" office:string-value="${format_currency(line.receivable, 'VND', u'#,##0', locale='en_US')}" calcext:value-type="string">
            <text:p><text:s/>${format_currency(line.receivable, 'VND', u'#,##0', locale='en_US')} </text:p>
          </table:table-cell>
          <table:table-cell table:style-name="ce95" office:value-type="string" office:string-value="${format_currency(line.commission, 'VND', u'#,##0', locale='en_US')}" calcext:value-type="string">
            <text:p><text:s/>${format_currency(line.commission, 'VND', u'#,##0', locale='en_US')} </text:p>
          </table:table-cell>
          <table:table-cell table:style-name="ce95" office:value-type="string" office:string-value="${format_currency(line.profit_after_sale, 'VND', u'#,##0', locale='en_US')}" calcext:value-type="string">
            <text:p><text:s/>${format_currency(line.profit_after_sale, 'VND', u'#,##0', locale='en_US')} </text:p>
          </table:table-cell>
          <table:table-cell table:style-name="ce95" office:value-type="string" office:string-value="${util.format_currency(line.profit_after_sale_per, '%')}" calcext:value-type="string">
            <text:p><text:s/>${util.format_currency(line.profit_after_sale_per, '%')} </text:p>
          </table:table-cell>
          <table:table-cell table:number-columns-repeated="1006"/>
        </table:table-row>
        <table:table-row table:style-name="ro5">
          <table:table-cell table:style-name="ce53" office:value-type="string" calcext:value-type="string" table:number-columns-spanned="18" table:number-rows-spanned="1">
            <text:p><text:a xlink:href="py3o:///for" xlink:type="simple">/for</text:a></text:p>
          </table:table-cell>
          <table:covered-table-cell table:style-name="ce56"/>
          <table:covered-table-cell table:number-columns-repeated="7" table:style-name="ce94"/>
          <table:covered-table-cell table:style-name="ce98"/>
          <table:covered-table-cell table:style-name="ce101"/>
          <table:covered-table-cell table:number-columns-repeated="3" table:style-name="ce103"/>
          <table:covered-table-cell table:style-name="ce105"/>
          <table:covered-table-cell table:number-columns-repeated="2" table:style-name="ce101"/>
          <table:covered-table-cell table:style-name="ce103"/>
          <table:table-cell table:number-columns-repeated="1006"/>
        </table:table-row>
        <table:table-row table:style-name="ro5">
          <table:table-cell table:style-name="ce74" office:value-type="string" calcext:value-type="string" table:number-columns-spanned="2" table:number-rows-spanned="1">
            <text:p>Tổng</text:p>
          </table:table-cell>
          <table:covered-table-cell table:style-name="ce92"/>
          <table:table-cell table:style-name="ce96" office:value-type="string" calcext:value-type="string">
            <text:p>${format_currency(total, 'VND', u'#,##0', locale='en_US')}</text:p>
          </table:table-cell>
          <table:table-cell table:style-name="ce96" office:value-type="string" calcext:value-type="string">
            <text:p>${format_currency(total_discount, 'VND', u'#,##0', locale='en_US')}</text:p>
          </table:table-cell>
          <table:table-cell table:style-name="ce96" office:value-type="string" calcext:value-type="string">
            <text:p>${format_currency(total_returned, 'VND', u'#,##0', locale='en_US')}</text:p>
          </table:table-cell>
          <table:table-cell table:style-name="ce96" office:value-type="string" calcext:value-type="string">
            <text:p>${format_currency(net_revenue, 'VND', u'#,##0', locale='en_US')}</text:p>
          </table:table-cell>
          <table:table-cell table:style-name="ce96" office:value-type="string" calcext:value-type="string">
            <text:p>${format_currency(commission_revenue, 'VND', u'#,##0', locale='en_US')}</text:p>
          </table:table-cell>
          <table:table-cell table:style-name="ce96" office:value-type="string" calcext:value-type="string">
            <text:p>${format_currency(total_cost, 'VND', u'#,##0', locale='en_US')}</text:p>
          </table:table-cell>
          <table:table-cell table:style-name="ce96" office:value-type="string" calcext:value-type="string">
            <text:p>${format_currency(gross_profit, 'VND', u'#,##0', locale='en_US')}</text:p>
          </table:table-cell>
          <table:table-cell table:style-name="ce96" office:value-type="string" calcext:value-type="string">
            <text:p>${util.format_currency(gross_profit_per, '%')}</text:p>
          </table:table-cell>
          <table:table-cell table:style-name="ce102" office:value-type="string" office:string-value="${format_currency(net_revenue_accrued, 'VND', u'#,##0', locale='en_US')}" calcext:value-type="string">
            <text:p><text:s/>${format_currency(net_revenue_accrued, 'VND', u'#,##0', locale='en_US')} </text:p>
          </table:table-cell>
          <table:table-cell table:style-name="ce104" table:number-columns-repeated="4"/>
          <table:table-cell table:style-name="ce104" office:value-type="string" calcext:value-type="string">
            <text:p>${format_currency(commission, 'VND', u'#,##0', locale='en_US')}</text:p>
          </table:table-cell>
          <table:table-cell table:style-name="ce104" office:value-type="string" calcext:value-type="string">
            <text:p>${format_currency(profit_after_sale, 'VND', u'#,##0', locale='en_US')}</text:p>
          </table:table-cell>
          <table:table-cell table:style-name="ce104" office:value-type="string" calcext:value-type="string">
            <text:p>${util.format_currency(profit_after_sale_per, '%')}</text:p>
          </table:table-cell>
          <table:table-cell table:style-name="ce107"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7" table:number-rows-spanned="2">
            <text:p>Người lập biểu</text:p>
          </table:table-cell>
          <table:covered-table-cell table:style-name="ce4"/>
          <table:covered-table-cell table:number-columns-repeated="5"/>
          <table:table-cell table:style-name="ce4" office:value-type="string" calcext:value-type="string" table:number-columns-spanned="5" table:number-rows-spanned="2">
            <text:p>Trợ lý GĐKD</text:p>
          </table:table-cell>
          <table:covered-table-cell table:number-columns-repeated="4"/>
          <table:table-cell table:style-name="ce4" office:value-type="string" calcext:value-type="string" table:number-columns-spanned="6" table:number-rows-spanned="2">
            <text:p>Tổng giám đốc</text:p>
          </table:table-cell>
          <table:covered-table-cell table:number-columns-repeated="5"/>
          <table:table-cell table:style-name="ce52" table:number-columns-repeated="1006"/>
        </table:table-row>
        <table:table-row table:style-name="ro3">
          <table:covered-table-cell table:number-columns-repeated="18"/>
          <table:table-cell table:style-name="ce52" table:number-columns-repeated="100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9"/>
          <table:table-cell table:style-name="ce99"/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12" table:style-name="ta2">
        <table:table-column table:style-name="co12" table:default-cell-style-name="ce80"/>
        <table:table-column table:style-name="co13" table:default-cell-style-name="ce80"/>
        <table:table-column table:style-name="co14" table:default-cell-style-name="ce80"/>
        <table:table-column table:style-name="co11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11" table:number-columns-repeated="2" table:default-cell-style-name="ce80"/>
        <table:table-column table:style-name="co17" table:default-cell-style-name="ce80"/>
        <table:table-column table:style-name="co11" table:default-cell-style-name="ce80"/>
        <table:table-column table:style-name="co18" table:default-cell-style-name="ce80"/>
        <table:table-column table:style-name="co16" table:default-cell-style-name="ce80"/>
        <table:table-column table:style-name="co19" table:default-cell-style-name="ce80"/>
        <table:table-column table:style-name="co16" table:default-cell-style-name="ce80"/>
        <table:table-column table:style-name="co18" table:default-cell-style-name="ce80"/>
        <table:table-column table:style-name="co16" table:default-cell-style-name="ce80"/>
        <table:table-column table:style-name="co20" table:default-cell-style-name="ce80"/>
        <table:table-column table:style-name="co21" table:number-columns-repeated="2" table:default-cell-style-name="ce80"/>
        <table:table-column table:style-name="co19" table:visibility="collapse" table:default-cell-style-name="ce80"/>
        <table:table-column table:style-name="co16" table:visibility="collapse" table:default-cell-style-name="ce80"/>
        <table:table-column table:style-name="co19" table:visibility="collapse" table:number-columns-repeated="2" table:default-cell-style-name="ce80"/>
        <table:table-column table:style-name="co20" table:visibility="collapse" table:number-columns-repeated="3" table:default-cell-style-name="ce80"/>
        <table:table-column table:style-name="co20" table:default-cell-style-name="ce80"/>
        <table:table-column table:style-name="co22" table:visibility="collapse" table:default-cell-style-name="ce80"/>
        <table:table-column table:style-name="co23" table:visibility="collapse" table:default-cell-style-name="ce80"/>
        <table:table-column table:style-name="co24" table:visibility="collapse" table:default-cell-style-name="ce80"/>
        <table:table-column table:style-name="co20" table:visibility="collapse" table:default-cell-style-name="ce80"/>
        <table:table-column table:style-name="co11" table:number-columns-repeated="992" table:default-cell-style-name="ce80"/>
        <table:table-row table:style-name="ro3">
          <table:table-cell table:style-name="ce75" office:value-type="string" calcext:value-type="string" table:number-columns-spanned="27" table:number-rows-spanned="1">
            <text:p>SỔ CHI TIẾT BÁN HÀNG THEO NHÂN VIÊN</text:p>
          </table:table-cell>
          <table:covered-table-cell table:number-columns-repeated="26"/>
          <table:table-cell table:number-columns-repeated="997"/>
        </table:table-row>
        <table:table-row table:style-name="ro3">
          <table:table-cell table:style-name="ce75" office:value-type="string" calcext:value-type="string" table:number-columns-spanned="27" table:number-rows-spanned="1">
            <text:p>Nhân viên: Hồ Xuân Thảo; Tháng 12 năm 2019</text:p>
          </table:table-cell>
          <table:covered-table-cell table:number-columns-repeated="26"/>
          <table:table-cell table:number-columns-repeated="997"/>
        </table:table-row>
        <table:table-row table:style-name="ro3">
          <table:table-cell table:style-name="ce5" table:number-columns-repeated="27"/>
          <table:table-cell table:number-columns-repeated="997"/>
        </table:table-row>
        <table:table-row table:style-name="ro4">
          <table:table-cell table:style-name="ce5"/>
          <table:table-cell table:style-name="ce6" office:value-type="string" calcext:value-type="string">
            <text:p>Ngày hạch toán</text:p>
          </table:table-cell>
          <table:table-cell table:style-name="ce6" office:value-type="string" calcext:value-type="string">
            <text:p>Ngày chứng từ</text:p>
          </table:table-cell>
          <table:table-cell table:style-name="ce7" office:value-type="string" office:string-value="Số chứng từ" calcext:value-type="string">
            <text:p><text:s/>Số chứng từ </text:p>
          </table:table-cell>
          <table:table-cell table:style-name="ce8" office:value-type="string" calcext:value-type="string">
            <text:p>Ngày hóa đơn</text:p>
          </table:table-cell>
          <table:table-cell table:style-name="ce9" office:value-type="string" calcext:value-type="string">
            <text:p>Số hóa đơn</text:p>
          </table:table-cell>
          <table:table-cell table:style-name="ce7" office:value-type="string" office:string-value="Diễn giải chung" calcext:value-type="string">
            <text:p><text:s/>Diễn giải chung </text:p>
          </table:table-cell>
          <table:table-cell table:style-name="ce7" office:value-type="string" office:string-value="Mã KH" calcext:value-type="string">
            <text:p><text:s/>Mã KH </text:p>
          </table:table-cell>
          <table:table-cell table:style-name="ce7" office:value-type="string" office:string-value="Mã hàng" calcext:value-type="string">
            <text:p><text:s/>Mã hàng </text:p>
          </table:table-cell>
          <table:table-cell table:style-name="ce7" office:value-type="string" office:string-value="Tên hàng" calcext:value-type="string">
            <text:p><text:s/>Tên hàng </text:p>
          </table:table-cell>
          <table:table-cell table:style-name="ce7" office:value-type="string" office:string-value="ĐVT" calcext:value-type="string">
            <text:p><text:s/>ĐVT </text:p>
          </table:table-cell>
          <table:table-cell table:style-name="ce7" office:value-type="string" office:string-value="Số lượng bán" calcext:value-type="string">
            <text:p><text:s/>Số lượng bán </text:p>
          </table:table-cell>
          <table:table-cell table:style-name="ce7" office:value-type="string" office:string-value="Đơn giá" calcext:value-type="string">
            <text:p><text:s/>Đơn giá </text:p>
          </table:table-cell>
          <table:table-cell table:style-name="ce7" office:value-type="string" office:string-value="Doanh số bán" calcext:value-type="string">
            <text:p><text:s/>Doanh số bán </text:p>
          </table:table-cell>
          <table:table-cell table:style-name="ce7" office:value-type="string" office:string-value="Chiết khấu" calcext:value-type="string">
            <text:p><text:s/>Chiết khấu </text:p>
          </table:table-cell>
          <table:table-cell table:style-name="ce7" office:value-type="string" office:string-value="Số lượng trả lại" calcext:value-type="string">
            <text:p><text:s/>Số lượng trả lại </text:p>
          </table:table-cell>
          <table:table-cell table:style-name="ce7" office:value-type="string" office:string-value="Giá trị trả lại" calcext:value-type="string">
            <text:p><text:s/>Giá trị trả lại </text:p>
          </table:table-cell>
          <table:table-cell table:style-name="ce7" office:value-type="string" office:string-value="Giá trị giảm giá" calcext:value-type="string">
            <text:p><text:s/>Giá trị giảm giá </text:p>
          </table:table-cell>
          <table:table-cell table:style-name="ce7" office:value-type="string" office:string-value="Doanh thu thuần" calcext:value-type="string">
            <text:p><text:s/>Doanh thu thuần </text:p>
          </table:table-cell>
          <table:table-cell table:style-name="ce7" office:value-type="string" office:string-value="Doanh thu tính hoa hồng" calcext:value-type="string">
            <text:p><text:s/>Doanh thu tính hoa hồng </text:p>
          </table:table-cell>
          <table:table-cell table:style-name="ce7" office:value-type="string" calcext:value-type="string">
            <text:p>Doanh thu thuần</text:p>
            <text:p> tích lũy</text:p>
          </table:table-cell>
          <table:table-cell table:style-name="ce18" office:value-type="string" office:string-value="ĐG Vốn" calcext:value-type="string">
            <text:p><text:s/>ĐG Vốn </text:p>
          </table:table-cell>
          <table:table-cell table:style-name="ce19" office:value-type="string" office:string-value="TT vốn" calcext:value-type="string">
            <text:p><text:s/>TT vốn </text:p>
          </table:table-cell>
          <table:table-cell table:style-name="ce20" office:value-type="string" office:string-value="Lợi nhuận gộp" calcext:value-type="string">
            <text:p><text:s/>Lợi nhuận gộp </text:p>
          </table:table-cell>
          <table:table-cell table:style-name="ce27" office:value-type="string" calcext:value-type="string">
            <text:p>% Chiết khấu</text:p>
          </table:table-cell>
          <table:table-cell table:style-name="ce27" office:value-type="string" calcext:value-type="string">
            <text:p>% Giá vốn</text:p>
          </table:table-cell>
          <table:table-cell table:style-name="ce27" office:value-type="string" calcext:value-type="string">
            <text:p>% Lợi nhuận gộp</text:p>
          </table:table-cell>
          <table:table-cell table:style-name="ce28" office:value-type="string" calcext:value-type="string">
            <text:p>Mặt hàng </text:p>
            <text:p>tính HH</text:p>
          </table:table-cell>
          <table:table-cell table:style-name="ce29" office:value-type="string" calcext:value-type="string">
            <text:p>Hoa hồng</text:p>
          </table:table-cell>
          <table:table-cell table:style-name="ce30" office:value-type="string" calcext:value-type="string">
            <text:p>% Hoa hồng</text:p>
          </table:table-cell>
          <table:table-cell table:style-name="ce27" office:value-type="string" calcext:value-type="string">
            <text:p>Lợi nhuận </text:p>
            <text:p>bán hàng</text:p>
          </table:table-cell>
          <table:table-cell table:style-name="ce27" office:value-type="string" calcext:value-type="string">
            <text:p>% Lợi nhuận</text:p>
            <text:p> bán hàng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1" calcext:value-type="date">
            <text:p>12/1/2019</text:p>
          </table:table-cell>
          <table:table-cell table:style-name="ce11" office:value-type="string" calcext:value-type="string">
            <text:p>BH00121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49</text:p>
          </table:table-cell>
          <table:table-cell table:style-name="ce11" office:value-type="string" calcext:value-type="string">
            <text:p>VT00033</text:p>
          </table:table-cell>
          <table:table-cell table:style-name="ce11" office:value-type="string" calcext:value-type="string">
            <text:p>7 COLORES Cabernet Sauvignon - Varietal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3" calcext:value-type="float">
            <text:p>3.00 </text:p>
          </table:table-cell>
          <table:table-cell table:style-name="ce14" office:value-type="float" office:value="320000" calcext:value-type="float">
            <text:p>320,000.00 </text:p>
          </table:table-cell>
          <table:table-cell table:style-name="ce15" office:value-type="float" office:value="960000" calcext:value-type="float">
            <text:p>96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]-[.O5]-[.Q5]-[.R5]" office:value-type="float" office:value="960000" calcext:value-type="float">
            <text:p><text:s/>960000 </text:p>
          </table:table-cell>
          <table:table-cell table:style-name="ce21" table:formula="of:=[.S5]*[.AB5]" office:value-type="float" office:value="960000" calcext:value-type="float">
            <text:p><text:s/>960000 </text:p>
          </table:table-cell>
          <table:table-cell table:style-name="ce21" table:formula="of:=[.S5]" office:value-type="float" office:value="960000" calcext:value-type="float">
            <text:p><text:s/>960000 </text:p>
          </table:table-cell>
          <table:table-cell table:style-name="ce22" office:value-type="float" office:value="129800" calcext:value-type="float">
            <text:p><text:s/>129800 </text:p>
          </table:table-cell>
          <table:table-cell table:style-name="ce22" table:formula="of:=[.V5]*[.L5]" office:value-type="float" office:value="389400" calcext:value-type="float">
            <text:p><text:s/>389400 </text:p>
          </table:table-cell>
          <table:table-cell table:style-name="ce23" table:formula="of:=IF([.N5]=0;0;([.S5]-[.W5]))" office:value-type="float" office:value="570600" calcext:value-type="float">
            <text:p><text:s/>570600 </text:p>
          </table:table-cell>
          <table:table-cell table:style-name="ce31" table:formula="of:=ABS(IFERROR(IFERROR([.O5]/[.N5];[.O5]/[.Q5]);0))" office:value-type="percentage" office:value="0" calcext:value-type="percentage">
            <text:p>0%</text:p>
          </table:table-cell>
          <table:table-cell table:style-name="ce32" table:formula="of:=IFERROR([.W5]/[.N5];&quot;&quot;)" office:value-type="percentage" office:value="0.405625" calcext:value-type="percentage">
            <text:p>40.6%</text:p>
          </table:table-cell>
          <table:table-cell table:style-name="ce33" table:formula="of:=IF([.N5]=0;0;([.S5]-[.W5])/[.N5])" office:value-type="percentage" office:value="0.594375" calcext:value-type="percentage">
            <text:p>59.4%</text:p>
          </table:table-cell>
          <table:table-cell table:style-name="ce21" table:formula="of:=IF([.K5]=&quot;Chai&quot;;1;0)" office:value-type="float" office:value="1" calcext:value-type="float">
            <text:p><text:s/>1 </text:p>
          </table:table-cell>
          <table:table-cell table:style-name="ce34" table:formula="of:=IF(OR([.Y5]&gt;15%;AND([.Y5]&gt;15%;[.S5]&lt;0));[.S5]*2%*[.AB5];IF([.U5]&lt;100000000;[.S5]*9%*[.AB5];[.S5]*12%*[.AB5]))" office:value-type="float" office:value="86400" calcext:value-type="float">
            <text:p><text:s/>86400 <text:s text:c="2"/></text:p>
          </table:table-cell>
          <table:table-cell table:style-name="ce35" table:formula="of:=IFERROR([.AC5]/[.S5];0)" office:value-type="percentage" office:value="0.09" calcext:value-type="percentage">
            <text:p>9%</text:p>
          </table:table-cell>
          <table:table-cell table:style-name="ce36" table:formula="of:=[.X5]-[.AC5]" office:value-type="float" office:value="484200" calcext:value-type="float">
            <text:p><text:s/>484200 <text:s text:c="2"/></text:p>
          </table:table-cell>
          <table:table-cell table:style-name="ce31" table:formula="of:=IFERROR([.AE5]/[.N5];0)" office:value-type="percentage" office:value="0.504375" calcext:value-type="percentage">
            <text:p>5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1" calcext:value-type="date">
            <text:p>12/1/2019</text:p>
          </table:table-cell>
          <table:table-cell table:style-name="ce11" office:value-type="string" calcext:value-type="string">
            <text:p>BH00121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49</text:p>
          </table:table-cell>
          <table:table-cell table:style-name="ce11" office:value-type="string" calcext:value-type="string">
            <text:p>VT00034</text:p>
          </table:table-cell>
          <table:table-cell table:style-name="ce11" office:value-type="string" calcext:value-type="string">
            <text:p>7 COLORES Cabernet Sauvignon – Pais Reserva 2015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3" calcext:value-type="float">
            <text:p>3.00 </text:p>
          </table:table-cell>
          <table:table-cell table:style-name="ce14" office:value-type="float" office:value="420000" calcext:value-type="float">
            <text:p>420,000.00 </text:p>
          </table:table-cell>
          <table:table-cell table:style-name="ce15" office:value-type="float" office:value="1260000" calcext:value-type="float">
            <text:p>126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]-[.O6]-[.Q6]-[.R6]" office:value-type="float" office:value="1260000" calcext:value-type="float">
            <text:p><text:s/>1260000 </text:p>
          </table:table-cell>
          <table:table-cell table:style-name="ce21" table:formula="of:=[.S6]*[.AB6]" office:value-type="float" office:value="1260000" calcext:value-type="float">
            <text:p><text:s/>1260000 </text:p>
          </table:table-cell>
          <table:table-cell table:style-name="ce21" table:formula="of:=[.S6]+[.U5]" office:value-type="float" office:value="2220000" calcext:value-type="float">
            <text:p><text:s/>2220000 </text:p>
          </table:table-cell>
          <table:table-cell table:style-name="ce22" office:value-type="float" office:value="168300" calcext:value-type="float">
            <text:p><text:s/>168300 </text:p>
          </table:table-cell>
          <table:table-cell table:style-name="ce22" table:formula="of:=[.V6]*[.L6]" office:value-type="float" office:value="504900" calcext:value-type="float">
            <text:p><text:s/>504900 </text:p>
          </table:table-cell>
          <table:table-cell table:style-name="ce23" table:formula="of:=IF([.N6]=0;0;([.S6]-[.W6]))" office:value-type="float" office:value="755100" calcext:value-type="float">
            <text:p><text:s/>755100 </text:p>
          </table:table-cell>
          <table:table-cell table:style-name="ce31" table:formula="of:=ABS(IFERROR(IFERROR([.O6]/[.N6];[.O6]/[.Q6]);0))" office:value-type="percentage" office:value="0" calcext:value-type="percentage">
            <text:p>0%</text:p>
          </table:table-cell>
          <table:table-cell table:style-name="ce32" table:formula="of:=IFERROR([.W6]/[.N6];&quot;&quot;)" office:value-type="percentage" office:value="0.400714285714286" calcext:value-type="percentage">
            <text:p>40.1%</text:p>
          </table:table-cell>
          <table:table-cell table:style-name="ce33" table:formula="of:=IF([.N6]=0;0;([.S6]-[.W6])/[.N6])" office:value-type="percentage" office:value="0.599285714285714" calcext:value-type="percentage">
            <text:p>59.9%</text:p>
          </table:table-cell>
          <table:table-cell table:style-name="ce21" table:formula="of:=IF([.K6]=&quot;Chai&quot;;1;0)" office:value-type="float" office:value="1" calcext:value-type="float">
            <text:p><text:s/>1 </text:p>
          </table:table-cell>
          <table:table-cell table:style-name="ce34" table:formula="of:=IF(OR([.Y6]&gt;15%;AND([.Y6]&gt;15%;[.S6]&lt;0));[.S6]*2%*[.AB6];IF([.U6]&lt;100000000;[.S6]*9%*[.AB6];[.S6]*12%*[.AB6]))" office:value-type="float" office:value="113400" calcext:value-type="float">
            <text:p><text:s/>113400 <text:s text:c="2"/></text:p>
          </table:table-cell>
          <table:table-cell table:style-name="ce35" table:formula="of:=IFERROR([.AC6]/[.S6];0)" office:value-type="percentage" office:value="0.09" calcext:value-type="percentage">
            <text:p>9%</text:p>
          </table:table-cell>
          <table:table-cell table:style-name="ce36" table:formula="of:=[.X6]-[.AC6]" office:value-type="float" office:value="641700" calcext:value-type="float">
            <text:p><text:s/>641700 <text:s text:c="2"/></text:p>
          </table:table-cell>
          <table:table-cell table:style-name="ce31" table:formula="of:=IFERROR([.AE6]/[.N6];0)" office:value-type="percentage" office:value="0.509285714285714" calcext:value-type="percentage">
            <text:p>51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4" calcext:value-type="date">
            <text:p>12/4/2019</text:p>
          </table:table-cell>
          <table:table-cell table:style-name="ce11" office:value-type="string" calcext:value-type="string">
            <text:p>BH00135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02</text:p>
          </table:table-cell>
          <table:table-cell table:style-name="ce11" office:value-type="string" calcext:value-type="string">
            <text:p>Hộp đôi Classial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185000" calcext:value-type="float">
            <text:p>185,000.00 </text:p>
          </table:table-cell>
          <table:table-cell table:style-name="ce15" office:value-type="float" office:value="185000" calcext:value-type="float">
            <text:p>185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7]-[.O7]-[.Q7]-[.R7]" office:value-type="float" office:value="185000" calcext:value-type="float">
            <text:p><text:s/>185000 </text:p>
          </table:table-cell>
          <table:table-cell table:style-name="ce21" table:formula="of:=[.S7]*[.AB7]" office:value-type="float" office:value="0" calcext:value-type="float">
            <text:p>-00 </text:p>
          </table:table-cell>
          <table:table-cell table:style-name="ce21" table:formula="of:=[.S7]+[.U6]" office:value-type="float" office:value="2405000" calcext:value-type="float">
            <text:p><text:s/>2405000 </text:p>
          </table:table-cell>
          <table:table-cell table:style-name="ce22" office:value-type="float" office:value="145000" calcext:value-type="float">
            <text:p><text:s/>145000 </text:p>
          </table:table-cell>
          <table:table-cell table:style-name="ce22" table:formula="of:=[.V7]*[.L7]" office:value-type="float" office:value="145000" calcext:value-type="float">
            <text:p><text:s/>145000 </text:p>
          </table:table-cell>
          <table:table-cell table:style-name="ce23" table:formula="of:=IF([.N7]=0;0;([.S7]-[.W7]))" office:value-type="float" office:value="40000" calcext:value-type="float">
            <text:p><text:s/>40000 </text:p>
          </table:table-cell>
          <table:table-cell table:style-name="ce31" table:formula="of:=ABS(IFERROR(IFERROR([.O7]/[.N7];[.O7]/[.Q7]);0))" office:value-type="percentage" office:value="0" calcext:value-type="percentage">
            <text:p>0%</text:p>
          </table:table-cell>
          <table:table-cell table:style-name="ce32" table:formula="of:=IFERROR([.W7]/[.N7];&quot;&quot;)" office:value-type="percentage" office:value="0.783783783783784" calcext:value-type="percentage">
            <text:p>78.4%</text:p>
          </table:table-cell>
          <table:table-cell table:style-name="ce33" table:formula="of:=IF([.N7]=0;0;([.S7]-[.W7])/[.N7])" office:value-type="percentage" office:value="0.216216216216216" calcext:value-type="percentage">
            <text:p>21.6%</text:p>
          </table:table-cell>
          <table:table-cell table:style-name="ce21" table:formula="of:=IF([.K7]=&quot;Chai&quot;;1;0)" office:value-type="float" office:value="0" calcext:value-type="float">
            <text:p>-00 </text:p>
          </table:table-cell>
          <table:table-cell table:style-name="ce34" table:formula="of:=IF(OR([.Y7]&gt;15%;AND([.Y7]&gt;15%;[.S7]&lt;0));[.S7]*2%*[.AB7];IF([.U7]&lt;100000000;[.S7]*9%*[.AB7];[.S7]*12%*[.AB7]))" office:value-type="float" office:value="0" calcext:value-type="float">
            <text:p>-00 <text:s text:c="2"/></text:p>
          </table:table-cell>
          <table:table-cell table:style-name="ce35" table:formula="of:=IFERROR([.AC7]/[.S7];0)" office:value-type="percentage" office:value="0" calcext:value-type="percentage">
            <text:p>0%</text:p>
          </table:table-cell>
          <table:table-cell table:style-name="ce36" table:formula="of:=[.X7]-[.AC7]" office:value-type="float" office:value="40000" calcext:value-type="float">
            <text:p><text:s/>40000 <text:s text:c="2"/></text:p>
          </table:table-cell>
          <table:table-cell table:style-name="ce31" table:formula="of:=IFERROR([.AE7]/[.N7];0)" office:value-type="percentage" office:value="0.216216216216216" calcext:value-type="percentage">
            <text:p>22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4" calcext:value-type="date">
            <text:p>12/4/2019</text:p>
          </table:table-cell>
          <table:table-cell table:style-name="ce11" office:value-type="string" calcext:value-type="string">
            <text:p>BH00135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04</text:p>
          </table:table-cell>
          <table:table-cell table:style-name="ce11" office:value-type="string" calcext:value-type="string">
            <text:p>Hộp đôi Napa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230000" calcext:value-type="float">
            <text:p>230,000.00 </text:p>
          </table:table-cell>
          <table:table-cell table:style-name="ce15" office:value-type="float" office:value="230000" calcext:value-type="float">
            <text:p>23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8]-[.O8]-[.Q8]-[.R8]" office:value-type="float" office:value="230000" calcext:value-type="float">
            <text:p><text:s/>230000 </text:p>
          </table:table-cell>
          <table:table-cell table:style-name="ce21" table:formula="of:=[.S8]*[.AB8]" office:value-type="float" office:value="0" calcext:value-type="float">
            <text:p>-00 </text:p>
          </table:table-cell>
          <table:table-cell table:style-name="ce21" table:formula="of:=[.S8]+[.U7]" office:value-type="float" office:value="2635000" calcext:value-type="float">
            <text:p><text:s/>2635000 </text:p>
          </table:table-cell>
          <table:table-cell table:style-name="ce22" office:value-type="float" office:value="180000" calcext:value-type="float">
            <text:p><text:s/>180000 </text:p>
          </table:table-cell>
          <table:table-cell table:style-name="ce22" table:formula="of:=[.V8]*[.L8]" office:value-type="float" office:value="180000" calcext:value-type="float">
            <text:p><text:s/>180000 </text:p>
          </table:table-cell>
          <table:table-cell table:style-name="ce23" table:formula="of:=IF([.N8]=0;0;([.S8]-[.W8]))" office:value-type="float" office:value="50000" calcext:value-type="float">
            <text:p><text:s/>50000 </text:p>
          </table:table-cell>
          <table:table-cell table:style-name="ce31" table:formula="of:=ABS(IFERROR(IFERROR([.O8]/[.N8];[.O8]/[.Q8]);0))" office:value-type="percentage" office:value="0" calcext:value-type="percentage">
            <text:p>0%</text:p>
          </table:table-cell>
          <table:table-cell table:style-name="ce32" table:formula="of:=IFERROR([.W8]/[.N8];&quot;&quot;)" office:value-type="percentage" office:value="0.782608695652174" calcext:value-type="percentage">
            <text:p>78.3%</text:p>
          </table:table-cell>
          <table:table-cell table:style-name="ce33" table:formula="of:=IF([.N8]=0;0;([.S8]-[.W8])/[.N8])" office:value-type="percentage" office:value="0.217391304347826" calcext:value-type="percentage">
            <text:p>21.7%</text:p>
          </table:table-cell>
          <table:table-cell table:style-name="ce21" table:formula="of:=IF([.K8]=&quot;Chai&quot;;1;0)" office:value-type="float" office:value="0" calcext:value-type="float">
            <text:p>-00 </text:p>
          </table:table-cell>
          <table:table-cell table:style-name="ce34" table:formula="of:=IF(OR([.Y8]&gt;15%;AND([.Y8]&gt;15%;[.S8]&lt;0));[.S8]*2%*[.AB8];IF([.U8]&lt;100000000;[.S8]*9%*[.AB8];[.S8]*12%*[.AB8]))" office:value-type="float" office:value="0" calcext:value-type="float">
            <text:p>-00 <text:s text:c="2"/></text:p>
          </table:table-cell>
          <table:table-cell table:style-name="ce35" table:formula="of:=IFERROR([.AC8]/[.S8];0)" office:value-type="percentage" office:value="0" calcext:value-type="percentage">
            <text:p>0%</text:p>
          </table:table-cell>
          <table:table-cell table:style-name="ce36" table:formula="of:=[.X8]-[.AC8]" office:value-type="float" office:value="50000" calcext:value-type="float">
            <text:p><text:s/>50000 <text:s text:c="2"/></text:p>
          </table:table-cell>
          <table:table-cell table:style-name="ce31" table:formula="of:=IFERROR([.AE8]/[.N8];0)" office:value-type="percentage" office:value="0.217391304347826" calcext:value-type="percentage">
            <text:p>22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4" calcext:value-type="date">
            <text:p>12/4/2019</text:p>
          </table:table-cell>
          <table:table-cell table:style-name="ce11" office:value-type="string" calcext:value-type="string">
            <text:p>BH00135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14</text:p>
          </table:table-cell>
          <table:table-cell table:style-name="ce11" office:value-type="string" calcext:value-type="string">
            <text:p>Hộp gỗ đơn to có dây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75000" calcext:value-type="float">
            <text:p>75,000.00 </text:p>
          </table:table-cell>
          <table:table-cell table:style-name="ce15" office:value-type="float" office:value="75000" calcext:value-type="float">
            <text:p>75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9]-[.O9]-[.Q9]-[.R9]" office:value-type="float" office:value="75000" calcext:value-type="float">
            <text:p><text:s/>75000 </text:p>
          </table:table-cell>
          <table:table-cell table:style-name="ce21" table:formula="of:=[.S9]*[.AB9]" office:value-type="float" office:value="0" calcext:value-type="float">
            <text:p>-00 </text:p>
          </table:table-cell>
          <table:table-cell table:style-name="ce21" table:formula="of:=[.S9]+[.U8]" office:value-type="float" office:value="2710000" calcext:value-type="float">
            <text:p><text:s/>2710000 </text:p>
          </table:table-cell>
          <table:table-cell table:style-name="ce22" office:value-type="float" office:value="60000" calcext:value-type="float">
            <text:p><text:s/>60000 </text:p>
          </table:table-cell>
          <table:table-cell table:style-name="ce22" table:formula="of:=[.V9]*[.L9]" office:value-type="float" office:value="60000" calcext:value-type="float">
            <text:p><text:s/>60000 </text:p>
          </table:table-cell>
          <table:table-cell table:style-name="ce23" table:formula="of:=IF([.N9]=0;0;([.S9]-[.W9]))" office:value-type="float" office:value="15000" calcext:value-type="float">
            <text:p><text:s/>15000 </text:p>
          </table:table-cell>
          <table:table-cell table:style-name="ce31" table:formula="of:=ABS(IFERROR(IFERROR([.O9]/[.N9];[.O9]/[.Q9]);0))" office:value-type="percentage" office:value="0" calcext:value-type="percentage">
            <text:p>0%</text:p>
          </table:table-cell>
          <table:table-cell table:style-name="ce32" table:formula="of:=IFERROR([.W9]/[.N9];&quot;&quot;)" office:value-type="percentage" office:value="0.8" calcext:value-type="percentage">
            <text:p>80.0%</text:p>
          </table:table-cell>
          <table:table-cell table:style-name="ce33" table:formula="of:=IF([.N9]=0;0;([.S9]-[.W9])/[.N9])" office:value-type="percentage" office:value="0.2" calcext:value-type="percentage">
            <text:p>20.0%</text:p>
          </table:table-cell>
          <table:table-cell table:style-name="ce21" table:formula="of:=IF([.K9]=&quot;Chai&quot;;1;0)" office:value-type="float" office:value="0" calcext:value-type="float">
            <text:p>-00 </text:p>
          </table:table-cell>
          <table:table-cell table:style-name="ce34" table:formula="of:=IF(OR([.Y9]&gt;15%;AND([.Y9]&gt;15%;[.S9]&lt;0));[.S9]*2%*[.AB9];IF([.U9]&lt;100000000;[.S9]*9%*[.AB9];[.S9]*12%*[.AB9]))" office:value-type="float" office:value="0" calcext:value-type="float">
            <text:p>-00 <text:s text:c="2"/></text:p>
          </table:table-cell>
          <table:table-cell table:style-name="ce35" table:formula="of:=IFERROR([.AC9]/[.S9];0)" office:value-type="percentage" office:value="0" calcext:value-type="percentage">
            <text:p>0%</text:p>
          </table:table-cell>
          <table:table-cell table:style-name="ce36" table:formula="of:=[.X9]-[.AC9]" office:value-type="float" office:value="15000" calcext:value-type="float">
            <text:p><text:s/>15000 <text:s text:c="2"/></text:p>
          </table:table-cell>
          <table:table-cell table:style-name="ce31" table:formula="of:=IFERROR([.AE9]/[.N9];0)" office:value-type="percentage" office:value="0.2" calcext:value-type="percentage">
            <text:p>2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4" calcext:value-type="date">
            <text:p>12/4/2019</text:p>
          </table:table-cell>
          <table:table-cell table:style-name="ce11" office:value-type="string" calcext:value-type="string">
            <text:p>BH00135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199</text:p>
          </table:table-cell>
          <table:table-cell table:style-name="ce11" office:value-type="string" calcext:value-type="string">
            <text:p>Hộp đơn vân gỗ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200000" calcext:value-type="float">
            <text:p>200,000.00 </text:p>
          </table:table-cell>
          <table:table-cell table:style-name="ce15" office:value-type="float" office:value="200000" calcext:value-type="float">
            <text:p>20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0]-[.O10]-[.Q10]-[.R10]" office:value-type="float" office:value="200000" calcext:value-type="float">
            <text:p><text:s/>200000 </text:p>
          </table:table-cell>
          <table:table-cell table:style-name="ce21" table:formula="of:=[.S10]*[.AB10]" office:value-type="float" office:value="0" calcext:value-type="float">
            <text:p>-00 </text:p>
          </table:table-cell>
          <table:table-cell table:style-name="ce21" table:formula="of:=[.S10]+[.U9]" office:value-type="float" office:value="2910000" calcext:value-type="float">
            <text:p><text:s/>2910000 </text:p>
          </table:table-cell>
          <table:table-cell table:style-name="ce22" office:value-type="float" office:value="175000" calcext:value-type="float">
            <text:p><text:s/>175000 </text:p>
          </table:table-cell>
          <table:table-cell table:style-name="ce22" table:formula="of:=[.V10]*[.L10]" office:value-type="float" office:value="175000" calcext:value-type="float">
            <text:p><text:s/>175000 </text:p>
          </table:table-cell>
          <table:table-cell table:style-name="ce23" table:formula="of:=IF([.N10]=0;0;([.S10]-[.W10]))" office:value-type="float" office:value="25000" calcext:value-type="float">
            <text:p><text:s/>25000 </text:p>
          </table:table-cell>
          <table:table-cell table:style-name="ce31" table:formula="of:=ABS(IFERROR(IFERROR([.O10]/[.N10];[.O10]/[.Q10]);0))" office:value-type="percentage" office:value="0" calcext:value-type="percentage">
            <text:p>0%</text:p>
          </table:table-cell>
          <table:table-cell table:style-name="ce32" table:formula="of:=IFERROR([.W10]/[.N10];&quot;&quot;)" office:value-type="percentage" office:value="0.875" calcext:value-type="percentage">
            <text:p>87.5%</text:p>
          </table:table-cell>
          <table:table-cell table:style-name="ce33" table:formula="of:=IF([.N10]=0;0;([.S10]-[.W10])/[.N10])" office:value-type="percentage" office:value="0.125" calcext:value-type="percentage">
            <text:p>12.5%</text:p>
          </table:table-cell>
          <table:table-cell table:style-name="ce21" table:formula="of:=IF([.K10]=&quot;Chai&quot;;1;0)" office:value-type="float" office:value="0" calcext:value-type="float">
            <text:p>-00 </text:p>
          </table:table-cell>
          <table:table-cell table:style-name="ce34" table:formula="of:=IF(OR([.Y10]&gt;15%;AND([.Y10]&gt;15%;[.S10]&lt;0));[.S10]*2%*[.AB10];IF([.U10]&lt;100000000;[.S10]*9%*[.AB10];[.S10]*12%*[.AB10]))" office:value-type="float" office:value="0" calcext:value-type="float">
            <text:p>-00 <text:s text:c="2"/></text:p>
          </table:table-cell>
          <table:table-cell table:style-name="ce35" table:formula="of:=IFERROR([.AC10]/[.S10];0)" office:value-type="percentage" office:value="0" calcext:value-type="percentage">
            <text:p>0%</text:p>
          </table:table-cell>
          <table:table-cell table:style-name="ce36" table:formula="of:=[.X10]-[.AC10]" office:value-type="float" office:value="25000" calcext:value-type="float">
            <text:p><text:s/>25000 <text:s text:c="2"/></text:p>
          </table:table-cell>
          <table:table-cell table:style-name="ce31" table:formula="of:=IFERROR([.AE10]/[.N10];0)" office:value-type="percentage" office:value="0.125" calcext:value-type="percentage">
            <text:p>13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4" calcext:value-type="date">
            <text:p>12/4/2019</text:p>
          </table:table-cell>
          <table:table-cell table:style-name="ce11" office:value-type="string" calcext:value-type="string">
            <text:p>BH00135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03</text:p>
          </table:table-cell>
          <table:table-cell table:style-name="ce11" office:value-type="string" calcext:value-type="string">
            <text:p>Hộp đôi vân gỗ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230000" calcext:value-type="float">
            <text:p>230,000.00 </text:p>
          </table:table-cell>
          <table:table-cell table:style-name="ce15" office:value-type="float" office:value="230000" calcext:value-type="float">
            <text:p>23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1]-[.O11]-[.Q11]-[.R11]" office:value-type="float" office:value="230000" calcext:value-type="float">
            <text:p><text:s/>230000 </text:p>
          </table:table-cell>
          <table:table-cell table:style-name="ce21" table:formula="of:=[.S11]*[.AB11]" office:value-type="float" office:value="0" calcext:value-type="float">
            <text:p>-00 </text:p>
          </table:table-cell>
          <table:table-cell table:style-name="ce21" table:formula="of:=[.S11]+[.U10]" office:value-type="float" office:value="3140000" calcext:value-type="float">
            <text:p><text:s/>3140000 </text:p>
          </table:table-cell>
          <table:table-cell table:style-name="ce22" office:value-type="float" office:value="200000" calcext:value-type="float">
            <text:p><text:s/>200000 </text:p>
          </table:table-cell>
          <table:table-cell table:style-name="ce22" table:formula="of:=[.V11]*[.L11]" office:value-type="float" office:value="200000" calcext:value-type="float">
            <text:p><text:s/>200000 </text:p>
          </table:table-cell>
          <table:table-cell table:style-name="ce23" table:formula="of:=IF([.N11]=0;0;([.S11]-[.W11]))" office:value-type="float" office:value="30000" calcext:value-type="float">
            <text:p><text:s/>30000 </text:p>
          </table:table-cell>
          <table:table-cell table:style-name="ce31" table:formula="of:=ABS(IFERROR(IFERROR([.O11]/[.N11];[.O11]/[.Q11]);0))" office:value-type="percentage" office:value="0" calcext:value-type="percentage">
            <text:p>0%</text:p>
          </table:table-cell>
          <table:table-cell table:style-name="ce32" table:formula="of:=IFERROR([.W11]/[.N11];&quot;&quot;)" office:value-type="percentage" office:value="0.869565217391304" calcext:value-type="percentage">
            <text:p>87.0%</text:p>
          </table:table-cell>
          <table:table-cell table:style-name="ce33" table:formula="of:=IF([.N11]=0;0;([.S11]-[.W11])/[.N11])" office:value-type="percentage" office:value="0.130434782608696" calcext:value-type="percentage">
            <text:p>13.0%</text:p>
          </table:table-cell>
          <table:table-cell table:style-name="ce21" table:formula="of:=IF([.K11]=&quot;Chai&quot;;1;0)" office:value-type="float" office:value="0" calcext:value-type="float">
            <text:p>-00 </text:p>
          </table:table-cell>
          <table:table-cell table:style-name="ce34" table:formula="of:=IF(OR([.Y11]&gt;15%;AND([.Y11]&gt;15%;[.S11]&lt;0));[.S11]*2%*[.AB11];IF([.U11]&lt;100000000;[.S11]*9%*[.AB11];[.S11]*12%*[.AB11]))" office:value-type="float" office:value="0" calcext:value-type="float">
            <text:p>-00 <text:s text:c="2"/></text:p>
          </table:table-cell>
          <table:table-cell table:style-name="ce35" table:formula="of:=IFERROR([.AC11]/[.S11];0)" office:value-type="percentage" office:value="0" calcext:value-type="percentage">
            <text:p>0%</text:p>
          </table:table-cell>
          <table:table-cell table:style-name="ce36" table:formula="of:=[.X11]-[.AC11]" office:value-type="float" office:value="30000" calcext:value-type="float">
            <text:p><text:s/>30000 <text:s text:c="2"/></text:p>
          </table:table-cell>
          <table:table-cell table:style-name="ce31" table:formula="of:=IFERROR([.AE11]/[.N11];0)" office:value-type="percentage" office:value="0.130434782608696" calcext:value-type="percentage">
            <text:p>13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4" calcext:value-type="date">
            <text:p>12/4/2019</text:p>
          </table:table-cell>
          <table:table-cell table:style-name="ce11" office:value-type="string" calcext:value-type="string">
            <text:p>BH00135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17</text:p>
          </table:table-cell>
          <table:table-cell table:style-name="ce11" office:value-type="string" calcext:value-type="string">
            <text:p>Hộp đơn đen bằng da viền cam (ngôi sao nhỏ)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150000" calcext:value-type="float">
            <text:p>150,000.00 </text:p>
          </table:table-cell>
          <table:table-cell table:style-name="ce15" office:value-type="float" office:value="150000" calcext:value-type="float">
            <text:p>15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2]-[.O12]-[.Q12]-[.R12]" office:value-type="float" office:value="150000" calcext:value-type="float">
            <text:p><text:s/>150000 </text:p>
          </table:table-cell>
          <table:table-cell table:style-name="ce21" table:formula="of:=[.S12]*[.AB12]" office:value-type="float" office:value="0" calcext:value-type="float">
            <text:p>-00 </text:p>
          </table:table-cell>
          <table:table-cell table:style-name="ce21" table:formula="of:=[.S12]+[.U11]" office:value-type="float" office:value="3290000" calcext:value-type="float">
            <text:p><text:s/>3290000 </text:p>
          </table:table-cell>
          <table:table-cell table:style-name="ce22" office:value-type="float" office:value="113000" calcext:value-type="float">
            <text:p><text:s/>113000 </text:p>
          </table:table-cell>
          <table:table-cell table:style-name="ce22" table:formula="of:=[.V12]*[.L12]" office:value-type="float" office:value="113000" calcext:value-type="float">
            <text:p><text:s/>113000 </text:p>
          </table:table-cell>
          <table:table-cell table:style-name="ce23" table:formula="of:=IF([.N12]=0;0;([.S12]-[.W12]))" office:value-type="float" office:value="37000" calcext:value-type="float">
            <text:p><text:s/>37000 </text:p>
          </table:table-cell>
          <table:table-cell table:style-name="ce31" table:formula="of:=ABS(IFERROR(IFERROR([.O12]/[.N12];[.O12]/[.Q12]);0))" office:value-type="percentage" office:value="0" calcext:value-type="percentage">
            <text:p>0%</text:p>
          </table:table-cell>
          <table:table-cell table:style-name="ce32" table:formula="of:=IFERROR([.W12]/[.N12];&quot;&quot;)" office:value-type="percentage" office:value="0.753333333333333" calcext:value-type="percentage">
            <text:p>75.3%</text:p>
          </table:table-cell>
          <table:table-cell table:style-name="ce33" table:formula="of:=IF([.N12]=0;0;([.S12]-[.W12])/[.N12])" office:value-type="percentage" office:value="0.246666666666667" calcext:value-type="percentage">
            <text:p>24.7%</text:p>
          </table:table-cell>
          <table:table-cell table:style-name="ce21" table:formula="of:=IF([.K12]=&quot;Chai&quot;;1;0)" office:value-type="float" office:value="0" calcext:value-type="float">
            <text:p>-00 </text:p>
          </table:table-cell>
          <table:table-cell table:style-name="ce34" table:formula="of:=IF(OR([.Y12]&gt;15%;AND([.Y12]&gt;15%;[.S12]&lt;0));[.S12]*2%*[.AB12];IF([.U12]&lt;100000000;[.S12]*9%*[.AB12];[.S12]*12%*[.AB12]))" office:value-type="float" office:value="0" calcext:value-type="float">
            <text:p>-00 <text:s text:c="2"/></text:p>
          </table:table-cell>
          <table:table-cell table:style-name="ce35" table:formula="of:=IFERROR([.AC12]/[.S12];0)" office:value-type="percentage" office:value="0" calcext:value-type="percentage">
            <text:p>0%</text:p>
          </table:table-cell>
          <table:table-cell table:style-name="ce36" table:formula="of:=[.X12]-[.AC12]" office:value-type="float" office:value="37000" calcext:value-type="float">
            <text:p><text:s/>37000 <text:s text:c="2"/></text:p>
          </table:table-cell>
          <table:table-cell table:style-name="ce31" table:formula="of:=IFERROR([.AE12]/[.N12];0)" office:value-type="percentage" office:value="0.246666666666667" calcext:value-type="percentage">
            <text:p>25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4" calcext:value-type="date">
            <text:p>12/4/2019</text:p>
          </table:table-cell>
          <table:table-cell table:style-name="ce11" office:value-type="string" calcext:value-type="string">
            <text:p>BH00135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15</text:p>
          </table:table-cell>
          <table:table-cell table:style-name="ce11" office:value-type="string" calcext:value-type="string">
            <text:p>Hộp gỗ đôi to có dây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95000" calcext:value-type="float">
            <text:p>95,000.00 </text:p>
          </table:table-cell>
          <table:table-cell table:style-name="ce15" office:value-type="float" office:value="95000" calcext:value-type="float">
            <text:p>95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3]-[.O13]-[.Q13]-[.R13]" office:value-type="float" office:value="95000" calcext:value-type="float">
            <text:p><text:s/>95000 </text:p>
          </table:table-cell>
          <table:table-cell table:style-name="ce21" table:formula="of:=[.S13]*[.AB13]" office:value-type="float" office:value="0" calcext:value-type="float">
            <text:p>-00 </text:p>
          </table:table-cell>
          <table:table-cell table:style-name="ce21" table:formula="of:=[.S13]+[.U12]" office:value-type="float" office:value="3385000" calcext:value-type="float">
            <text:p><text:s/>3385000 </text:p>
          </table:table-cell>
          <table:table-cell table:style-name="ce22" office:value-type="float" office:value="80000" calcext:value-type="float">
            <text:p><text:s/>80000 </text:p>
          </table:table-cell>
          <table:table-cell table:style-name="ce22" table:formula="of:=[.V13]*[.L13]" office:value-type="float" office:value="80000" calcext:value-type="float">
            <text:p><text:s/>80000 </text:p>
          </table:table-cell>
          <table:table-cell table:style-name="ce23" table:formula="of:=IF([.N13]=0;0;([.S13]-[.W13]))" office:value-type="float" office:value="15000" calcext:value-type="float">
            <text:p><text:s/>15000 </text:p>
          </table:table-cell>
          <table:table-cell table:style-name="ce31" table:formula="of:=ABS(IFERROR(IFERROR([.O13]/[.N13];[.O13]/[.Q13]);0))" office:value-type="percentage" office:value="0" calcext:value-type="percentage">
            <text:p>0%</text:p>
          </table:table-cell>
          <table:table-cell table:style-name="ce32" table:formula="of:=IFERROR([.W13]/[.N13];&quot;&quot;)" office:value-type="percentage" office:value="0.842105263157895" calcext:value-type="percentage">
            <text:p>84.2%</text:p>
          </table:table-cell>
          <table:table-cell table:style-name="ce33" table:formula="of:=IF([.N13]=0;0;([.S13]-[.W13])/[.N13])" office:value-type="percentage" office:value="0.157894736842105" calcext:value-type="percentage">
            <text:p>15.8%</text:p>
          </table:table-cell>
          <table:table-cell table:style-name="ce21" table:formula="of:=IF([.K13]=&quot;Chai&quot;;1;0)" office:value-type="float" office:value="0" calcext:value-type="float">
            <text:p>-00 </text:p>
          </table:table-cell>
          <table:table-cell table:style-name="ce34" table:formula="of:=IF(OR([.Y13]&gt;15%;AND([.Y13]&gt;15%;[.S13]&lt;0));[.S13]*2%*[.AB13];IF([.U13]&lt;100000000;[.S13]*9%*[.AB13];[.S13]*12%*[.AB13]))" office:value-type="float" office:value="0" calcext:value-type="float">
            <text:p>-00 <text:s text:c="2"/></text:p>
          </table:table-cell>
          <table:table-cell table:style-name="ce35" table:formula="of:=IFERROR([.AC13]/[.S13];0)" office:value-type="percentage" office:value="0" calcext:value-type="percentage">
            <text:p>0%</text:p>
          </table:table-cell>
          <table:table-cell table:style-name="ce36" table:formula="of:=[.X13]-[.AC13]" office:value-type="float" office:value="15000" calcext:value-type="float">
            <text:p><text:s/>15000 <text:s text:c="2"/></text:p>
          </table:table-cell>
          <table:table-cell table:style-name="ce31" table:formula="of:=IFERROR([.AE13]/[.N13];0)" office:value-type="percentage" office:value="0.157894736842105" calcext:value-type="percentage">
            <text:p>16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4" calcext:value-type="date">
            <text:p>12/4/2019</text:p>
          </table:table-cell>
          <table:table-cell table:style-name="ce11" office:value-type="string" calcext:value-type="string">
            <text:p>BH00135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16</text:p>
          </table:table-cell>
          <table:table-cell table:style-name="ce11" office:value-type="string" calcext:value-type="string">
            <text:p>Hộp đôi đen bằng da viền cam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185000" calcext:value-type="float">
            <text:p>185,000.00 </text:p>
          </table:table-cell>
          <table:table-cell table:style-name="ce15" office:value-type="float" office:value="185000" calcext:value-type="float">
            <text:p>185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4]-[.O14]-[.Q14]-[.R14]" office:value-type="float" office:value="185000" calcext:value-type="float">
            <text:p><text:s/>185000 </text:p>
          </table:table-cell>
          <table:table-cell table:style-name="ce21" table:formula="of:=[.S14]*[.AB14]" office:value-type="float" office:value="0" calcext:value-type="float">
            <text:p>-00 </text:p>
          </table:table-cell>
          <table:table-cell table:style-name="ce21" table:formula="of:=[.S14]+[.U13]" office:value-type="float" office:value="3570000" calcext:value-type="float">
            <text:p><text:s/>3570000 </text:p>
          </table:table-cell>
          <table:table-cell table:style-name="ce22" office:value-type="float" office:value="130000" calcext:value-type="float">
            <text:p><text:s/>130000 </text:p>
          </table:table-cell>
          <table:table-cell table:style-name="ce22" table:formula="of:=[.V14]*[.L14]" office:value-type="float" office:value="130000" calcext:value-type="float">
            <text:p><text:s/>130000 </text:p>
          </table:table-cell>
          <table:table-cell table:style-name="ce23" table:formula="of:=IF([.N14]=0;0;([.S14]-[.W14]))" office:value-type="float" office:value="55000" calcext:value-type="float">
            <text:p><text:s/>55000 </text:p>
          </table:table-cell>
          <table:table-cell table:style-name="ce31" table:formula="of:=ABS(IFERROR(IFERROR([.O14]/[.N14];[.O14]/[.Q14]);0))" office:value-type="percentage" office:value="0" calcext:value-type="percentage">
            <text:p>0%</text:p>
          </table:table-cell>
          <table:table-cell table:style-name="ce32" table:formula="of:=IFERROR([.W14]/[.N14];&quot;&quot;)" office:value-type="percentage" office:value="0.702702702702703" calcext:value-type="percentage">
            <text:p>70.3%</text:p>
          </table:table-cell>
          <table:table-cell table:style-name="ce33" table:formula="of:=IF([.N14]=0;0;([.S14]-[.W14])/[.N14])" office:value-type="percentage" office:value="0.297297297297297" calcext:value-type="percentage">
            <text:p>29.7%</text:p>
          </table:table-cell>
          <table:table-cell table:style-name="ce21" table:formula="of:=IF([.K14]=&quot;Chai&quot;;1;0)" office:value-type="float" office:value="0" calcext:value-type="float">
            <text:p>-00 </text:p>
          </table:table-cell>
          <table:table-cell table:style-name="ce34" table:formula="of:=IF(OR([.Y14]&gt;15%;AND([.Y14]&gt;15%;[.S14]&lt;0));[.S14]*2%*[.AB14];IF([.U14]&lt;100000000;[.S14]*9%*[.AB14];[.S14]*12%*[.AB14]))" office:value-type="float" office:value="0" calcext:value-type="float">
            <text:p>-00 <text:s text:c="2"/></text:p>
          </table:table-cell>
          <table:table-cell table:style-name="ce35" table:formula="of:=IFERROR([.AC14]/[.S14];0)" office:value-type="percentage" office:value="0" calcext:value-type="percentage">
            <text:p>0%</text:p>
          </table:table-cell>
          <table:table-cell table:style-name="ce36" table:formula="of:=[.X14]-[.AC14]" office:value-type="float" office:value="55000" calcext:value-type="float">
            <text:p><text:s/>55000 <text:s text:c="2"/></text:p>
          </table:table-cell>
          <table:table-cell table:style-name="ce31" table:formula="of:=IFERROR([.AE14]/[.N14];0)" office:value-type="percentage" office:value="0.297297297297297" calcext:value-type="percentage">
            <text:p>3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5" calcext:value-type="date">
            <text:p>12/5/2019</text:p>
          </table:table-cell>
          <table:table-cell table:style-name="ce11" office:value-type="string" calcext:value-type="string">
            <text:p>BH00147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059</text:p>
          </table:table-cell>
          <table:table-cell table:style-name="ce11" office:value-type="string" calcext:value-type="string">
            <text:p>Sparking White grape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5" calcext:value-type="float">
            <text:p>15.00 </text:p>
          </table:table-cell>
          <table:table-cell table:style-name="ce14" office:value-type="float" office:value="180000" calcext:value-type="float">
            <text:p>180,000.00 </text:p>
          </table:table-cell>
          <table:table-cell table:style-name="ce15" office:value-type="float" office:value="2700000" calcext:value-type="float">
            <text:p>270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5]-[.O15]-[.Q15]-[.R15]" office:value-type="float" office:value="2700000" calcext:value-type="float">
            <text:p><text:s/>2700000 </text:p>
          </table:table-cell>
          <table:table-cell table:style-name="ce21" table:formula="of:=[.S15]*[.AB15]" office:value-type="float" office:value="2700000" calcext:value-type="float">
            <text:p><text:s/>2700000 </text:p>
          </table:table-cell>
          <table:table-cell table:style-name="ce21" table:formula="of:=[.S15]+[.U14]" office:value-type="float" office:value="6270000" calcext:value-type="float">
            <text:p><text:s/>6270000 </text:p>
          </table:table-cell>
          <table:table-cell table:style-name="ce22" office:value-type="float" office:value="70400" calcext:value-type="float">
            <text:p><text:s/>70400 </text:p>
          </table:table-cell>
          <table:table-cell table:style-name="ce22" table:formula="of:=[.V15]*[.L15]" office:value-type="float" office:value="1056000" calcext:value-type="float">
            <text:p><text:s/>1056000 </text:p>
          </table:table-cell>
          <table:table-cell table:style-name="ce23" table:formula="of:=IF([.N15]=0;0;([.S15]-[.W15]))" office:value-type="float" office:value="1644000" calcext:value-type="float">
            <text:p><text:s/>1644000 </text:p>
          </table:table-cell>
          <table:table-cell table:style-name="ce31" table:formula="of:=ABS(IFERROR(IFERROR([.O15]/[.N15];[.O15]/[.Q15]);0))" office:value-type="percentage" office:value="0" calcext:value-type="percentage">
            <text:p>0%</text:p>
          </table:table-cell>
          <table:table-cell table:style-name="ce32" table:formula="of:=IFERROR([.W15]/[.N15];&quot;&quot;)" office:value-type="percentage" office:value="0.391111111111111" calcext:value-type="percentage">
            <text:p>39.1%</text:p>
          </table:table-cell>
          <table:table-cell table:style-name="ce33" table:formula="of:=IF([.N15]=0;0;([.S15]-[.W15])/[.N15])" office:value-type="percentage" office:value="0.608888888888889" calcext:value-type="percentage">
            <text:p>60.9%</text:p>
          </table:table-cell>
          <table:table-cell table:style-name="ce21" table:formula="of:=IF([.K15]=&quot;Chai&quot;;1;0)" office:value-type="float" office:value="1" calcext:value-type="float">
            <text:p><text:s/>1 </text:p>
          </table:table-cell>
          <table:table-cell table:style-name="ce34" table:formula="of:=IF(OR([.Y15]&gt;15%;AND([.Y15]&gt;15%;[.S15]&lt;0));[.S15]*2%*[.AB15];IF([.U15]&lt;100000000;[.S15]*9%*[.AB15];[.S15]*12%*[.AB15]))" office:value-type="float" office:value="243000" calcext:value-type="float">
            <text:p><text:s/>243000 <text:s text:c="2"/></text:p>
          </table:table-cell>
          <table:table-cell table:style-name="ce35" table:formula="of:=IFERROR([.AC15]/[.S15];0)" office:value-type="percentage" office:value="0.09" calcext:value-type="percentage">
            <text:p>9%</text:p>
          </table:table-cell>
          <table:table-cell table:style-name="ce36" table:formula="of:=[.X15]-[.AC15]" office:value-type="float" office:value="1401000" calcext:value-type="float">
            <text:p><text:s/>1401000 <text:s text:c="2"/></text:p>
          </table:table-cell>
          <table:table-cell table:style-name="ce31" table:formula="of:=IFERROR([.AE15]/[.N15];0)" office:value-type="percentage" office:value="0.518888888888889" calcext:value-type="percentage">
            <text:p>52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5" calcext:value-type="date">
            <text:p>12/5/2019</text:p>
          </table:table-cell>
          <table:table-cell table:style-name="ce11" office:value-type="string" calcext:value-type="string">
            <text:p>BH00147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059</text:p>
          </table:table-cell>
          <table:table-cell table:style-name="ce11" office:value-type="string" calcext:value-type="string">
            <text:p>Sparking White grape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3" calcext:value-type="float">
            <text:p>3.00 </text:p>
          </table:table-cell>
          <table:table-cell table:style-name="ce14" office:value-type="float" office:value="180000" calcext:value-type="float">
            <text:p>180,000.00 </text:p>
          </table:table-cell>
          <table:table-cell table:number-columns-repeated="2" table:style-name="ce15" office:value-type="float" office:value="540000" calcext:value-type="float">
            <text:p>54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6]-[.O16]-[.Q16]-[.R16]" office:value-type="float" office:value="0" calcext:value-type="float">
            <text:p>-00 </text:p>
          </table:table-cell>
          <table:table-cell table:style-name="ce21" table:formula="of:=[.S16]*[.AB16]" office:value-type="float" office:value="0" calcext:value-type="float">
            <text:p>-00 </text:p>
          </table:table-cell>
          <table:table-cell table:style-name="ce21" table:formula="of:=[.S16]+[.U15]" office:value-type="float" office:value="6270000" calcext:value-type="float">
            <text:p><text:s/>6270000 </text:p>
          </table:table-cell>
          <table:table-cell table:style-name="ce22" office:value-type="float" office:value="70400" calcext:value-type="float">
            <text:p><text:s/>70400 </text:p>
          </table:table-cell>
          <table:table-cell table:style-name="ce22" table:formula="of:=[.V16]*[.L16]" office:value-type="float" office:value="211200" calcext:value-type="float">
            <text:p><text:s/>211200 </text:p>
          </table:table-cell>
          <table:table-cell table:style-name="ce23" table:formula="of:=IF([.N16]=0;0;([.S16]-[.W16]))" office:value-type="float" office:value="-211200" calcext:value-type="float">
            <text:p><text:s/>(211200)</text:p>
          </table:table-cell>
          <table:table-cell table:style-name="ce31" table:formula="of:=ABS(IFERROR(IFERROR([.O16]/[.N16];[.O16]/[.Q16]);0))" office:value-type="percentage" office:value="1" calcext:value-type="percentage">
            <text:p>100%</text:p>
          </table:table-cell>
          <table:table-cell table:style-name="ce32" table:formula="of:=IFERROR([.W16]/[.N16];&quot;&quot;)" office:value-type="percentage" office:value="0.391111111111111" calcext:value-type="percentage">
            <text:p>39.1%</text:p>
          </table:table-cell>
          <table:table-cell table:style-name="ce33" table:formula="of:=IF([.N16]=0;0;([.S16]-[.W16])/[.N16])" office:value-type="percentage" office:value="-0.391111111111111" calcext:value-type="percentage">
            <text:p>-39.1%</text:p>
          </table:table-cell>
          <table:table-cell table:style-name="ce21" table:formula="of:=IF([.K16]=&quot;Chai&quot;;1;0)" office:value-type="float" office:value="1" calcext:value-type="float">
            <text:p><text:s/>1 </text:p>
          </table:table-cell>
          <table:table-cell table:style-name="ce34" table:formula="of:=IF(OR([.Y16]&gt;15%;AND([.Y16]&gt;15%;[.S16]&lt;0));[.S16]*2%*[.AB16];IF([.U16]&lt;100000000;[.S16]*9%*[.AB16];[.S16]*12%*[.AB16]))" office:value-type="float" office:value="0" calcext:value-type="float">
            <text:p>-00 <text:s text:c="2"/></text:p>
          </table:table-cell>
          <table:table-cell table:style-name="ce35" table:formula="of:=IFERROR([.AC16]/[.S16];0)" office:value-type="percentage" office:value="0" calcext:value-type="percentage">
            <text:p>0%</text:p>
          </table:table-cell>
          <table:table-cell table:style-name="ce36" table:formula="of:=[.X16]-[.AC16]" office:value-type="float" office:value="-211200" calcext:value-type="float">
            <text:p>-211200 <text:s text:c="2"/></text:p>
          </table:table-cell>
          <table:table-cell table:style-name="ce31" table:formula="of:=IFERROR([.AE16]/[.N16];0)" office:value-type="percentage" office:value="-0.391111111111111" calcext:value-type="percentage">
            <text:p>-39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5" calcext:value-type="date">
            <text:p>12/5/2019</text:p>
          </table:table-cell>
          <table:table-cell table:style-name="ce11" office:value-type="string" calcext:value-type="string">
            <text:p>BH00147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216</text:p>
          </table:table-cell>
          <table:table-cell table:style-name="ce11" office:value-type="string" calcext:value-type="string">
            <text:p>Hộp đôi đen bằng da viền cam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20" calcext:value-type="float">
            <text:p>20.00 </text:p>
          </table:table-cell>
          <table:table-cell table:style-name="ce14" office:value-type="float" office:value="185000" calcext:value-type="float">
            <text:p>185,000.00 </text:p>
          </table:table-cell>
          <table:table-cell table:style-name="ce15" office:value-type="float" office:value="3700000" calcext:value-type="float">
            <text:p>3700000 </text:p>
          </table:table-cell>
          <table:table-cell table:style-name="ce15" office:value-type="float" office:value="500000" calcext:value-type="float">
            <text:p>50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7]-[.O17]-[.Q17]-[.R17]" office:value-type="float" office:value="3200000" calcext:value-type="float">
            <text:p><text:s/>3200000 </text:p>
          </table:table-cell>
          <table:table-cell table:style-name="ce21" table:formula="of:=[.S17]*[.AB17]" office:value-type="float" office:value="0" calcext:value-type="float">
            <text:p>-00 </text:p>
          </table:table-cell>
          <table:table-cell table:style-name="ce21" table:formula="of:=[.S17]+[.U16]" office:value-type="float" office:value="9470000" calcext:value-type="float">
            <text:p><text:s/>9470000 </text:p>
          </table:table-cell>
          <table:table-cell table:style-name="ce22" office:value-type="float" office:value="130000" calcext:value-type="float">
            <text:p><text:s/>130000 </text:p>
          </table:table-cell>
          <table:table-cell table:style-name="ce22" table:formula="of:=[.V17]*[.L17]" office:value-type="float" office:value="2600000" calcext:value-type="float">
            <text:p><text:s/>2600000 </text:p>
          </table:table-cell>
          <table:table-cell table:style-name="ce23" table:formula="of:=IF([.N17]=0;0;([.S17]-[.W17]))" office:value-type="float" office:value="600000" calcext:value-type="float">
            <text:p><text:s/>600000 </text:p>
          </table:table-cell>
          <table:table-cell table:style-name="ce31" table:formula="of:=ABS(IFERROR(IFERROR([.O17]/[.N17];[.O17]/[.Q17]);0))" office:value-type="percentage" office:value="0.135135135135135" calcext:value-type="percentage">
            <text:p>14%</text:p>
          </table:table-cell>
          <table:table-cell table:style-name="ce32" table:formula="of:=IFERROR([.W17]/[.N17];&quot;&quot;)" office:value-type="percentage" office:value="0.702702702702703" calcext:value-type="percentage">
            <text:p>70.3%</text:p>
          </table:table-cell>
          <table:table-cell table:style-name="ce33" table:formula="of:=IF([.N17]=0;0;([.S17]-[.W17])/[.N17])" office:value-type="percentage" office:value="0.162162162162162" calcext:value-type="percentage">
            <text:p>16.2%</text:p>
          </table:table-cell>
          <table:table-cell table:style-name="ce21" table:formula="of:=IF([.K17]=&quot;Chai&quot;;1;0)" office:value-type="float" office:value="0" calcext:value-type="float">
            <text:p>-00 </text:p>
          </table:table-cell>
          <table:table-cell table:style-name="ce34" table:formula="of:=IF(OR([.Y17]&gt;15%;AND([.Y17]&gt;15%;[.S17]&lt;0));[.S17]*2%*[.AB17];IF([.U17]&lt;100000000;[.S17]*9%*[.AB17];[.S17]*12%*[.AB17]))" office:value-type="float" office:value="0" calcext:value-type="float">
            <text:p>-00 <text:s text:c="2"/></text:p>
          </table:table-cell>
          <table:table-cell table:style-name="ce35" table:formula="of:=IFERROR([.AC17]/[.S17];0)" office:value-type="percentage" office:value="0" calcext:value-type="percentage">
            <text:p>0%</text:p>
          </table:table-cell>
          <table:table-cell table:style-name="ce36" table:formula="of:=[.X17]-[.AC17]" office:value-type="float" office:value="600000" calcext:value-type="float">
            <text:p><text:s/>600000 <text:s text:c="2"/></text:p>
          </table:table-cell>
          <table:table-cell table:style-name="ce31" table:formula="of:=IFERROR([.AE17]/[.N17];0)" office:value-type="percentage" office:value="0.162162162162162" calcext:value-type="percentage">
            <text:p>16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7" calcext:value-type="date">
            <text:p>12/7/2019</text:p>
          </table:table-cell>
          <table:table-cell table:style-name="ce11" office:value-type="string" calcext:value-type="string">
            <text:p>BH00151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57</text:p>
          </table:table-cell>
          <table:table-cell table:style-name="ce11" office:value-type="string" calcext:value-type="string">
            <text:p>VT00220</text:p>
          </table:table-cell>
          <table:table-cell table:style-name="ce11" office:value-type="string" calcext:value-type="string">
            <text:p>ILO Montepulciano d'Abruzzo DOC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50" calcext:value-type="float">
            <text:p>50.00 </text:p>
          </table:table-cell>
          <table:table-cell table:style-name="ce14" office:value-type="float" office:value="750000" calcext:value-type="float">
            <text:p>750,000.00 </text:p>
          </table:table-cell>
          <table:table-cell table:style-name="ce15" office:value-type="float" office:value="37500000" calcext:value-type="float">
            <text:p>37500000 </text:p>
          </table:table-cell>
          <table:table-cell table:style-name="ce15" office:value-type="float" office:value="11250000" calcext:value-type="float">
            <text:p>1125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8]-[.O18]-[.Q18]-[.R18]" office:value-type="float" office:value="26250000" calcext:value-type="float">
            <text:p><text:s/>26250000 </text:p>
          </table:table-cell>
          <table:table-cell table:style-name="ce21" table:formula="of:=[.S18]*[.AB18]" office:value-type="float" office:value="26250000" calcext:value-type="float">
            <text:p><text:s/>26250000 </text:p>
          </table:table-cell>
          <table:table-cell table:style-name="ce21" table:formula="of:=[.S18]+[.U17]" office:value-type="float" office:value="35720000" calcext:value-type="float">
            <text:p><text:s/>35720000 </text:p>
          </table:table-cell>
          <table:table-cell table:style-name="ce22" office:value-type="float" office:value="207900" calcext:value-type="float">
            <text:p><text:s/>207900 </text:p>
          </table:table-cell>
          <table:table-cell table:style-name="ce22" table:formula="of:=[.V18]*[.L18]" office:value-type="float" office:value="10395000" calcext:value-type="float">
            <text:p><text:s/>10395000 </text:p>
          </table:table-cell>
          <table:table-cell table:style-name="ce23" table:formula="of:=IF([.N18]=0;0;([.S18]-[.W18]))" office:value-type="float" office:value="15855000" calcext:value-type="float">
            <text:p><text:s/>15855000 </text:p>
          </table:table-cell>
          <table:table-cell table:style-name="ce31" table:formula="of:=ABS(IFERROR(IFERROR([.O18]/[.N18];[.O18]/[.Q18]);0))" office:value-type="percentage" office:value="0.3" calcext:value-type="percentage">
            <text:p>30%</text:p>
          </table:table-cell>
          <table:table-cell table:style-name="ce32" table:formula="of:=IFERROR([.W18]/[.N18];&quot;&quot;)" office:value-type="percentage" office:value="0.2772" calcext:value-type="percentage">
            <text:p>27.7%</text:p>
          </table:table-cell>
          <table:table-cell table:style-name="ce33" table:formula="of:=IF([.N18]=0;0;([.S18]-[.W18])/[.N18])" office:value-type="percentage" office:value="0.4228" calcext:value-type="percentage">
            <text:p>42.3%</text:p>
          </table:table-cell>
          <table:table-cell table:style-name="ce21" table:formula="of:=IF([.K18]=&quot;Chai&quot;;1;0)" office:value-type="float" office:value="1" calcext:value-type="float">
            <text:p><text:s/>1 </text:p>
          </table:table-cell>
          <table:table-cell table:style-name="ce34" table:formula="of:=IF(OR([.Y18]&gt;15%;AND([.Y18]&gt;15%;[.S18]&lt;0));[.S18]*2%*[.AB18];IF([.U18]&lt;100000000;[.S18]*9%*[.AB18];[.S18]*12%*[.AB18]))" office:value-type="float" office:value="525000" calcext:value-type="float">
            <text:p><text:s/>525000 <text:s text:c="2"/></text:p>
          </table:table-cell>
          <table:table-cell table:style-name="ce35" table:formula="of:=IFERROR([.AC18]/[.S18];0)" office:value-type="percentage" office:value="0.02" calcext:value-type="percentage">
            <text:p>2%</text:p>
          </table:table-cell>
          <table:table-cell table:style-name="ce36" table:formula="of:=[.X18]-[.AC18]" office:value-type="float" office:value="15330000" calcext:value-type="float">
            <text:p><text:s/>15330000 <text:s text:c="2"/></text:p>
          </table:table-cell>
          <table:table-cell table:style-name="ce31" table:formula="of:=IFERROR([.AE18]/[.N18];0)" office:value-type="percentage" office:value="0.4088" calcext:value-type="percentage">
            <text:p>41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07" calcext:value-type="date">
            <text:p>12/7/2019</text:p>
          </table:table-cell>
          <table:table-cell table:style-name="ce11" office:value-type="string" calcext:value-type="string">
            <text:p>BH00151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57</text:p>
          </table:table-cell>
          <table:table-cell table:style-name="ce11" office:value-type="string" calcext:value-type="string">
            <text:p>VT00069</text:p>
          </table:table-cell>
          <table:table-cell table:style-name="ce11" office:value-type="string" calcext:value-type="string">
            <text:p>Grof Buttler Eger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8" calcext:value-type="float">
            <text:p>8.00 </text:p>
          </table:table-cell>
          <table:table-cell table:style-name="ce14" office:value-type="float" office:value="486200" calcext:value-type="float">
            <text:p>486,200.00 </text:p>
          </table:table-cell>
          <table:table-cell table:number-columns-repeated="2" table:style-name="ce15" office:value-type="float" office:value="3889600" calcext:value-type="float">
            <text:p>38896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19]-[.O19]-[.Q19]-[.R19]" office:value-type="float" office:value="0" calcext:value-type="float">
            <text:p>-00 </text:p>
          </table:table-cell>
          <table:table-cell table:style-name="ce21" table:formula="of:=[.S19]*[.AB19]" office:value-type="float" office:value="0" calcext:value-type="float">
            <text:p>-00 </text:p>
          </table:table-cell>
          <table:table-cell table:style-name="ce21" table:formula="of:=[.S19]+[.U18]" office:value-type="float" office:value="35720000" calcext:value-type="float">
            <text:p><text:s/>35720000 </text:p>
          </table:table-cell>
          <table:table-cell table:style-name="ce22" office:value-type="float" office:value="486200" calcext:value-type="float">
            <text:p><text:s/>486200 </text:p>
          </table:table-cell>
          <table:table-cell table:style-name="ce22" table:formula="of:=[.V19]*[.L19]" office:value-type="float" office:value="3889600" calcext:value-type="float">
            <text:p><text:s/>3889600 </text:p>
          </table:table-cell>
          <table:table-cell table:style-name="ce23" table:formula="of:=IF([.N19]=0;0;([.S19]-[.W19]))" office:value-type="float" office:value="-3889600" calcext:value-type="float">
            <text:p><text:s/>(3889600)</text:p>
          </table:table-cell>
          <table:table-cell table:style-name="ce31" table:formula="of:=ABS(IFERROR(IFERROR([.O19]/[.N19];[.O19]/[.Q19]);0))" office:value-type="percentage" office:value="1" calcext:value-type="percentage">
            <text:p>100%</text:p>
          </table:table-cell>
          <table:table-cell table:style-name="ce32" table:formula="of:=IFERROR([.W19]/[.N19];&quot;&quot;)" office:value-type="percentage" office:value="1" calcext:value-type="percentage">
            <text:p>100.0%</text:p>
          </table:table-cell>
          <table:table-cell table:style-name="ce33" table:formula="of:=IF([.N19]=0;0;([.S19]-[.W19])/[.N19])" office:value-type="percentage" office:value="-1" calcext:value-type="percentage">
            <text:p>-100.0%</text:p>
          </table:table-cell>
          <table:table-cell table:style-name="ce21" table:formula="of:=IF([.K19]=&quot;Chai&quot;;1;0)" office:value-type="float" office:value="1" calcext:value-type="float">
            <text:p><text:s/>1 </text:p>
          </table:table-cell>
          <table:table-cell table:style-name="ce34" table:formula="of:=IF(OR([.Y19]&gt;15%;AND([.Y19]&gt;15%;[.S19]&lt;0));[.S19]*2%*[.AB19];IF([.U19]&lt;100000000;[.S19]*9%*[.AB19];[.S19]*12%*[.AB19]))" office:value-type="float" office:value="0" calcext:value-type="float">
            <text:p>-00 <text:s text:c="2"/></text:p>
          </table:table-cell>
          <table:table-cell table:style-name="ce35" table:formula="of:=IFERROR([.AC19]/[.S19];0)" office:value-type="percentage" office:value="0" calcext:value-type="percentage">
            <text:p>0%</text:p>
          </table:table-cell>
          <table:table-cell table:style-name="ce36" table:formula="of:=[.X19]-[.AC19]" office:value-type="float" office:value="-3889600" calcext:value-type="float">
            <text:p>-3889600 <text:s text:c="2"/></text:p>
          </table:table-cell>
          <table:table-cell table:style-name="ce31" table:formula="of:=IFERROR([.AE19]/[.N19];0)" office:value-type="percentage" office:value="-1" calcext:value-type="percentage">
            <text:p>-10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0" calcext:value-type="date">
            <text:p>12/10/2019</text:p>
          </table:table-cell>
          <table:table-cell table:style-name="ce11" office:value-type="string" calcext:value-type="string">
            <text:p>BH00168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57</text:p>
          </table:table-cell>
          <table:table-cell table:style-name="ce11" office:value-type="string" calcext:value-type="string">
            <text:p>VT00217</text:p>
          </table:table-cell>
          <table:table-cell table:style-name="ce11" office:value-type="string" calcext:value-type="string">
            <text:p>Hộp đơn đen bằng da viền cam (ngôi sao nhỏ)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50" calcext:value-type="float">
            <text:p>50.00 </text:p>
          </table:table-cell>
          <table:table-cell table:style-name="ce14" office:value-type="float" office:value="150000" calcext:value-type="float">
            <text:p>150,000.00 </text:p>
          </table:table-cell>
          <table:table-cell table:style-name="ce15" office:value-type="float" office:value="7500000" calcext:value-type="float">
            <text:p>750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20]-[.O20]-[.Q20]-[.R20]" office:value-type="float" office:value="7500000" calcext:value-type="float">
            <text:p><text:s/>7500000 </text:p>
          </table:table-cell>
          <table:table-cell table:style-name="ce21" table:formula="of:=[.S20]*[.AB20]" office:value-type="float" office:value="0" calcext:value-type="float">
            <text:p>-00 </text:p>
          </table:table-cell>
          <table:table-cell table:style-name="ce21" table:formula="of:=[.S20]+[.U19]" office:value-type="float" office:value="43220000" calcext:value-type="float">
            <text:p><text:s/>43220000 </text:p>
          </table:table-cell>
          <table:table-cell table:style-name="ce22" office:value-type="float" office:value="113000" calcext:value-type="float">
            <text:p><text:s/>113000 </text:p>
          </table:table-cell>
          <table:table-cell table:style-name="ce22" table:formula="of:=[.V20]*[.L20]" office:value-type="float" office:value="5650000" calcext:value-type="float">
            <text:p><text:s/>5650000 </text:p>
          </table:table-cell>
          <table:table-cell table:style-name="ce23" table:formula="of:=IF([.N20]=0;0;([.S20]-[.W20]))" office:value-type="float" office:value="1850000" calcext:value-type="float">
            <text:p><text:s/>1850000 </text:p>
          </table:table-cell>
          <table:table-cell table:style-name="ce31" table:formula="of:=ABS(IFERROR(IFERROR([.O20]/[.N20];[.O20]/[.Q20]);0))" office:value-type="percentage" office:value="0" calcext:value-type="percentage">
            <text:p>0%</text:p>
          </table:table-cell>
          <table:table-cell table:style-name="ce32" table:formula="of:=IFERROR([.W20]/[.N20];&quot;&quot;)" office:value-type="percentage" office:value="0.753333333333333" calcext:value-type="percentage">
            <text:p>75.3%</text:p>
          </table:table-cell>
          <table:table-cell table:style-name="ce33" table:formula="of:=IF([.N20]=0;0;([.S20]-[.W20])/[.N20])" office:value-type="percentage" office:value="0.246666666666667" calcext:value-type="percentage">
            <text:p>24.7%</text:p>
          </table:table-cell>
          <table:table-cell table:style-name="ce21" table:formula="of:=IF([.K20]=&quot;Chai&quot;;1;0)" office:value-type="float" office:value="0" calcext:value-type="float">
            <text:p>-00 </text:p>
          </table:table-cell>
          <table:table-cell table:style-name="ce34" table:formula="of:=IF(OR([.Y20]&gt;15%;AND([.Y20]&gt;15%;[.S20]&lt;0));[.S20]*2%*[.AB20];IF([.U20]&lt;100000000;[.S20]*9%*[.AB20];[.S20]*12%*[.AB20]))" office:value-type="float" office:value="0" calcext:value-type="float">
            <text:p>-00 <text:s text:c="2"/></text:p>
          </table:table-cell>
          <table:table-cell table:style-name="ce35" table:formula="of:=IFERROR([.AC20]/[.S20];0)" office:value-type="percentage" office:value="0" calcext:value-type="percentage">
            <text:p>0%</text:p>
          </table:table-cell>
          <table:table-cell table:style-name="ce36" table:formula="of:=[.X20]-[.AC20]" office:value-type="float" office:value="1850000" calcext:value-type="float">
            <text:p><text:s/>1850000 <text:s text:c="2"/></text:p>
          </table:table-cell>
          <table:table-cell table:style-name="ce31" table:formula="of:=IFERROR([.AE20]/[.N20];0)" office:value-type="percentage" office:value="0.246666666666667" calcext:value-type="percentage">
            <text:p>25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2" calcext:value-type="date">
            <text:p>12/12/2019</text:p>
          </table:table-cell>
          <table:table-cell table:style-name="ce11" office:value-type="string" calcext:value-type="string">
            <text:p>BH00174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006</text:p>
          </table:table-cell>
          <table:table-cell table:style-name="ce11" office:value-type="string" calcext:value-type="string">
            <text:p>MEGALE 2016 NegroAmaro (White Label)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89" calcext:value-type="float">
            <text:p>89.00 </text:p>
          </table:table-cell>
          <table:table-cell table:style-name="ce14" office:value-type="float" office:value="395000" calcext:value-type="float">
            <text:p>395,000.00 </text:p>
          </table:table-cell>
          <table:table-cell table:style-name="ce15" office:value-type="float" office:value="35155000" calcext:value-type="float">
            <text:p>35155000 </text:p>
          </table:table-cell>
          <table:table-cell table:style-name="ce15" office:value-type="float" office:value="17577500" calcext:value-type="float">
            <text:p>175775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21]-[.O21]-[.Q21]-[.R21]" office:value-type="float" office:value="17577500" calcext:value-type="float">
            <text:p><text:s/>17577500 </text:p>
          </table:table-cell>
          <table:table-cell table:style-name="ce21" table:formula="of:=[.S21]*[.AB21]" office:value-type="float" office:value="17577500" calcext:value-type="float">
            <text:p><text:s/>17577500 </text:p>
          </table:table-cell>
          <table:table-cell table:style-name="ce21" table:formula="of:=[.S21]+[.U20]" office:value-type="float" office:value="60797500" calcext:value-type="float">
            <text:p><text:s/>60797500 </text:p>
          </table:table-cell>
          <table:table-cell table:style-name="ce22" office:value-type="float" office:value="175175" calcext:value-type="float">
            <text:p><text:s/>175175 </text:p>
          </table:table-cell>
          <table:table-cell table:style-name="ce22" table:formula="of:=[.V21]*[.L21]" office:value-type="float" office:value="15590575" calcext:value-type="float">
            <text:p><text:s/>15590575 </text:p>
          </table:table-cell>
          <table:table-cell table:style-name="ce23" table:formula="of:=IF([.N21]=0;0;([.S21]-[.W21]))" office:value-type="float" office:value="1986925" calcext:value-type="float">
            <text:p><text:s/>1986925 </text:p>
          </table:table-cell>
          <table:table-cell table:style-name="ce31" table:formula="of:=ABS(IFERROR(IFERROR([.O21]/[.N21];[.O21]/[.Q21]);0))" office:value-type="percentage" office:value="0.5" calcext:value-type="percentage">
            <text:p>50%</text:p>
          </table:table-cell>
          <table:table-cell table:style-name="ce32" table:formula="of:=IFERROR([.W21]/[.N21];&quot;&quot;)" office:value-type="percentage" office:value="0.443481012658228" calcext:value-type="percentage">
            <text:p>44.3%</text:p>
          </table:table-cell>
          <table:table-cell table:style-name="ce33" table:formula="of:=IF([.N21]=0;0;([.S21]-[.W21])/[.N21])" office:value-type="percentage" office:value="0.0565189873417722" calcext:value-type="percentage">
            <text:p>5.7%</text:p>
          </table:table-cell>
          <table:table-cell table:style-name="ce21" table:formula="of:=IF([.K21]=&quot;Chai&quot;;1;0)" office:value-type="float" office:value="1" calcext:value-type="float">
            <text:p><text:s/>1 </text:p>
          </table:table-cell>
          <table:table-cell table:style-name="ce34" table:formula="of:=IF(OR([.Y21]&gt;15%;AND([.Y21]&gt;15%;[.S21]&lt;0));[.S21]*2%*[.AB21];IF([.U21]&lt;100000000;[.S21]*9%*[.AB21];[.S21]*12%*[.AB21]))" office:value-type="float" office:value="351550" calcext:value-type="float">
            <text:p><text:s/>351550 <text:s text:c="2"/></text:p>
          </table:table-cell>
          <table:table-cell table:style-name="ce35" table:formula="of:=IFERROR([.AC21]/[.S21];0)" office:value-type="percentage" office:value="0.02" calcext:value-type="percentage">
            <text:p>2%</text:p>
          </table:table-cell>
          <table:table-cell table:style-name="ce36" table:formula="of:=[.X21]-[.AC21]" office:value-type="float" office:value="1635375" calcext:value-type="float">
            <text:p><text:s/>1635375 <text:s text:c="2"/></text:p>
          </table:table-cell>
          <table:table-cell table:style-name="ce31" table:formula="of:=IFERROR([.AE21]/[.N21];0)" office:value-type="percentage" office:value="0.0465189873417722" calcext:value-type="percentage">
            <text:p>5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2" calcext:value-type="date">
            <text:p>12/12/2019</text:p>
          </table:table-cell>
          <table:table-cell table:style-name="ce11" office:value-type="string" calcext:value-type="string">
            <text:p>BH00174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007</text:p>
          </table:table-cell>
          <table:table-cell table:style-name="ce11" office:value-type="string" calcext:value-type="string">
            <text:p>M 2017 Merlot Malvasia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61" calcext:value-type="float">
            <text:p>61.00 </text:p>
          </table:table-cell>
          <table:table-cell table:style-name="ce14" office:value-type="float" office:value="425000" calcext:value-type="float">
            <text:p>425,000.00 </text:p>
          </table:table-cell>
          <table:table-cell table:style-name="ce15" office:value-type="float" office:value="25925000" calcext:value-type="float">
            <text:p>25925000 </text:p>
          </table:table-cell>
          <table:table-cell table:style-name="ce15" office:value-type="float" office:value="12962500" calcext:value-type="float">
            <text:p>129625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22]-[.O22]-[.Q22]-[.R22]" office:value-type="float" office:value="12962500" calcext:value-type="float">
            <text:p><text:s/>12962500 </text:p>
          </table:table-cell>
          <table:table-cell table:style-name="ce21" table:formula="of:=[.S22]*[.AB22]" office:value-type="float" office:value="12962500" calcext:value-type="float">
            <text:p><text:s/>12962500 </text:p>
          </table:table-cell>
          <table:table-cell table:style-name="ce21" table:formula="of:=[.S22]+[.U21]" office:value-type="float" office:value="73760000" calcext:value-type="float">
            <text:p><text:s/>73760000 </text:p>
          </table:table-cell>
          <table:table-cell table:style-name="ce22" office:value-type="float" office:value="203500" calcext:value-type="float">
            <text:p><text:s/>203500 </text:p>
          </table:table-cell>
          <table:table-cell table:style-name="ce22" table:formula="of:=[.V22]*[.L22]" office:value-type="float" office:value="12413500" calcext:value-type="float">
            <text:p><text:s/>12413500 </text:p>
          </table:table-cell>
          <table:table-cell table:style-name="ce23" table:formula="of:=IF([.N22]=0;0;([.S22]-[.W22]))" office:value-type="float" office:value="549000" calcext:value-type="float">
            <text:p><text:s/>549000 </text:p>
          </table:table-cell>
          <table:table-cell table:style-name="ce31" table:formula="of:=ABS(IFERROR(IFERROR([.O22]/[.N22];[.O22]/[.Q22]);0))" office:value-type="percentage" office:value="0.5" calcext:value-type="percentage">
            <text:p>50%</text:p>
          </table:table-cell>
          <table:table-cell table:style-name="ce32" table:formula="of:=IFERROR([.W22]/[.N22];&quot;&quot;)" office:value-type="percentage" office:value="0.478823529411765" calcext:value-type="percentage">
            <text:p>47.9%</text:p>
          </table:table-cell>
          <table:table-cell table:style-name="ce33" table:formula="of:=IF([.N22]=0;0;([.S22]-[.W22])/[.N22])" office:value-type="percentage" office:value="0.0211764705882353" calcext:value-type="percentage">
            <text:p>2.1%</text:p>
          </table:table-cell>
          <table:table-cell table:style-name="ce21" table:formula="of:=IF([.K22]=&quot;Chai&quot;;1;0)" office:value-type="float" office:value="1" calcext:value-type="float">
            <text:p><text:s/>1 </text:p>
          </table:table-cell>
          <table:table-cell table:style-name="ce34" table:formula="of:=IF(OR([.Y22]&gt;15%;AND([.Y22]&gt;15%;[.S22]&lt;0));[.S22]*2%*[.AB22];IF([.U22]&lt;100000000;[.S22]*9%*[.AB22];[.S22]*12%*[.AB22]))" office:value-type="float" office:value="259250" calcext:value-type="float">
            <text:p><text:s/>259250 <text:s text:c="2"/></text:p>
          </table:table-cell>
          <table:table-cell table:style-name="ce35" table:formula="of:=IFERROR([.AC22]/[.S22];0)" office:value-type="percentage" office:value="0.02" calcext:value-type="percentage">
            <text:p>2%</text:p>
          </table:table-cell>
          <table:table-cell table:style-name="ce36" table:formula="of:=[.X22]-[.AC22]" office:value-type="float" office:value="289750" calcext:value-type="float">
            <text:p><text:s/>289750 <text:s text:c="2"/></text:p>
          </table:table-cell>
          <table:table-cell table:style-name="ce31" table:formula="of:=IFERROR([.AE22]/[.N22];0)" office:value-type="percentage" office:value="0.0111764705882353" calcext:value-type="percentage">
            <text:p>1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2" calcext:value-type="date">
            <text:p>12/12/2019</text:p>
          </table:table-cell>
          <table:table-cell table:style-name="ce11" office:value-type="string" calcext:value-type="string">
            <text:p>BTL00032</text:p>
          </table:table-cell>
          <table:table-cell table:style-name="ce10" office:value-type="date" office:date-value="2019-12-27" calcext:value-type="date">
            <text:p>12/27/2019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006</text:p>
          </table:table-cell>
          <table:table-cell table:style-name="ce11" office:value-type="string" calcext:value-type="string">
            <text:p>MEGALE 2016 NegroAmaro (White Label)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0" calcext:value-type="float">
            <text:p>0.00 </text:p>
          </table:table-cell>
          <table:table-cell table:style-name="ce14" office:value-type="float" office:value="395000" calcext:value-type="float">
            <text:p>395,000.00 </text:p>
          </table:table-cell>
          <table:table-cell table:style-name="ce15" office:value-type="float" office:value="0" calcext:value-type="float">
            <text:p>0 </text:p>
          </table:table-cell>
          <table:table-cell table:style-name="ce15" office:value-type="float" office:value="-8887500" calcext:value-type="float">
            <text:p>(8887500)</text:p>
          </table:table-cell>
          <table:table-cell table:style-name="ce14" office:value-type="float" office:value="45" calcext:value-type="float">
            <text:p>45.00 </text:p>
          </table:table-cell>
          <table:table-cell table:style-name="ce15" office:value-type="float" office:value="17775000" calcext:value-type="float">
            <text:p>17775000 </text:p>
          </table:table-cell>
          <table:table-cell table:style-name="ce15" office:value-type="float" office:value="0" calcext:value-type="float">
            <text:p>0 </text:p>
          </table:table-cell>
          <table:table-cell table:style-name="ce21" table:formula="of:=[.N23]-[.O23]-[.Q23]-[.R23]" office:value-type="float" office:value="-8887500" calcext:value-type="float">
            <text:p><text:s/>(8887500)</text:p>
          </table:table-cell>
          <table:table-cell table:style-name="ce21" table:formula="of:=[.S23]*[.AB23]" office:value-type="float" office:value="-8887500" calcext:value-type="float">
            <text:p><text:s/>(8887500)</text:p>
          </table:table-cell>
          <table:table-cell table:style-name="ce21" table:formula="of:=[.S23]+[.U22]" office:value-type="float" office:value="64872500" calcext:value-type="float">
            <text:p><text:s/>64872500 </text:p>
          </table:table-cell>
          <table:table-cell table:style-name="ce22" office:value-type="float" office:value="175175" calcext:value-type="float">
            <text:p><text:s/>175175 </text:p>
          </table:table-cell>
          <table:table-cell table:style-name="ce22" table:formula="of:=[.V23]*[.L23]" office:value-type="float" office:value="0" calcext:value-type="float">
            <text:p>-00 </text:p>
          </table:table-cell>
          <table:table-cell table:style-name="ce23" table:formula="of:=IF([.N23]=0;0;([.S23]-[.W23]))" office:value-type="float" office:value="0" calcext:value-type="float">
            <text:p>-00 </text:p>
          </table:table-cell>
          <table:table-cell table:style-name="ce31" table:formula="of:=ABS(IFERROR(IFERROR([.O23]/[.N23];[.O23]/[.Q23]);0))" office:value-type="percentage" office:value="0.5" calcext:value-type="percentage">
            <text:p>50%</text:p>
          </table:table-cell>
          <table:table-cell table:style-name="ce32" table:formula="of:=IFERROR([.W23]/[.N23];&quot;&quot;)">
            <text:p/>
          </table:table-cell>
          <table:table-cell table:style-name="ce33" table:formula="of:=IF([.N23]=0;0;([.S23]-[.W23])/[.N23])" office:value-type="percentage" office:value="0" calcext:value-type="percentage">
            <text:p>0.0%</text:p>
          </table:table-cell>
          <table:table-cell table:style-name="ce21" table:formula="of:=IF([.K23]=&quot;Chai&quot;;1;0)" office:value-type="float" office:value="1" calcext:value-type="float">
            <text:p><text:s/>1 </text:p>
          </table:table-cell>
          <table:table-cell table:style-name="ce34" table:formula="of:=IF(OR([.Y23]&gt;15%;AND([.Y23]&gt;15%;[.S23]&lt;0));[.S23]*2%*[.AB23];IF([.U23]&lt;100000000;[.S23]*9%*[.AB23];[.S23]*12%*[.AB23]))" office:value-type="float" office:value="-177750" calcext:value-type="float">
            <text:p>-177750 <text:s text:c="2"/></text:p>
          </table:table-cell>
          <table:table-cell table:style-name="ce35" table:formula="of:=IFERROR([.AC23]/[.S23];0)" office:value-type="percentage" office:value="0.02" calcext:value-type="percentage">
            <text:p>2%</text:p>
          </table:table-cell>
          <table:table-cell table:style-name="ce36" table:formula="of:=[.X23]-[.AC23]" office:value-type="float" office:value="177750" calcext:value-type="float">
            <text:p><text:s/>177750 <text:s text:c="2"/></text:p>
          </table:table-cell>
          <table:table-cell table:style-name="ce31" table:formula="of:=IFERROR([.AE23]/[.N23];0)" office:value-type="percentage" office:value="0" calcext:value-type="percentage">
            <text:p>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2" calcext:value-type="date">
            <text:p>12/12/2019</text:p>
          </table:table-cell>
          <table:table-cell table:style-name="ce11" office:value-type="string" calcext:value-type="string">
            <text:p>BTL00032</text:p>
          </table:table-cell>
          <table:table-cell table:style-name="ce10" office:value-type="date" office:date-value="2019-12-27" calcext:value-type="date">
            <text:p>12/27/2019</text:p>
          </table:table-cell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007</text:p>
          </table:table-cell>
          <table:table-cell table:style-name="ce11" office:value-type="string" calcext:value-type="string">
            <text:p>M 2017 Merlot Malvasia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0" calcext:value-type="float">
            <text:p>0.00 </text:p>
          </table:table-cell>
          <table:table-cell table:style-name="ce14" office:value-type="float" office:value="425000" calcext:value-type="float">
            <text:p>425,000.00 </text:p>
          </table:table-cell>
          <table:table-cell table:style-name="ce15" office:value-type="float" office:value="0" calcext:value-type="float">
            <text:p>0 </text:p>
          </table:table-cell>
          <table:table-cell table:style-name="ce15" office:value-type="float" office:value="-5100000" calcext:value-type="float">
            <text:p>(5100000)</text:p>
          </table:table-cell>
          <table:table-cell table:style-name="ce14" office:value-type="float" office:value="24" calcext:value-type="float">
            <text:p>24.00 </text:p>
          </table:table-cell>
          <table:table-cell table:style-name="ce15" office:value-type="float" office:value="10200000" calcext:value-type="float">
            <text:p>10200000 </text:p>
          </table:table-cell>
          <table:table-cell table:style-name="ce15" office:value-type="float" office:value="0" calcext:value-type="float">
            <text:p>0 </text:p>
          </table:table-cell>
          <table:table-cell table:style-name="ce21" table:formula="of:=[.N24]-[.O24]-[.Q24]-[.R24]" office:value-type="float" office:value="-5100000" calcext:value-type="float">
            <text:p><text:s/>(5100000)</text:p>
          </table:table-cell>
          <table:table-cell table:style-name="ce21" table:formula="of:=[.S24]*[.AB24]" office:value-type="float" office:value="-5100000" calcext:value-type="float">
            <text:p><text:s/>(5100000)</text:p>
          </table:table-cell>
          <table:table-cell table:style-name="ce21" table:formula="of:=[.S24]+[.U23]" office:value-type="float" office:value="59772500" calcext:value-type="float">
            <text:p><text:s/>59772500 </text:p>
          </table:table-cell>
          <table:table-cell table:style-name="ce22" office:value-type="float" office:value="203500" calcext:value-type="float">
            <text:p><text:s/>203500 </text:p>
          </table:table-cell>
          <table:table-cell table:style-name="ce22" table:formula="of:=[.V24]*[.L24]" office:value-type="float" office:value="0" calcext:value-type="float">
            <text:p>-00 </text:p>
          </table:table-cell>
          <table:table-cell table:style-name="ce23" table:formula="of:=IF([.N24]=0;0;([.S24]-[.W24]))" office:value-type="float" office:value="0" calcext:value-type="float">
            <text:p>-00 </text:p>
          </table:table-cell>
          <table:table-cell table:style-name="ce31" table:formula="of:=ABS(IFERROR(IFERROR([.O24]/[.N24];[.O24]/[.Q24]);0))" office:value-type="percentage" office:value="0.5" calcext:value-type="percentage">
            <text:p>50%</text:p>
          </table:table-cell>
          <table:table-cell table:style-name="ce32" table:formula="of:=IFERROR([.W24]/[.N24];&quot;&quot;)">
            <text:p/>
          </table:table-cell>
          <table:table-cell table:style-name="ce33" table:formula="of:=IF([.N24]=0;0;([.S24]-[.W24])/[.N24])" office:value-type="percentage" office:value="0" calcext:value-type="percentage">
            <text:p>0.0%</text:p>
          </table:table-cell>
          <table:table-cell table:style-name="ce21" table:formula="of:=IF([.K24]=&quot;Chai&quot;;1;0)" office:value-type="float" office:value="1" calcext:value-type="float">
            <text:p><text:s/>1 </text:p>
          </table:table-cell>
          <table:table-cell table:style-name="ce34" table:formula="of:=IF(OR([.Y24]&gt;15%;AND([.Y24]&gt;15%;[.S24]&lt;0));[.S24]*2%*[.AB24];IF([.U24]&lt;100000000;[.S24]*9%*[.AB24];[.S24]*12%*[.AB24]))" office:value-type="float" office:value="-102000" calcext:value-type="float">
            <text:p>-102000 <text:s text:c="2"/></text:p>
          </table:table-cell>
          <table:table-cell table:style-name="ce35" table:formula="of:=IFERROR([.AC24]/[.S24];0)" office:value-type="percentage" office:value="0.02" calcext:value-type="percentage">
            <text:p>2%</text:p>
          </table:table-cell>
          <table:table-cell table:style-name="ce36" table:formula="of:=[.X24]-[.AC24]" office:value-type="float" office:value="102000" calcext:value-type="float">
            <text:p><text:s/>102000 <text:s text:c="2"/></text:p>
          </table:table-cell>
          <table:table-cell table:style-name="ce31" table:formula="of:=IFERROR([.AE24]/[.N24];0)" office:value-type="percentage" office:value="0" calcext:value-type="percentage">
            <text:p>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8" calcext:value-type="date">
            <text:p>12/18/2019</text:p>
          </table:table-cell>
          <table:table-cell table:style-name="ce11" office:value-type="string" calcext:value-type="string">
            <text:p>BH00195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21</text:p>
          </table:table-cell>
          <table:table-cell table:style-name="ce11" office:value-type="string" calcext:value-type="string">
            <text:p>VT00020</text:p>
          </table:table-cell>
          <table:table-cell table:style-name="ce11" office:value-type="string" calcext:value-type="string">
            <text:p>SEVEN 7 Merlot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36" calcext:value-type="float">
            <text:p>36.00 </text:p>
          </table:table-cell>
          <table:table-cell table:style-name="ce14" office:value-type="float" office:value="950000" calcext:value-type="float">
            <text:p>950,000.00 </text:p>
          </table:table-cell>
          <table:table-cell table:style-name="ce15" office:value-type="float" office:value="34200000" calcext:value-type="float">
            <text:p>3420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25]-[.O25]-[.Q25]-[.R25]" office:value-type="float" office:value="34200000" calcext:value-type="float">
            <text:p><text:s/>34200000 </text:p>
          </table:table-cell>
          <table:table-cell table:style-name="ce21" table:formula="of:=[.S25]*[.AB25]" office:value-type="float" office:value="34200000" calcext:value-type="float">
            <text:p><text:s/>34200000 </text:p>
          </table:table-cell>
          <table:table-cell table:style-name="ce21" table:formula="of:=[.S25]+[.U24]" office:value-type="float" office:value="93972500" calcext:value-type="float">
            <text:p><text:s/>93972500 </text:p>
          </table:table-cell>
          <table:table-cell table:style-name="ce22" office:value-type="float" office:value="283800" calcext:value-type="float">
            <text:p><text:s/>283800 </text:p>
          </table:table-cell>
          <table:table-cell table:style-name="ce22" table:formula="of:=[.V25]*[.L25]" office:value-type="float" office:value="10216800" calcext:value-type="float">
            <text:p><text:s/>10216800 </text:p>
          </table:table-cell>
          <table:table-cell table:style-name="ce23" table:formula="of:=IF([.N25]=0;0;([.S25]-[.W25]))" office:value-type="float" office:value="23983200" calcext:value-type="float">
            <text:p><text:s/>23983200 </text:p>
          </table:table-cell>
          <table:table-cell table:style-name="ce31" table:formula="of:=ABS(IFERROR(IFERROR([.O25]/[.N25];[.O25]/[.Q25]);0))" office:value-type="percentage" office:value="0" calcext:value-type="percentage">
            <text:p>0%</text:p>
          </table:table-cell>
          <table:table-cell table:style-name="ce32" table:formula="of:=IFERROR([.W25]/[.N25];&quot;&quot;)" office:value-type="percentage" office:value="0.298736842105263" calcext:value-type="percentage">
            <text:p>29.9%</text:p>
          </table:table-cell>
          <table:table-cell table:style-name="ce33" table:formula="of:=IF([.N25]=0;0;([.S25]-[.W25])/[.N25])" office:value-type="percentage" office:value="0.701263157894737" calcext:value-type="percentage">
            <text:p>70.1%</text:p>
          </table:table-cell>
          <table:table-cell table:style-name="ce21" table:formula="of:=IF([.K25]=&quot;Chai&quot;;1;0)" office:value-type="float" office:value="1" calcext:value-type="float">
            <text:p><text:s/>1 </text:p>
          </table:table-cell>
          <table:table-cell table:style-name="ce34" table:formula="of:=IF(OR([.Y25]&gt;15%;AND([.Y25]&gt;15%;[.S25]&lt;0));[.S25]*2%*[.AB25];IF([.U25]&lt;100000000;[.S25]*9%*[.AB25];[.S25]*12%*[.AB25]))" office:value-type="float" office:value="3078000" calcext:value-type="float">
            <text:p><text:s/>3078000 <text:s text:c="2"/></text:p>
          </table:table-cell>
          <table:table-cell table:style-name="ce35" table:formula="of:=IFERROR([.AC25]/[.S25];0)" office:value-type="percentage" office:value="0.09" calcext:value-type="percentage">
            <text:p>9%</text:p>
          </table:table-cell>
          <table:table-cell table:style-name="ce36" table:formula="of:=[.X25]-[.AC25]" office:value-type="float" office:value="20905200" calcext:value-type="float">
            <text:p><text:s/>20905200 <text:s text:c="2"/></text:p>
          </table:table-cell>
          <table:table-cell table:style-name="ce31" table:formula="of:=IFERROR([.AE25]/[.N25];0)" office:value-type="percentage" office:value="0.611263157894737" calcext:value-type="percentage">
            <text:p>61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8" calcext:value-type="date">
            <text:p>12/18/2019</text:p>
          </table:table-cell>
          <table:table-cell table:style-name="ce11" office:value-type="string" calcext:value-type="string">
            <text:p>BH00195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21</text:p>
          </table:table-cell>
          <table:table-cell table:style-name="ce11" office:value-type="string" calcext:value-type="string">
            <text:p>VT00214</text:p>
          </table:table-cell>
          <table:table-cell table:style-name="ce11" office:value-type="string" calcext:value-type="string">
            <text:p>Hộp gỗ đơn to có dây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0" calcext:value-type="float">
            <text:p>10.00 </text:p>
          </table:table-cell>
          <table:table-cell table:style-name="ce14" office:value-type="float" office:value="75000" calcext:value-type="float">
            <text:p>75,000.00 </text:p>
          </table:table-cell>
          <table:table-cell table:style-name="ce15" office:value-type="float" office:value="750000" calcext:value-type="float">
            <text:p>75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26]-[.O26]-[.Q26]-[.R26]" office:value-type="float" office:value="750000" calcext:value-type="float">
            <text:p><text:s/>750000 </text:p>
          </table:table-cell>
          <table:table-cell table:style-name="ce21" table:formula="of:=[.S26]*[.AB26]" office:value-type="float" office:value="0" calcext:value-type="float">
            <text:p>-00 </text:p>
          </table:table-cell>
          <table:table-cell table:style-name="ce21" table:formula="of:=[.S26]+[.U25]" office:value-type="float" office:value="94722500" calcext:value-type="float">
            <text:p><text:s/>94722500 </text:p>
          </table:table-cell>
          <table:table-cell table:style-name="ce22" office:value-type="float" office:value="60000" calcext:value-type="float">
            <text:p><text:s/>60000 </text:p>
          </table:table-cell>
          <table:table-cell table:style-name="ce22" table:formula="of:=[.V26]*[.L26]" office:value-type="float" office:value="600000" calcext:value-type="float">
            <text:p><text:s/>600000 </text:p>
          </table:table-cell>
          <table:table-cell table:style-name="ce23" table:formula="of:=IF([.N26]=0;0;([.S26]-[.W26]))" office:value-type="float" office:value="150000" calcext:value-type="float">
            <text:p><text:s/>150000 </text:p>
          </table:table-cell>
          <table:table-cell table:style-name="ce31" table:formula="of:=ABS(IFERROR(IFERROR([.O26]/[.N26];[.O26]/[.Q26]);0))" office:value-type="percentage" office:value="0" calcext:value-type="percentage">
            <text:p>0%</text:p>
          </table:table-cell>
          <table:table-cell table:style-name="ce32" table:formula="of:=IFERROR([.W26]/[.N26];&quot;&quot;)" office:value-type="percentage" office:value="0.8" calcext:value-type="percentage">
            <text:p>80.0%</text:p>
          </table:table-cell>
          <table:table-cell table:style-name="ce33" table:formula="of:=IF([.N26]=0;0;([.S26]-[.W26])/[.N26])" office:value-type="percentage" office:value="0.2" calcext:value-type="percentage">
            <text:p>20.0%</text:p>
          </table:table-cell>
          <table:table-cell table:style-name="ce21" table:formula="of:=IF([.K26]=&quot;Chai&quot;;1;0)" office:value-type="float" office:value="0" calcext:value-type="float">
            <text:p>-00 </text:p>
          </table:table-cell>
          <table:table-cell table:style-name="ce34" table:formula="of:=IF(OR([.Y26]&gt;15%;AND([.Y26]&gt;15%;[.S26]&lt;0));[.S26]*2%*[.AB26];IF([.U26]&lt;100000000;[.S26]*9%*[.AB26];[.S26]*12%*[.AB26]))" office:value-type="float" office:value="0" calcext:value-type="float">
            <text:p>-00 <text:s text:c="2"/></text:p>
          </table:table-cell>
          <table:table-cell table:style-name="ce35" table:formula="of:=IFERROR([.AC26]/[.S26];0)" office:value-type="percentage" office:value="0" calcext:value-type="percentage">
            <text:p>0%</text:p>
          </table:table-cell>
          <table:table-cell table:style-name="ce36" table:formula="of:=[.X26]-[.AC26]" office:value-type="float" office:value="150000" calcext:value-type="float">
            <text:p><text:s/>150000 <text:s text:c="2"/></text:p>
          </table:table-cell>
          <table:table-cell table:style-name="ce31" table:formula="of:=IFERROR([.AE26]/[.N26];0)" office:value-type="percentage" office:value="0.2" calcext:value-type="percentage">
            <text:p>2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8" calcext:value-type="date">
            <text:p>12/18/2019</text:p>
          </table:table-cell>
          <table:table-cell table:style-name="ce11" office:value-type="string" calcext:value-type="string">
            <text:p>BH00195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21</text:p>
          </table:table-cell>
          <table:table-cell table:style-name="ce11" office:value-type="string" calcext:value-type="string">
            <text:p>VT00215</text:p>
          </table:table-cell>
          <table:table-cell table:style-name="ce11" office:value-type="string" calcext:value-type="string">
            <text:p>Hộp gỗ đôi to có dây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7" calcext:value-type="float">
            <text:p>7.00 </text:p>
          </table:table-cell>
          <table:table-cell table:style-name="ce14" office:value-type="float" office:value="95000" calcext:value-type="float">
            <text:p>95,000.00 </text:p>
          </table:table-cell>
          <table:table-cell table:style-name="ce15" office:value-type="float" office:value="665000" calcext:value-type="float">
            <text:p>665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27]-[.O27]-[.Q27]-[.R27]" office:value-type="float" office:value="665000" calcext:value-type="float">
            <text:p><text:s/>665000 </text:p>
          </table:table-cell>
          <table:table-cell table:style-name="ce21" table:formula="of:=[.S27]*[.AB27]" office:value-type="float" office:value="0" calcext:value-type="float">
            <text:p>-00 </text:p>
          </table:table-cell>
          <table:table-cell table:style-name="ce21" table:formula="of:=[.S27]+[.U26]" office:value-type="float" office:value="95387500" calcext:value-type="float">
            <text:p><text:s/>95387500 </text:p>
          </table:table-cell>
          <table:table-cell table:style-name="ce22" office:value-type="float" office:value="80000" calcext:value-type="float">
            <text:p><text:s/>80000 </text:p>
          </table:table-cell>
          <table:table-cell table:style-name="ce22" table:formula="of:=[.V27]*[.L27]" office:value-type="float" office:value="560000" calcext:value-type="float">
            <text:p><text:s/>560000 </text:p>
          </table:table-cell>
          <table:table-cell table:style-name="ce23" table:formula="of:=IF([.N27]=0;0;([.S27]-[.W27]))" office:value-type="float" office:value="105000" calcext:value-type="float">
            <text:p><text:s/>105000 </text:p>
          </table:table-cell>
          <table:table-cell table:style-name="ce31" table:formula="of:=ABS(IFERROR(IFERROR([.O27]/[.N27];[.O27]/[.Q27]);0))" office:value-type="percentage" office:value="0" calcext:value-type="percentage">
            <text:p>0%</text:p>
          </table:table-cell>
          <table:table-cell table:style-name="ce32" table:formula="of:=IFERROR([.W27]/[.N27];&quot;&quot;)" office:value-type="percentage" office:value="0.842105263157895" calcext:value-type="percentage">
            <text:p>84.2%</text:p>
          </table:table-cell>
          <table:table-cell table:style-name="ce33" table:formula="of:=IF([.N27]=0;0;([.S27]-[.W27])/[.N27])" office:value-type="percentage" office:value="0.157894736842105" calcext:value-type="percentage">
            <text:p>15.8%</text:p>
          </table:table-cell>
          <table:table-cell table:style-name="ce21" table:formula="of:=IF([.K27]=&quot;Chai&quot;;1;0)" office:value-type="float" office:value="0" calcext:value-type="float">
            <text:p>-00 </text:p>
          </table:table-cell>
          <table:table-cell table:style-name="ce34" table:formula="of:=IF(OR([.Y27]&gt;15%;AND([.Y27]&gt;15%;[.S27]&lt;0));[.S27]*2%*[.AB27];IF([.U27]&lt;100000000;[.S27]*9%*[.AB27];[.S27]*12%*[.AB27]))" office:value-type="float" office:value="0" calcext:value-type="float">
            <text:p>-00 <text:s text:c="2"/></text:p>
          </table:table-cell>
          <table:table-cell table:style-name="ce35" table:formula="of:=IFERROR([.AC27]/[.S27];0)" office:value-type="percentage" office:value="0" calcext:value-type="percentage">
            <text:p>0%</text:p>
          </table:table-cell>
          <table:table-cell table:style-name="ce36" table:formula="of:=[.X27]-[.AC27]" office:value-type="float" office:value="105000" calcext:value-type="float">
            <text:p><text:s/>105000 <text:s text:c="2"/></text:p>
          </table:table-cell>
          <table:table-cell table:style-name="ce31" table:formula="of:=IFERROR([.AE27]/[.N27];0)" office:value-type="percentage" office:value="0.157894736842105" calcext:value-type="percentage">
            <text:p>16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8" calcext:value-type="date">
            <text:p>12/18/2019</text:p>
          </table:table-cell>
          <table:table-cell table:style-name="ce11" office:value-type="string" calcext:value-type="string">
            <text:p>BH00195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21</text:p>
          </table:table-cell>
          <table:table-cell table:style-name="ce11" office:value-type="string" calcext:value-type="string">
            <text:p>VT00020</text:p>
          </table:table-cell>
          <table:table-cell table:style-name="ce11" office:value-type="string" calcext:value-type="string">
            <text:p>SEVEN 7 Merlot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9" calcext:value-type="float">
            <text:p>9.00 </text:p>
          </table:table-cell>
          <table:table-cell table:style-name="ce14" office:value-type="float" office:value="950000" calcext:value-type="float">
            <text:p>950,000.00 </text:p>
          </table:table-cell>
          <table:table-cell table:number-columns-repeated="2" table:style-name="ce15" office:value-type="float" office:value="8550000" calcext:value-type="float">
            <text:p>855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28]-[.O28]-[.Q28]-[.R28]" office:value-type="float" office:value="0" calcext:value-type="float">
            <text:p>-00 </text:p>
          </table:table-cell>
          <table:table-cell table:style-name="ce21" table:formula="of:=[.S28]*[.AB28]" office:value-type="float" office:value="0" calcext:value-type="float">
            <text:p>-00 </text:p>
          </table:table-cell>
          <table:table-cell table:style-name="ce21" table:formula="of:=[.S28]+[.U27]" office:value-type="float" office:value="95387500" calcext:value-type="float">
            <text:p><text:s/>95387500 </text:p>
          </table:table-cell>
          <table:table-cell table:style-name="ce22" office:value-type="float" office:value="283800" calcext:value-type="float">
            <text:p><text:s/>283800 </text:p>
          </table:table-cell>
          <table:table-cell table:style-name="ce22" table:formula="of:=[.V28]*[.L28]" office:value-type="float" office:value="2554200" calcext:value-type="float">
            <text:p><text:s/>2554200 </text:p>
          </table:table-cell>
          <table:table-cell table:style-name="ce23" table:formula="of:=IF([.N28]=0;0;([.S28]-[.W28]))" office:value-type="float" office:value="-2554200" calcext:value-type="float">
            <text:p><text:s/>(2554200)</text:p>
          </table:table-cell>
          <table:table-cell table:style-name="ce31" table:formula="of:=ABS(IFERROR(IFERROR([.O28]/[.N28];[.O28]/[.Q28]);0))" office:value-type="percentage" office:value="1" calcext:value-type="percentage">
            <text:p>100%</text:p>
          </table:table-cell>
          <table:table-cell table:style-name="ce32" table:formula="of:=IFERROR([.W28]/[.N28];&quot;&quot;)" office:value-type="percentage" office:value="0.298736842105263" calcext:value-type="percentage">
            <text:p>29.9%</text:p>
          </table:table-cell>
          <table:table-cell table:style-name="ce33" table:formula="of:=IF([.N28]=0;0;([.S28]-[.W28])/[.N28])" office:value-type="percentage" office:value="-0.298736842105263" calcext:value-type="percentage">
            <text:p>-29.9%</text:p>
          </table:table-cell>
          <table:table-cell table:style-name="ce21" table:formula="of:=IF([.K28]=&quot;Chai&quot;;1;0)" office:value-type="float" office:value="1" calcext:value-type="float">
            <text:p><text:s/>1 </text:p>
          </table:table-cell>
          <table:table-cell table:style-name="ce34" table:formula="of:=IF(OR([.Y28]&gt;15%;AND([.Y28]&gt;15%;[.S28]&lt;0));[.S28]*2%*[.AB28];IF([.U28]&lt;100000000;[.S28]*9%*[.AB28];[.S28]*12%*[.AB28]))" office:value-type="float" office:value="0" calcext:value-type="float">
            <text:p>-00 <text:s text:c="2"/></text:p>
          </table:table-cell>
          <table:table-cell table:style-name="ce35" table:formula="of:=IFERROR([.AC28]/[.S28];0)" office:value-type="percentage" office:value="0" calcext:value-type="percentage">
            <text:p>0%</text:p>
          </table:table-cell>
          <table:table-cell table:style-name="ce36" table:formula="of:=[.X28]-[.AC28]" office:value-type="float" office:value="-2554200" calcext:value-type="float">
            <text:p>-2554200 <text:s text:c="2"/></text:p>
          </table:table-cell>
          <table:table-cell table:style-name="ce31" table:formula="of:=IFERROR([.AE28]/[.N28];0)" office:value-type="percentage" office:value="-0.298736842105263" calcext:value-type="percentage">
            <text:p>-3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8" calcext:value-type="date">
            <text:p>12/18/2019</text:p>
          </table:table-cell>
          <table:table-cell table:style-name="ce11" office:value-type="string" calcext:value-type="string">
            <text:p>BH00195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21</text:p>
          </table:table-cell>
          <table:table-cell table:style-name="ce11" office:value-type="string" calcext:value-type="string">
            <text:p>VT00056</text:p>
          </table:table-cell>
          <table:table-cell table:style-name="ce11" office:value-type="string" calcext:value-type="string">
            <text:p>Ant Moore Sauvignon Blanc 2017 Marlborough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685000" calcext:value-type="float">
            <text:p>685,000.00 </text:p>
          </table:table-cell>
          <table:table-cell table:number-columns-repeated="2" table:style-name="ce15" office:value-type="float" office:value="685000" calcext:value-type="float">
            <text:p>685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29]-[.O29]-[.Q29]-[.R29]" office:value-type="float" office:value="0" calcext:value-type="float">
            <text:p>-00 </text:p>
          </table:table-cell>
          <table:table-cell table:style-name="ce21" table:formula="of:=[.S29]*[.AB29]" office:value-type="float" office:value="0" calcext:value-type="float">
            <text:p>-00 </text:p>
          </table:table-cell>
          <table:table-cell table:style-name="ce21" table:formula="of:=[.S29]+[.U28]" office:value-type="float" office:value="95387500" calcext:value-type="float">
            <text:p><text:s/>95387500 </text:p>
          </table:table-cell>
          <table:table-cell table:style-name="ce22" office:value-type="float" office:value="217800" calcext:value-type="float">
            <text:p><text:s/>217800 </text:p>
          </table:table-cell>
          <table:table-cell table:style-name="ce22" table:formula="of:=[.V29]*[.L29]" office:value-type="float" office:value="217800" calcext:value-type="float">
            <text:p><text:s/>217800 </text:p>
          </table:table-cell>
          <table:table-cell table:style-name="ce23" table:formula="of:=IF([.N29]=0;0;([.S29]-[.W29]))" office:value-type="float" office:value="-217800" calcext:value-type="float">
            <text:p><text:s/>(217800)</text:p>
          </table:table-cell>
          <table:table-cell table:style-name="ce31" table:formula="of:=ABS(IFERROR(IFERROR([.O29]/[.N29];[.O29]/[.Q29]);0))" office:value-type="percentage" office:value="1" calcext:value-type="percentage">
            <text:p>100%</text:p>
          </table:table-cell>
          <table:table-cell table:style-name="ce32" table:formula="of:=IFERROR([.W29]/[.N29];&quot;&quot;)" office:value-type="percentage" office:value="0.317956204379562" calcext:value-type="percentage">
            <text:p>31.8%</text:p>
          </table:table-cell>
          <table:table-cell table:style-name="ce33" table:formula="of:=IF([.N29]=0;0;([.S29]-[.W29])/[.N29])" office:value-type="percentage" office:value="-0.317956204379562" calcext:value-type="percentage">
            <text:p>-31.8%</text:p>
          </table:table-cell>
          <table:table-cell table:style-name="ce21" table:formula="of:=IF([.K29]=&quot;Chai&quot;;1;0)" office:value-type="float" office:value="1" calcext:value-type="float">
            <text:p><text:s/>1 </text:p>
          </table:table-cell>
          <table:table-cell table:style-name="ce34" table:formula="of:=IF(OR([.Y29]&gt;15%;AND([.Y29]&gt;15%;[.S29]&lt;0));[.S29]*2%*[.AB29];IF([.U29]&lt;100000000;[.S29]*9%*[.AB29];[.S29]*12%*[.AB29]))" office:value-type="float" office:value="0" calcext:value-type="float">
            <text:p>-00 <text:s text:c="2"/></text:p>
          </table:table-cell>
          <table:table-cell table:style-name="ce35" table:formula="of:=IFERROR([.AC29]/[.S29];0)" office:value-type="percentage" office:value="0" calcext:value-type="percentage">
            <text:p>0%</text:p>
          </table:table-cell>
          <table:table-cell table:style-name="ce36" table:formula="of:=[.X29]-[.AC29]" office:value-type="float" office:value="-217800" calcext:value-type="float">
            <text:p>-217800 <text:s text:c="2"/></text:p>
          </table:table-cell>
          <table:table-cell table:style-name="ce31" table:formula="of:=IFERROR([.AE29]/[.N29];0)" office:value-type="percentage" office:value="-0.317956204379562" calcext:value-type="percentage">
            <text:p>-32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8" calcext:value-type="date">
            <text:p>12/18/2019</text:p>
          </table:table-cell>
          <table:table-cell table:style-name="ce11" office:value-type="string" calcext:value-type="string">
            <text:p>BH00195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21</text:p>
          </table:table-cell>
          <table:table-cell table:style-name="ce11" office:value-type="string" calcext:value-type="string">
            <text:p>VT00039</text:p>
          </table:table-cell>
          <table:table-cell table:style-name="ce11" office:value-type="string" calcext:value-type="string">
            <text:p>Zodiac Sauvignon Blanc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280000" calcext:value-type="float">
            <text:p>280,000.00 </text:p>
          </table:table-cell>
          <table:table-cell table:number-columns-repeated="2" table:style-name="ce15" office:value-type="float" office:value="280000" calcext:value-type="float">
            <text:p>28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30]-[.O30]-[.Q30]-[.R30]" office:value-type="float" office:value="0" calcext:value-type="float">
            <text:p>-00 </text:p>
          </table:table-cell>
          <table:table-cell table:style-name="ce21" table:formula="of:=[.S30]*[.AB30]" office:value-type="float" office:value="0" calcext:value-type="float">
            <text:p>-00 </text:p>
          </table:table-cell>
          <table:table-cell table:style-name="ce21" table:formula="of:=[.S30]+[.U29]" office:value-type="float" office:value="95387500" calcext:value-type="float">
            <text:p><text:s/>95387500 </text:p>
          </table:table-cell>
          <table:table-cell table:style-name="ce22" office:value-type="float" office:value="148500" calcext:value-type="float">
            <text:p><text:s/>148500 </text:p>
          </table:table-cell>
          <table:table-cell table:style-name="ce22" table:formula="of:=[.V30]*[.L30]" office:value-type="float" office:value="148500" calcext:value-type="float">
            <text:p><text:s/>148500 </text:p>
          </table:table-cell>
          <table:table-cell table:style-name="ce23" table:formula="of:=IF([.N30]=0;0;([.S30]-[.W30]))" office:value-type="float" office:value="-148500" calcext:value-type="float">
            <text:p><text:s/>(148500)</text:p>
          </table:table-cell>
          <table:table-cell table:style-name="ce31" table:formula="of:=ABS(IFERROR(IFERROR([.O30]/[.N30];[.O30]/[.Q30]);0))" office:value-type="percentage" office:value="1" calcext:value-type="percentage">
            <text:p>100%</text:p>
          </table:table-cell>
          <table:table-cell table:style-name="ce32" table:formula="of:=IFERROR([.W30]/[.N30];&quot;&quot;)" office:value-type="percentage" office:value="0.530357142857143" calcext:value-type="percentage">
            <text:p>53.0%</text:p>
          </table:table-cell>
          <table:table-cell table:style-name="ce33" table:formula="of:=IF([.N30]=0;0;([.S30]-[.W30])/[.N30])" office:value-type="percentage" office:value="-0.530357142857143" calcext:value-type="percentage">
            <text:p>-53.0%</text:p>
          </table:table-cell>
          <table:table-cell table:style-name="ce21" table:formula="of:=IF([.K30]=&quot;Chai&quot;;1;0)" office:value-type="float" office:value="1" calcext:value-type="float">
            <text:p><text:s/>1 </text:p>
          </table:table-cell>
          <table:table-cell table:style-name="ce34" table:formula="of:=IF(OR([.Y30]&gt;15%;AND([.Y30]&gt;15%;[.S30]&lt;0));[.S30]*2%*[.AB30];IF([.U30]&lt;100000000;[.S30]*9%*[.AB30];[.S30]*12%*[.AB30]))" office:value-type="float" office:value="0" calcext:value-type="float">
            <text:p>-00 <text:s text:c="2"/></text:p>
          </table:table-cell>
          <table:table-cell table:style-name="ce35" table:formula="of:=IFERROR([.AC30]/[.S30];0)" office:value-type="percentage" office:value="0" calcext:value-type="percentage">
            <text:p>0%</text:p>
          </table:table-cell>
          <table:table-cell table:style-name="ce36" table:formula="of:=[.X30]-[.AC30]" office:value-type="float" office:value="-148500" calcext:value-type="float">
            <text:p>-148500 <text:s text:c="2"/></text:p>
          </table:table-cell>
          <table:table-cell table:style-name="ce31" table:formula="of:=IFERROR([.AE30]/[.N30];0)" office:value-type="percentage" office:value="-0.530357142857143" calcext:value-type="percentage">
            <text:p>-53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9" calcext:value-type="date">
            <text:p>12/19/2019</text:p>
          </table:table-cell>
          <table:table-cell table:style-name="ce11" office:value-type="string" calcext:value-type="string">
            <text:p>BH00198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006</text:p>
          </table:table-cell>
          <table:table-cell table:style-name="ce11" office:value-type="string" calcext:value-type="string">
            <text:p>MEGALE 2016 NegroAmaro (White Label)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44" calcext:value-type="float">
            <text:p>44.00 </text:p>
          </table:table-cell>
          <table:table-cell table:style-name="ce14" office:value-type="float" office:value="395000" calcext:value-type="float">
            <text:p>395,000.00 </text:p>
          </table:table-cell>
          <table:table-cell table:style-name="ce15" office:value-type="float" office:value="17380000" calcext:value-type="float">
            <text:p>17380000 </text:p>
          </table:table-cell>
          <table:table-cell table:style-name="ce15" office:value-type="float" office:value="4345000" calcext:value-type="float">
            <text:p>4345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31]-[.O31]-[.Q31]-[.R31]" office:value-type="float" office:value="13035000" calcext:value-type="float">
            <text:p><text:s/>13035000 </text:p>
          </table:table-cell>
          <table:table-cell table:style-name="ce21" table:formula="of:=[.S31]*[.AB31]" office:value-type="float" office:value="13035000" calcext:value-type="float">
            <text:p><text:s/>13035000 </text:p>
          </table:table-cell>
          <table:table-cell table:style-name="ce21" table:formula="of:=[.S31]+[.U30]" office:value-type="float" office:value="108422500" calcext:value-type="float">
            <text:p><text:s/>108422500 </text:p>
          </table:table-cell>
          <table:table-cell table:style-name="ce22" office:value-type="float" office:value="175175" calcext:value-type="float">
            <text:p><text:s/>175175 </text:p>
          </table:table-cell>
          <table:table-cell table:style-name="ce22" table:formula="of:=[.V31]*[.L31]" office:value-type="float" office:value="7707700" calcext:value-type="float">
            <text:p><text:s/>7707700 </text:p>
          </table:table-cell>
          <table:table-cell table:style-name="ce23" table:formula="of:=IF([.N31]=0;0;([.S31]-[.W31]))" office:value-type="float" office:value="5327300" calcext:value-type="float">
            <text:p><text:s/>5327300 </text:p>
          </table:table-cell>
          <table:table-cell table:style-name="ce31" table:formula="of:=ABS(IFERROR(IFERROR([.O31]/[.N31];[.O31]/[.Q31]);0))" office:value-type="percentage" office:value="0.25" calcext:value-type="percentage">
            <text:p>25%</text:p>
          </table:table-cell>
          <table:table-cell table:style-name="ce32" table:formula="of:=IFERROR([.W31]/[.N31];&quot;&quot;)" office:value-type="percentage" office:value="0.443481012658228" calcext:value-type="percentage">
            <text:p>44.3%</text:p>
          </table:table-cell>
          <table:table-cell table:style-name="ce33" table:formula="of:=IF([.N31]=0;0;([.S31]-[.W31])/[.N31])" office:value-type="percentage" office:value="0.306518987341772" calcext:value-type="percentage">
            <text:p>30.7%</text:p>
          </table:table-cell>
          <table:table-cell table:style-name="ce21" table:formula="of:=IF([.K31]=&quot;Chai&quot;;1;0)" office:value-type="float" office:value="1" calcext:value-type="float">
            <text:p><text:s/>1 </text:p>
          </table:table-cell>
          <table:table-cell table:style-name="ce34" table:formula="of:=IF(OR([.Y31]&gt;15%;AND([.Y31]&gt;15%;[.S31]&lt;0));[.S31]*2%*[.AB31];IF([.U31]&lt;100000000;[.S31]*9%*[.AB31];[.S31]*12%*[.AB31]))" office:value-type="float" office:value="260700" calcext:value-type="float">
            <text:p><text:s/>260700 <text:s text:c="2"/></text:p>
          </table:table-cell>
          <table:table-cell table:style-name="ce35" table:formula="of:=IFERROR([.AC31]/[.S31];0)" office:value-type="percentage" office:value="0.02" calcext:value-type="percentage">
            <text:p>2%</text:p>
          </table:table-cell>
          <table:table-cell table:style-name="ce36" table:formula="of:=[.X31]-[.AC31]" office:value-type="float" office:value="5066600" calcext:value-type="float">
            <text:p><text:s/>5066600 <text:s text:c="2"/></text:p>
          </table:table-cell>
          <table:table-cell table:style-name="ce31" table:formula="of:=IFERROR([.AE31]/[.N31];0)" office:value-type="percentage" office:value="0.291518987341772" calcext:value-type="percentage">
            <text:p>29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9" calcext:value-type="date">
            <text:p>12/19/2019</text:p>
          </table:table-cell>
          <table:table-cell table:style-name="ce11" office:value-type="string" calcext:value-type="string">
            <text:p>BH00209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78</text:p>
          </table:table-cell>
          <table:table-cell table:style-name="ce11" office:value-type="string" calcext:value-type="string">
            <text:p>VT00220</text:p>
          </table:table-cell>
          <table:table-cell table:style-name="ce11" office:value-type="string" calcext:value-type="string">
            <text:p>ILO Montepulciano d'Abruzzo DOC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2" calcext:value-type="float">
            <text:p>12.00 </text:p>
          </table:table-cell>
          <table:table-cell table:style-name="ce14" office:value-type="float" office:value="695000" calcext:value-type="float">
            <text:p>695,000.00 </text:p>
          </table:table-cell>
          <table:table-cell table:style-name="ce15" office:value-type="float" office:value="8340000" calcext:value-type="float">
            <text:p>8340000 </text:p>
          </table:table-cell>
          <table:table-cell table:style-name="ce15" office:value-type="float" office:value="540000" calcext:value-type="float">
            <text:p>54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32]-[.O32]-[.Q32]-[.R32]" office:value-type="float" office:value="7800000" calcext:value-type="float">
            <text:p><text:s/>7800000 </text:p>
          </table:table-cell>
          <table:table-cell table:style-name="ce21" table:formula="of:=[.S32]*[.AB32]" office:value-type="float" office:value="7800000" calcext:value-type="float">
            <text:p><text:s/>7800000 </text:p>
          </table:table-cell>
          <table:table-cell table:style-name="ce21" table:formula="of:=[.S32]+[.U31]" office:value-type="float" office:value="116222500" calcext:value-type="float">
            <text:p><text:s/>116222500 </text:p>
          </table:table-cell>
          <table:table-cell table:style-name="ce22" office:value-type="float" office:value="207900" calcext:value-type="float">
            <text:p><text:s/>207900 </text:p>
          </table:table-cell>
          <table:table-cell table:style-name="ce22" table:formula="of:=[.V32]*[.L32]" office:value-type="float" office:value="2494800" calcext:value-type="float">
            <text:p><text:s/>2494800 </text:p>
          </table:table-cell>
          <table:table-cell table:style-name="ce23" table:formula="of:=IF([.N32]=0;0;([.S32]-[.W32]))" office:value-type="float" office:value="5305200" calcext:value-type="float">
            <text:p><text:s/>5305200 </text:p>
          </table:table-cell>
          <table:table-cell table:style-name="ce31" table:formula="of:=ABS(IFERROR(IFERROR([.O32]/[.N32];[.O32]/[.Q32]);0))" office:value-type="percentage" office:value="0.0647482014388489" calcext:value-type="percentage">
            <text:p>6%</text:p>
          </table:table-cell>
          <table:table-cell table:style-name="ce32" table:formula="of:=IFERROR([.W32]/[.N32];&quot;&quot;)" office:value-type="percentage" office:value="0.299136690647482" calcext:value-type="percentage">
            <text:p>29.9%</text:p>
          </table:table-cell>
          <table:table-cell table:style-name="ce33" table:formula="of:=IF([.N32]=0;0;([.S32]-[.W32])/[.N32])" office:value-type="percentage" office:value="0.636115107913669" calcext:value-type="percentage">
            <text:p>63.6%</text:p>
          </table:table-cell>
          <table:table-cell table:style-name="ce21" table:formula="of:=IF([.K32]=&quot;Chai&quot;;1;0)" office:value-type="float" office:value="1" calcext:value-type="float">
            <text:p><text:s/>1 </text:p>
          </table:table-cell>
          <table:table-cell table:style-name="ce34" table:formula="of:=IF(OR([.Y32]&gt;15%;AND([.Y32]&gt;15%;[.S32]&lt;0));[.S32]*2%*[.AB32];IF([.U32]&lt;100000000;[.S32]*9%*[.AB32];[.S32]*12%*[.AB32]))" office:value-type="float" office:value="936000" calcext:value-type="float">
            <text:p><text:s/>936000 <text:s text:c="2"/></text:p>
          </table:table-cell>
          <table:table-cell table:style-name="ce35" table:formula="of:=IFERROR([.AC32]/[.S32];0)" office:value-type="percentage" office:value="0.12" calcext:value-type="percentage">
            <text:p>12%</text:p>
          </table:table-cell>
          <table:table-cell table:style-name="ce36" table:formula="of:=[.X32]-[.AC32]" office:value-type="float" office:value="4369200" calcext:value-type="float">
            <text:p><text:s/>4369200 <text:s text:c="2"/></text:p>
          </table:table-cell>
          <table:table-cell table:style-name="ce31" table:formula="of:=IFERROR([.AE32]/[.N32];0)" office:value-type="percentage" office:value="0.523884892086331" calcext:value-type="percentage">
            <text:p>52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9" calcext:value-type="date">
            <text:p>12/19/2019</text:p>
          </table:table-cell>
          <table:table-cell table:style-name="ce11" office:value-type="string" calcext:value-type="string">
            <text:p>BH00209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78</text:p>
          </table:table-cell>
          <table:table-cell table:style-name="ce11" office:value-type="string" calcext:value-type="string">
            <text:p>VT00220</text:p>
          </table:table-cell>
          <table:table-cell table:style-name="ce11" office:value-type="string" calcext:value-type="string">
            <text:p>ILO Montepulciano d'Abruzzo DOC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4" calcext:value-type="float">
            <text:p>4.00 </text:p>
          </table:table-cell>
          <table:table-cell table:style-name="ce14" office:value-type="float" office:value="695000" calcext:value-type="float">
            <text:p>695,000.00 </text:p>
          </table:table-cell>
          <table:table-cell table:number-columns-repeated="2" table:style-name="ce15" office:value-type="float" office:value="2780000" calcext:value-type="float">
            <text:p>278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33]-[.O33]-[.Q33]-[.R33]" office:value-type="float" office:value="0" calcext:value-type="float">
            <text:p>-00 </text:p>
          </table:table-cell>
          <table:table-cell table:style-name="ce21" table:formula="of:=[.S33]*[.AB33]" office:value-type="float" office:value="0" calcext:value-type="float">
            <text:p>-00 </text:p>
          </table:table-cell>
          <table:table-cell table:style-name="ce21" table:formula="of:=[.S33]+[.U32]" office:value-type="float" office:value="116222500" calcext:value-type="float">
            <text:p><text:s/>116222500 </text:p>
          </table:table-cell>
          <table:table-cell table:style-name="ce22" office:value-type="float" office:value="207900" calcext:value-type="float">
            <text:p><text:s/>207900 </text:p>
          </table:table-cell>
          <table:table-cell table:style-name="ce22" table:formula="of:=[.V33]*[.L33]" office:value-type="float" office:value="831600" calcext:value-type="float">
            <text:p><text:s/>831600 </text:p>
          </table:table-cell>
          <table:table-cell table:style-name="ce23" table:formula="of:=IF([.N33]=0;0;([.S33]-[.W33]))" office:value-type="float" office:value="-831600" calcext:value-type="float">
            <text:p><text:s/>(831600)</text:p>
          </table:table-cell>
          <table:table-cell table:style-name="ce31" table:formula="of:=ABS(IFERROR(IFERROR([.O33]/[.N33];[.O33]/[.Q33]);0))" office:value-type="percentage" office:value="1" calcext:value-type="percentage">
            <text:p>100%</text:p>
          </table:table-cell>
          <table:table-cell table:style-name="ce32" table:formula="of:=IFERROR([.W33]/[.N33];&quot;&quot;)" office:value-type="percentage" office:value="0.299136690647482" calcext:value-type="percentage">
            <text:p>29.9%</text:p>
          </table:table-cell>
          <table:table-cell table:style-name="ce33" table:formula="of:=IF([.N33]=0;0;([.S33]-[.W33])/[.N33])" office:value-type="percentage" office:value="-0.299136690647482" calcext:value-type="percentage">
            <text:p>-29.9%</text:p>
          </table:table-cell>
          <table:table-cell table:style-name="ce21" table:formula="of:=IF([.K33]=&quot;Chai&quot;;1;0)" office:value-type="float" office:value="1" calcext:value-type="float">
            <text:p><text:s/>1 </text:p>
          </table:table-cell>
          <table:table-cell table:style-name="ce34" table:formula="of:=IF(OR([.Y33]&gt;15%;AND([.Y33]&gt;15%;[.S33]&lt;0));[.S33]*2%*[.AB33];IF([.U33]&lt;100000000;[.S33]*9%*[.AB33];[.S33]*12%*[.AB33]))" office:value-type="float" office:value="0" calcext:value-type="float">
            <text:p>-00 <text:s text:c="2"/></text:p>
          </table:table-cell>
          <table:table-cell table:style-name="ce35" table:formula="of:=IFERROR([.AC33]/[.S33];0)" office:value-type="percentage" office:value="0" calcext:value-type="percentage">
            <text:p>0%</text:p>
          </table:table-cell>
          <table:table-cell table:style-name="ce36" table:formula="of:=[.X33]-[.AC33]" office:value-type="float" office:value="-831600" calcext:value-type="float">
            <text:p>-831600 <text:s text:c="2"/></text:p>
          </table:table-cell>
          <table:table-cell table:style-name="ce31" table:formula="of:=IFERROR([.AE33]/[.N33];0)" office:value-type="percentage" office:value="-0.299136690647482" calcext:value-type="percentage">
            <text:p>-3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9" calcext:value-type="date">
            <text:p>12/19/2019</text:p>
          </table:table-cell>
          <table:table-cell table:style-name="ce11" office:value-type="string" calcext:value-type="string">
            <text:p>BH00209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78</text:p>
          </table:table-cell>
          <table:table-cell table:style-name="ce11" office:value-type="string" calcext:value-type="string">
            <text:p>VT00250</text:p>
          </table:table-cell>
          <table:table-cell table:style-name="ce11" office:value-type="string" calcext:value-type="string">
            <text:p>Hộp giấy đơn Premium Wine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6" calcext:value-type="float">
            <text:p>16.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34]-[.O34]-[.Q34]-[.R34]" office:value-type="float" office:value="0" calcext:value-type="float">
            <text:p>-00 </text:p>
          </table:table-cell>
          <table:table-cell table:style-name="ce21" table:formula="of:=[.S34]*[.AB34]" office:value-type="float" office:value="0" calcext:value-type="float">
            <text:p>-00 </text:p>
          </table:table-cell>
          <table:table-cell table:style-name="ce21" table:formula="of:=[.S34]+[.U33]" office:value-type="float" office:value="116222500" calcext:value-type="float">
            <text:p><text:s/>116222500 </text:p>
          </table:table-cell>
          <table:table-cell table:style-name="ce22" office:value-type="float" office:value="70000" calcext:value-type="float">
            <text:p><text:s/>70000 </text:p>
          </table:table-cell>
          <table:table-cell table:style-name="ce22" table:formula="of:=[.V34]*[.L34]" office:value-type="float" office:value="1120000" calcext:value-type="float">
            <text:p><text:s/>1120000 </text:p>
          </table:table-cell>
          <table:table-cell table:style-name="ce23" table:formula="of:=IF([.N34]=0;0;([.S34]-[.W34]))" office:value-type="float" office:value="0" calcext:value-type="float">
            <text:p>-00 </text:p>
          </table:table-cell>
          <table:table-cell table:style-name="ce31" table:formula="of:=ABS(IFERROR(IFERROR([.O34]/[.N34];[.O34]/[.Q34]);0))" office:value-type="percentage" office:value="0" calcext:value-type="percentage">
            <text:p>0%</text:p>
          </table:table-cell>
          <table:table-cell table:style-name="ce32" table:formula="of:=IFERROR([.W34]/[.N34];&quot;&quot;)">
            <text:p/>
          </table:table-cell>
          <table:table-cell table:style-name="ce33" table:formula="of:=IF([.N34]=0;0;([.S34]-[.W34])/[.N34])" office:value-type="percentage" office:value="0" calcext:value-type="percentage">
            <text:p>0.0%</text:p>
          </table:table-cell>
          <table:table-cell table:style-name="ce21" table:formula="of:=IF([.K34]=&quot;Chai&quot;;1;0)" office:value-type="float" office:value="0" calcext:value-type="float">
            <text:p>-00 </text:p>
          </table:table-cell>
          <table:table-cell table:style-name="ce34" table:formula="of:=IF(OR([.Y34]&gt;15%;AND([.Y34]&gt;15%;[.S34]&lt;0));[.S34]*2%*[.AB34];IF([.U34]&lt;100000000;[.S34]*9%*[.AB34];[.S34]*12%*[.AB34]))" office:value-type="float" office:value="0" calcext:value-type="float">
            <text:p>-00 <text:s text:c="2"/></text:p>
          </table:table-cell>
          <table:table-cell table:style-name="ce35" table:formula="of:=IFERROR([.AC34]/[.S34];0)" office:value-type="percentage" office:value="0" calcext:value-type="percentage">
            <text:p>0%</text:p>
          </table:table-cell>
          <table:table-cell table:style-name="ce36" table:formula="of:=[.X34]-[.AC34]" office:value-type="float" office:value="0" calcext:value-type="float">
            <text:p>-00 <text:s text:c="2"/></text:p>
          </table:table-cell>
          <table:table-cell table:style-name="ce31" table:formula="of:=IFERROR([.AE34]/[.N34];0)" office:value-type="percentage" office:value="0" calcext:value-type="percentage">
            <text:p>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19" calcext:value-type="date">
            <text:p>12/19/2019</text:p>
          </table:table-cell>
          <table:table-cell table:style-name="ce11" office:value-type="string" calcext:value-type="string">
            <text:p>BH00209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78</text:p>
          </table:table-cell>
          <table:table-cell table:style-name="ce11" office:value-type="string" calcext:value-type="string">
            <text:p>VT00251</text:p>
          </table:table-cell>
          <table:table-cell table:style-name="ce11" office:value-type="string" calcext:value-type="string">
            <text:p>Túi giấy đôi Premium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6" calcext:value-type="float">
            <text:p>16.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35]-[.O35]-[.Q35]-[.R35]" office:value-type="float" office:value="0" calcext:value-type="float">
            <text:p>-00 </text:p>
          </table:table-cell>
          <table:table-cell table:style-name="ce21" table:formula="of:=[.S35]*[.AB35]" office:value-type="float" office:value="0" calcext:value-type="float">
            <text:p>-00 </text:p>
          </table:table-cell>
          <table:table-cell table:style-name="ce21" table:formula="of:=[.S35]+[.U34]" office:value-type="float" office:value="116222500" calcext:value-type="float">
            <text:p><text:s/>116222500 </text:p>
          </table:table-cell>
          <table:table-cell table:style-name="ce22" office:value-type="float" office:value="12000" calcext:value-type="float">
            <text:p><text:s/>12000 </text:p>
          </table:table-cell>
          <table:table-cell table:style-name="ce22" table:formula="of:=[.V35]*[.L35]" office:value-type="float" office:value="192000" calcext:value-type="float">
            <text:p><text:s/>192000 </text:p>
          </table:table-cell>
          <table:table-cell table:style-name="ce23" table:formula="of:=IF([.N35]=0;0;([.S35]-[.W35]))" office:value-type="float" office:value="0" calcext:value-type="float">
            <text:p>-00 </text:p>
          </table:table-cell>
          <table:table-cell table:style-name="ce31" table:formula="of:=ABS(IFERROR(IFERROR([.O35]/[.N35];[.O35]/[.Q35]);0))" office:value-type="percentage" office:value="0" calcext:value-type="percentage">
            <text:p>0%</text:p>
          </table:table-cell>
          <table:table-cell table:style-name="ce32" table:formula="of:=IFERROR([.W35]/[.N35];&quot;&quot;)">
            <text:p/>
          </table:table-cell>
          <table:table-cell table:style-name="ce33" table:formula="of:=IF([.N35]=0;0;([.S35]-[.W35])/[.N35])" office:value-type="percentage" office:value="0" calcext:value-type="percentage">
            <text:p>0.0%</text:p>
          </table:table-cell>
          <table:table-cell table:style-name="ce21" table:formula="of:=IF([.K35]=&quot;Chai&quot;;1;0)" office:value-type="float" office:value="0" calcext:value-type="float">
            <text:p>-00 </text:p>
          </table:table-cell>
          <table:table-cell table:style-name="ce34" table:formula="of:=IF(OR([.Y35]&gt;15%;AND([.Y35]&gt;15%;[.S35]&lt;0));[.S35]*2%*[.AB35];IF([.U35]&lt;100000000;[.S35]*9%*[.AB35];[.S35]*12%*[.AB35]))" office:value-type="float" office:value="0" calcext:value-type="float">
            <text:p>-00 <text:s text:c="2"/></text:p>
          </table:table-cell>
          <table:table-cell table:style-name="ce35" table:formula="of:=IFERROR([.AC35]/[.S35];0)" office:value-type="percentage" office:value="0" calcext:value-type="percentage">
            <text:p>0%</text:p>
          </table:table-cell>
          <table:table-cell table:style-name="ce36" table:formula="of:=[.X35]-[.AC35]" office:value-type="float" office:value="0" calcext:value-type="float">
            <text:p>-00 <text:s text:c="2"/></text:p>
          </table:table-cell>
          <table:table-cell table:style-name="ce31" table:formula="of:=IFERROR([.AE35]/[.N35];0)" office:value-type="percentage" office:value="0" calcext:value-type="percentage">
            <text:p>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3" calcext:value-type="date">
            <text:p>12/23/2019</text:p>
          </table:table-cell>
          <table:table-cell table:style-name="ce11" office:value-type="string" calcext:value-type="string">
            <text:p>BH00227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88</text:p>
          </table:table-cell>
          <table:table-cell table:style-name="ce11" office:value-type="string" calcext:value-type="string">
            <text:p>VT00040</text:p>
          </table:table-cell>
          <table:table-cell table:style-name="ce11" office:value-type="string" calcext:value-type="string">
            <text:p>Zodiac Cabernet Sauvignon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2" calcext:value-type="float">
            <text:p>12.00 </text:p>
          </table:table-cell>
          <table:table-cell table:style-name="ce14" office:value-type="float" office:value="280000" calcext:value-type="float">
            <text:p>280,000.00 </text:p>
          </table:table-cell>
          <table:table-cell table:style-name="ce15" office:value-type="float" office:value="3360000" calcext:value-type="float">
            <text:p>336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36]-[.O36]-[.Q36]-[.R36]" office:value-type="float" office:value="3360000" calcext:value-type="float">
            <text:p><text:s/>3360000 </text:p>
          </table:table-cell>
          <table:table-cell table:style-name="ce21" table:formula="of:=[.S36]*[.AB36]" office:value-type="float" office:value="3360000" calcext:value-type="float">
            <text:p><text:s/>3360000 </text:p>
          </table:table-cell>
          <table:table-cell table:style-name="ce21" table:formula="of:=[.S36]+[.U35]" office:value-type="float" office:value="119582500" calcext:value-type="float">
            <text:p><text:s/>119582500 </text:p>
          </table:table-cell>
          <table:table-cell table:style-name="ce22" office:value-type="float" office:value="148500" calcext:value-type="float">
            <text:p><text:s/>148500 </text:p>
          </table:table-cell>
          <table:table-cell table:style-name="ce22" table:formula="of:=[.V36]*[.L36]" office:value-type="float" office:value="1782000" calcext:value-type="float">
            <text:p><text:s/>1782000 </text:p>
          </table:table-cell>
          <table:table-cell table:style-name="ce23" table:formula="of:=IF([.N36]=0;0;([.S36]-[.W36]))" office:value-type="float" office:value="1578000" calcext:value-type="float">
            <text:p><text:s/>1578000 </text:p>
          </table:table-cell>
          <table:table-cell table:style-name="ce31" table:formula="of:=ABS(IFERROR(IFERROR([.O36]/[.N36];[.O36]/[.Q36]);0))" office:value-type="percentage" office:value="0" calcext:value-type="percentage">
            <text:p>0%</text:p>
          </table:table-cell>
          <table:table-cell table:style-name="ce32" table:formula="of:=IFERROR([.W36]/[.N36];&quot;&quot;)" office:value-type="percentage" office:value="0.530357142857143" calcext:value-type="percentage">
            <text:p>53.0%</text:p>
          </table:table-cell>
          <table:table-cell table:style-name="ce33" table:formula="of:=IF([.N36]=0;0;([.S36]-[.W36])/[.N36])" office:value-type="percentage" office:value="0.469642857142857" calcext:value-type="percentage">
            <text:p>47.0%</text:p>
          </table:table-cell>
          <table:table-cell table:style-name="ce21" table:formula="of:=IF([.K36]=&quot;Chai&quot;;1;0)" office:value-type="float" office:value="1" calcext:value-type="float">
            <text:p><text:s/>1 </text:p>
          </table:table-cell>
          <table:table-cell table:style-name="ce34" table:formula="of:=IF(OR([.Y36]&gt;15%;AND([.Y36]&gt;15%;[.S36]&lt;0));[.S36]*2%*[.AB36];IF([.U36]&lt;100000000;[.S36]*9%*[.AB36];[.S36]*12%*[.AB36]))" office:value-type="float" office:value="403200" calcext:value-type="float">
            <text:p><text:s/>403200 <text:s text:c="2"/></text:p>
          </table:table-cell>
          <table:table-cell table:style-name="ce35" table:formula="of:=IFERROR([.AC36]/[.S36];0)" office:value-type="percentage" office:value="0.12" calcext:value-type="percentage">
            <text:p>12%</text:p>
          </table:table-cell>
          <table:table-cell table:style-name="ce36" table:formula="of:=[.X36]-[.AC36]" office:value-type="float" office:value="1174800" calcext:value-type="float">
            <text:p><text:s/>1174800 <text:s text:c="2"/></text:p>
          </table:table-cell>
          <table:table-cell table:style-name="ce31" table:formula="of:=IFERROR([.AE36]/[.N36];0)" office:value-type="percentage" office:value="0.349642857142857" calcext:value-type="percentage">
            <text:p>35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3" calcext:value-type="date">
            <text:p>12/23/2019</text:p>
          </table:table-cell>
          <table:table-cell table:style-name="ce11" office:value-type="string" calcext:value-type="string">
            <text:p>BH00227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88</text:p>
          </table:table-cell>
          <table:table-cell table:style-name="ce11" office:value-type="string" calcext:value-type="string">
            <text:p>VT00007</text:p>
          </table:table-cell>
          <table:table-cell table:style-name="ce11" office:value-type="string" calcext:value-type="string">
            <text:p>M 2017 Merlot Malvasia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2" calcext:value-type="float">
            <text:p>2.00 </text:p>
          </table:table-cell>
          <table:table-cell table:style-name="ce14" office:value-type="float" office:value="425000" calcext:value-type="float">
            <text:p>425,000.00 </text:p>
          </table:table-cell>
          <table:table-cell table:number-columns-repeated="2" table:style-name="ce15" office:value-type="float" office:value="850000" calcext:value-type="float">
            <text:p>85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37]-[.O37]-[.Q37]-[.R37]" office:value-type="float" office:value="0" calcext:value-type="float">
            <text:p>-00 </text:p>
          </table:table-cell>
          <table:table-cell table:style-name="ce21" table:formula="of:=[.S37]*[.AB37]" office:value-type="float" office:value="0" calcext:value-type="float">
            <text:p>-00 </text:p>
          </table:table-cell>
          <table:table-cell table:style-name="ce21" table:formula="of:=[.S37]+[.U36]" office:value-type="float" office:value="119582500" calcext:value-type="float">
            <text:p><text:s/>119582500 </text:p>
          </table:table-cell>
          <table:table-cell table:style-name="ce22" office:value-type="float" office:value="203500" calcext:value-type="float">
            <text:p><text:s/>203500 </text:p>
          </table:table-cell>
          <table:table-cell table:style-name="ce22" table:formula="of:=[.V37]*[.L37]" office:value-type="float" office:value="407000" calcext:value-type="float">
            <text:p><text:s/>407000 </text:p>
          </table:table-cell>
          <table:table-cell table:style-name="ce23" table:formula="of:=IF([.N37]=0;0;([.S37]-[.W37]))" office:value-type="float" office:value="-407000" calcext:value-type="float">
            <text:p><text:s/>(407000)</text:p>
          </table:table-cell>
          <table:table-cell table:style-name="ce31" table:formula="of:=ABS(IFERROR(IFERROR([.O37]/[.N37];[.O37]/[.Q37]);0))" office:value-type="percentage" office:value="1" calcext:value-type="percentage">
            <text:p>100%</text:p>
          </table:table-cell>
          <table:table-cell table:style-name="ce32" table:formula="of:=IFERROR([.W37]/[.N37];&quot;&quot;)" office:value-type="percentage" office:value="0.478823529411765" calcext:value-type="percentage">
            <text:p>47.9%</text:p>
          </table:table-cell>
          <table:table-cell table:style-name="ce33" table:formula="of:=IF([.N37]=0;0;([.S37]-[.W37])/[.N37])" office:value-type="percentage" office:value="-0.478823529411765" calcext:value-type="percentage">
            <text:p>-47.9%</text:p>
          </table:table-cell>
          <table:table-cell table:style-name="ce21" table:formula="of:=IF([.K37]=&quot;Chai&quot;;1;0)" office:value-type="float" office:value="1" calcext:value-type="float">
            <text:p><text:s/>1 </text:p>
          </table:table-cell>
          <table:table-cell table:style-name="ce34" table:formula="of:=IF(OR([.Y37]&gt;15%;AND([.Y37]&gt;15%;[.S37]&lt;0));[.S37]*2%*[.AB37];IF([.U37]&lt;100000000;[.S37]*9%*[.AB37];[.S37]*12%*[.AB37]))" office:value-type="float" office:value="0" calcext:value-type="float">
            <text:p>-00 <text:s text:c="2"/></text:p>
          </table:table-cell>
          <table:table-cell table:style-name="ce35" table:formula="of:=IFERROR([.AC37]/[.S37];0)" office:value-type="percentage" office:value="0" calcext:value-type="percentage">
            <text:p>0%</text:p>
          </table:table-cell>
          <table:table-cell table:style-name="ce36" table:formula="of:=[.X37]-[.AC37]" office:value-type="float" office:value="-407000" calcext:value-type="float">
            <text:p>-407000 <text:s text:c="2"/></text:p>
          </table:table-cell>
          <table:table-cell table:style-name="ce31" table:formula="of:=IFERROR([.AE37]/[.N37];0)" office:value-type="percentage" office:value="-0.478823529411765" calcext:value-type="percentage">
            <text:p>-48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3" calcext:value-type="date">
            <text:p>12/23/2019</text:p>
          </table:table-cell>
          <table:table-cell table:style-name="ce11" office:value-type="string" calcext:value-type="string">
            <text:p>BH00227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88</text:p>
          </table:table-cell>
          <table:table-cell table:style-name="ce11" office:value-type="string" calcext:value-type="string">
            <text:p>VT00170</text:p>
          </table:table-cell>
          <table:table-cell table:style-name="ce11" office:value-type="string" calcext:value-type="string">
            <text:p>Khui wine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40000" calcext:value-type="float">
            <text:p>40,000.00 </text:p>
          </table:table-cell>
          <table:table-cell table:number-columns-repeated="2" table:style-name="ce15" office:value-type="float" office:value="40000" calcext:value-type="float">
            <text:p>4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38]-[.O38]-[.Q38]-[.R38]" office:value-type="float" office:value="0" calcext:value-type="float">
            <text:p>-00 </text:p>
          </table:table-cell>
          <table:table-cell table:style-name="ce21" table:formula="of:=[.S38]*[.AB38]" office:value-type="float" office:value="0" calcext:value-type="float">
            <text:p>-00 </text:p>
          </table:table-cell>
          <table:table-cell table:style-name="ce21" table:formula="of:=[.S38]+[.U37]" office:value-type="float" office:value="119582500" calcext:value-type="float">
            <text:p><text:s/>119582500 </text:p>
          </table:table-cell>
          <table:table-cell table:style-name="ce22" office:value-type="float" office:value="19800" calcext:value-type="float">
            <text:p><text:s/>19800 </text:p>
          </table:table-cell>
          <table:table-cell table:style-name="ce22" table:formula="of:=[.V38]*[.L38]" office:value-type="float" office:value="19800" calcext:value-type="float">
            <text:p><text:s/>19800 </text:p>
          </table:table-cell>
          <table:table-cell table:style-name="ce23" table:formula="of:=IF([.N38]=0;0;([.S38]-[.W38]))" office:value-type="float" office:value="-19800" calcext:value-type="float">
            <text:p><text:s/>(19800)</text:p>
          </table:table-cell>
          <table:table-cell table:style-name="ce31" table:formula="of:=ABS(IFERROR(IFERROR([.O38]/[.N38];[.O38]/[.Q38]);0))" office:value-type="percentage" office:value="1" calcext:value-type="percentage">
            <text:p>100%</text:p>
          </table:table-cell>
          <table:table-cell table:style-name="ce32" table:formula="of:=IFERROR([.W38]/[.N38];&quot;&quot;)" office:value-type="percentage" office:value="0.495" calcext:value-type="percentage">
            <text:p>49.5%</text:p>
          </table:table-cell>
          <table:table-cell table:style-name="ce33" table:formula="of:=IF([.N38]=0;0;([.S38]-[.W38])/[.N38])" office:value-type="percentage" office:value="-0.495" calcext:value-type="percentage">
            <text:p>-49.5%</text:p>
          </table:table-cell>
          <table:table-cell table:style-name="ce21" table:formula="of:=IF([.K38]=&quot;Chai&quot;;1;0)" office:value-type="float" office:value="0" calcext:value-type="float">
            <text:p>-00 </text:p>
          </table:table-cell>
          <table:table-cell table:style-name="ce34" table:formula="of:=IF(OR([.Y38]&gt;15%;AND([.Y38]&gt;15%;[.S38]&lt;0));[.S38]*2%*[.AB38];IF([.U38]&lt;100000000;[.S38]*9%*[.AB38];[.S38]*12%*[.AB38]))" office:value-type="float" office:value="0" calcext:value-type="float">
            <text:p>-00 <text:s text:c="2"/></text:p>
          </table:table-cell>
          <table:table-cell table:style-name="ce35" table:formula="of:=IFERROR([.AC38]/[.S38];0)" office:value-type="percentage" office:value="0" calcext:value-type="percentage">
            <text:p>0%</text:p>
          </table:table-cell>
          <table:table-cell table:style-name="ce36" table:formula="of:=[.X38]-[.AC38]" office:value-type="float" office:value="-19800" calcext:value-type="float">
            <text:p>-19800 <text:s text:c="2"/></text:p>
          </table:table-cell>
          <table:table-cell table:style-name="ce31" table:formula="of:=IFERROR([.AE38]/[.N38];0)" office:value-type="percentage" office:value="-0.495" calcext:value-type="percentage">
            <text:p>-50%</text:p>
          </table:table-cell>
          <table:table-cell table:number-columns-repeated="992"/>
        </table:table-row>
        <table:table-row table:style-name="ro6">
          <table:table-cell table:style-name="ce2"/>
          <table:table-cell table:number-columns-repeated="2" table:style-name="ce12" office:value-type="date" office:date-value="2019-12-24" calcext:value-type="date">
            <text:p>12/24/2019</text:p>
          </table:table-cell>
          <table:table-cell table:style-name="ce13" office:value-type="string" calcext:value-type="string">
            <text:p>BH00242</text:p>
          </table:table-cell>
          <table:table-cell table:style-name="ce12"/>
          <table:table-cell table:style-name="ce13"/>
          <table:table-cell table:style-name="ce11" office:value-type="string" calcext:value-type="string">
            <text:p>A</text:p>
          </table:table-cell>
          <table:table-cell table:style-name="ce13" office:value-type="string" calcext:value-type="string">
            <text:p>KH00145</text:p>
          </table:table-cell>
          <table:table-cell table:style-name="ce13" office:value-type="string" calcext:value-type="string">
            <text:p>VT00036</text:p>
          </table:table-cell>
          <table:table-cell table:style-name="ce13" office:value-type="string" calcext:value-type="string">
            <text:p>7 COLORES Red Blend Reserva de Familia 2014</text:p>
          </table:table-cell>
          <table:table-cell table:style-name="ce13" office:value-type="string" calcext:value-type="string">
            <text:p>Chai</text:p>
          </table:table-cell>
          <table:table-cell table:style-name="ce16" office:value-type="float" office:value="17" calcext:value-type="float">
            <text:p>17.00 </text:p>
          </table:table-cell>
          <table:table-cell table:style-name="ce16" office:value-type="float" office:value="780000" calcext:value-type="float">
            <text:p>780,000.00 </text:p>
          </table:table-cell>
          <table:table-cell table:style-name="ce17" table:formula="of:=[.M39]*[.L39]" office:value-type="float" office:value="13260000" calcext:value-type="float">
            <text:p>13260000 </text:p>
          </table:table-cell>
          <table:table-cell table:style-name="ce17" table:formula="of:=[.N39]*20%" office:value-type="float" office:value="2652000" calcext:value-type="float">
            <text:p>2652000 </text:p>
          </table:table-cell>
          <table:table-cell table:style-name="ce16" office:value-type="float" office:value="0" calcext:value-type="float">
            <text:p>0.00 </text:p>
          </table:table-cell>
          <table:table-cell table:number-columns-repeated="2" table:style-name="ce17" office:value-type="float" office:value="0" calcext:value-type="float">
            <text:p>0 </text:p>
          </table:table-cell>
          <table:table-cell table:style-name="ce24" table:formula="of:=[.N39]-[.O39]-[.Q39]-[.R39]" office:value-type="float" office:value="10608000" calcext:value-type="float">
            <text:p><text:s/>10608000 </text:p>
          </table:table-cell>
          <table:table-cell table:style-name="ce24" table:formula="of:=[.S39]*[.AB39]" office:value-type="float" office:value="10608000" calcext:value-type="float">
            <text:p><text:s/>10608000 </text:p>
          </table:table-cell>
          <table:table-cell table:style-name="ce24" table:formula="of:=[.S39]+[.U38]" office:value-type="float" office:value="130190500" calcext:value-type="float">
            <text:p><text:s/>130190500 </text:p>
          </table:table-cell>
          <table:table-cell table:style-name="ce25" office:value-type="float" office:value="295900" calcext:value-type="float">
            <text:p><text:s/>295900 </text:p>
          </table:table-cell>
          <table:table-cell table:style-name="ce25" table:formula="of:=[.V39]*[.L39]" office:value-type="float" office:value="5030300" calcext:value-type="float">
            <text:p><text:s/>5030300 </text:p>
          </table:table-cell>
          <table:table-cell table:style-name="ce26" table:formula="of:=IF([.N39]=0;0;([.S39]-[.W39]))" office:value-type="float" office:value="5577700" calcext:value-type="float">
            <text:p><text:s/>5577700 </text:p>
          </table:table-cell>
          <table:table-cell table:style-name="ce37" table:formula="of:=ABS(IFERROR(IFERROR([.O39]/[.N39];[.O39]/[.Q39]);0))" office:value-type="percentage" office:value="0.2" calcext:value-type="percentage">
            <text:p>20%</text:p>
          </table:table-cell>
          <table:table-cell table:style-name="ce38" table:formula="of:=IFERROR([.W39]/[.N39];&quot;&quot;)" office:value-type="percentage" office:value="0.379358974358974" calcext:value-type="percentage">
            <text:p>37.9%</text:p>
          </table:table-cell>
          <table:table-cell table:style-name="ce39" table:formula="of:=IF([.N39]=0;0;([.S39]-[.W39])/[.N39])" office:value-type="percentage" office:value="0.420641025641026" calcext:value-type="percentage">
            <text:p>42.1%</text:p>
          </table:table-cell>
          <table:table-cell table:style-name="ce21" table:formula="of:=IF([.K39]=&quot;Chai&quot;;1;0)" office:value-type="float" office:value="1" calcext:value-type="float">
            <text:p><text:s/>1 </text:p>
          </table:table-cell>
          <table:table-cell table:style-name="ce40" table:formula="of:=IF(OR([.Y39]&gt;15%;AND([.Y39]&gt;15%;[.S39]&lt;0));[.S39]*2%*[.AB39];IF([.U39]&lt;100000000;[.S39]*9%*[.AB39];[.S39]*12%*[.AB39]))" office:value-type="float" office:value="212160" calcext:value-type="float">
            <text:p><text:s/>212160 <text:s text:c="2"/></text:p>
          </table:table-cell>
          <table:table-cell table:style-name="ce41" table:formula="of:=IFERROR([.AC39]/[.S39];0)" office:value-type="percentage" office:value="0.02" calcext:value-type="percentage">
            <text:p>2%</text:p>
          </table:table-cell>
          <table:table-cell table:style-name="ce42" table:formula="of:=[.X39]-[.AC39]" office:value-type="float" office:value="5365540" calcext:value-type="float">
            <text:p><text:s/>5365540 <text:s text:c="2"/></text:p>
          </table:table-cell>
          <table:table-cell table:style-name="ce37" table:formula="of:=IFERROR([.AE39]/[.N39];0)" office:value-type="percentage" office:value="0.404641025641026" calcext:value-type="percentage">
            <text:p>40%</text:p>
          </table:table-cell>
          <table:table-cell table:style-name="ce2" table:number-columns-repeated="992"/>
        </table:table-row>
        <table:table-row table:style-name="ro6">
          <table:table-cell table:style-name="ce2"/>
          <table:table-cell table:number-columns-repeated="2" table:style-name="ce12" office:value-type="date" office:date-value="2019-12-24" calcext:value-type="date">
            <text:p>12/24/2019</text:p>
          </table:table-cell>
          <table:table-cell table:style-name="ce13" office:value-type="string" calcext:value-type="string">
            <text:p>BH00242</text:p>
          </table:table-cell>
          <table:table-cell table:style-name="ce12"/>
          <table:table-cell table:style-name="ce13"/>
          <table:table-cell table:style-name="ce11" office:value-type="string" calcext:value-type="string">
            <text:p>B</text:p>
          </table:table-cell>
          <table:table-cell table:style-name="ce13" office:value-type="string" calcext:value-type="string">
            <text:p>KH00145</text:p>
          </table:table-cell>
          <table:table-cell table:style-name="ce13" office:value-type="string" calcext:value-type="string">
            <text:p>VT00039</text:p>
          </table:table-cell>
          <table:table-cell table:style-name="ce13" office:value-type="string" calcext:value-type="string">
            <text:p>Zodiac Sauvignon Blanc</text:p>
          </table:table-cell>
          <table:table-cell table:style-name="ce13" office:value-type="string" calcext:value-type="string">
            <text:p>Chai</text:p>
          </table:table-cell>
          <table:table-cell table:style-name="ce16" office:value-type="float" office:value="17" calcext:value-type="float">
            <text:p>17.00 </text:p>
          </table:table-cell>
          <table:table-cell table:style-name="ce16" office:value-type="float" office:value="280000" calcext:value-type="float">
            <text:p>280,000.00 </text:p>
          </table:table-cell>
          <table:table-cell table:style-name="ce17" table:formula="of:=[.M40]*[.L40]" office:value-type="float" office:value="4760000" calcext:value-type="float">
            <text:p>4760000 </text:p>
          </table:table-cell>
          <table:table-cell table:style-name="ce17" table:formula="of:=[.N40]*20%" office:value-type="float" office:value="952000" calcext:value-type="float">
            <text:p>952000 </text:p>
          </table:table-cell>
          <table:table-cell table:style-name="ce16" office:value-type="float" office:value="0" calcext:value-type="float">
            <text:p>0.00 </text:p>
          </table:table-cell>
          <table:table-cell table:number-columns-repeated="2" table:style-name="ce17" office:value-type="float" office:value="0" calcext:value-type="float">
            <text:p>0 </text:p>
          </table:table-cell>
          <table:table-cell table:style-name="ce24" table:formula="of:=[.N40]-[.O40]-[.Q40]-[.R40]" office:value-type="float" office:value="3808000" calcext:value-type="float">
            <text:p><text:s/>3808000 </text:p>
          </table:table-cell>
          <table:table-cell table:style-name="ce24" table:formula="of:=[.S40]*[.AB40]" office:value-type="float" office:value="3808000" calcext:value-type="float">
            <text:p><text:s/>3808000 </text:p>
          </table:table-cell>
          <table:table-cell table:style-name="ce24" table:formula="of:=[.S40]+[.U39]" office:value-type="float" office:value="133998500" calcext:value-type="float">
            <text:p><text:s/>133998500 </text:p>
          </table:table-cell>
          <table:table-cell table:style-name="ce25" office:value-type="float" office:value="148500" calcext:value-type="float">
            <text:p><text:s/>148500 </text:p>
          </table:table-cell>
          <table:table-cell table:style-name="ce25" table:formula="of:=[.V40]*[.L40]" office:value-type="float" office:value="2524500" calcext:value-type="float">
            <text:p><text:s/>2524500 </text:p>
          </table:table-cell>
          <table:table-cell table:style-name="ce26" table:formula="of:=IF([.N40]=0;0;([.S40]-[.W40]))" office:value-type="float" office:value="1283500" calcext:value-type="float">
            <text:p><text:s/>1283500 </text:p>
          </table:table-cell>
          <table:table-cell table:style-name="ce37" table:formula="of:=ABS(IFERROR(IFERROR([.O40]/[.N40];[.O40]/[.Q40]);0))" office:value-type="percentage" office:value="0.2" calcext:value-type="percentage">
            <text:p>20%</text:p>
          </table:table-cell>
          <table:table-cell table:style-name="ce38" table:formula="of:=IFERROR([.W40]/[.N40];&quot;&quot;)" office:value-type="percentage" office:value="0.530357142857143" calcext:value-type="percentage">
            <text:p>53.0%</text:p>
          </table:table-cell>
          <table:table-cell table:style-name="ce39" table:formula="of:=IF([.N40]=0;0;([.S40]-[.W40])/[.N40])" office:value-type="percentage" office:value="0.269642857142857" calcext:value-type="percentage">
            <text:p>27.0%</text:p>
          </table:table-cell>
          <table:table-cell table:style-name="ce21" table:formula="of:=IF([.K40]=&quot;Chai&quot;;1;0)" office:value-type="float" office:value="1" calcext:value-type="float">
            <text:p><text:s/>1 </text:p>
          </table:table-cell>
          <table:table-cell table:style-name="ce40" table:formula="of:=IF(OR([.Y40]&gt;15%;AND([.Y40]&gt;15%;[.S40]&lt;0));[.S40]*2%*[.AB40];IF([.U40]&lt;100000000;[.S40]*9%*[.AB40];[.S40]*12%*[.AB40]))" office:value-type="float" office:value="76160" calcext:value-type="float">
            <text:p><text:s/>76160 <text:s text:c="2"/></text:p>
          </table:table-cell>
          <table:table-cell table:style-name="ce41" table:formula="of:=IFERROR([.AC40]/[.S40];0)" office:value-type="percentage" office:value="0.02" calcext:value-type="percentage">
            <text:p>2%</text:p>
          </table:table-cell>
          <table:table-cell table:style-name="ce42" table:formula="of:=[.X40]-[.AC40]" office:value-type="float" office:value="1207340" calcext:value-type="float">
            <text:p><text:s/>1207340 <text:s text:c="2"/></text:p>
          </table:table-cell>
          <table:table-cell table:style-name="ce37" table:formula="of:=IFERROR([.AE40]/[.N40];0)" office:value-type="percentage" office:value="0.253642857142857" calcext:value-type="percentage">
            <text:p>25%</text:p>
          </table:table-cell>
          <table:table-cell table:style-name="ce2" table:number-columns-repeated="992"/>
        </table:table-row>
        <table:table-row table:style-name="ro6">
          <table:table-cell table:style-name="ce2"/>
          <table:table-cell table:number-columns-repeated="2" table:style-name="ce12" office:value-type="date" office:date-value="2019-12-24" calcext:value-type="date">
            <text:p>12/24/2019</text:p>
          </table:table-cell>
          <table:table-cell table:style-name="ce13" office:value-type="string" calcext:value-type="string">
            <text:p>BH00242</text:p>
          </table:table-cell>
          <table:table-cell table:style-name="ce12"/>
          <table:table-cell table:style-name="ce13"/>
          <table:table-cell table:style-name="ce11" office:value-type="string" calcext:value-type="string">
            <text:p>A</text:p>
          </table:table-cell>
          <table:table-cell table:style-name="ce13" office:value-type="string" calcext:value-type="string">
            <text:p>KH00145</text:p>
          </table:table-cell>
          <table:table-cell table:style-name="ce13" office:value-type="string" calcext:value-type="string">
            <text:p>VT00216</text:p>
          </table:table-cell>
          <table:table-cell table:style-name="ce13" office:value-type="string" calcext:value-type="string">
            <text:p>Hộp đôi đen bằng da viền cam</text:p>
          </table:table-cell>
          <table:table-cell table:style-name="ce13" office:value-type="string" calcext:value-type="string">
            <text:p>Cái</text:p>
          </table:table-cell>
          <table:table-cell table:style-name="ce16" office:value-type="float" office:value="17" calcext:value-type="float">
            <text:p>17.00 </text:p>
          </table:table-cell>
          <table:table-cell table:style-name="ce16" office:value-type="float" office:value="185000" calcext:value-type="float">
            <text:p>185,000.00 </text:p>
          </table:table-cell>
          <table:table-cell table:style-name="ce17" table:formula="of:=[.M41]*[.L41]" office:value-type="float" office:value="3145000" calcext:value-type="float">
            <text:p>3145000 </text:p>
          </table:table-cell>
          <table:table-cell table:style-name="ce17" table:formula="of:=[.N41]*20%" office:value-type="float" office:value="629000" calcext:value-type="float">
            <text:p>629000 </text:p>
          </table:table-cell>
          <table:table-cell table:style-name="ce16" office:value-type="float" office:value="0" calcext:value-type="float">
            <text:p>0.00 </text:p>
          </table:table-cell>
          <table:table-cell table:number-columns-repeated="2" table:style-name="ce17" office:value-type="float" office:value="0" calcext:value-type="float">
            <text:p>0 </text:p>
          </table:table-cell>
          <table:table-cell table:style-name="ce24" table:formula="of:=[.N41]-[.O41]-[.Q41]-[.R41]" office:value-type="float" office:value="2516000" calcext:value-type="float">
            <text:p><text:s/>2516000 </text:p>
          </table:table-cell>
          <table:table-cell table:style-name="ce24" table:formula="of:=[.S41]*[.AB41]" office:value-type="float" office:value="0" calcext:value-type="float">
            <text:p>-00 </text:p>
          </table:table-cell>
          <table:table-cell table:style-name="ce24" table:formula="of:=[.S41]+[.U40]" office:value-type="float" office:value="136514500" calcext:value-type="float">
            <text:p><text:s/>136514500 </text:p>
          </table:table-cell>
          <table:table-cell table:style-name="ce25" office:value-type="float" office:value="130000" calcext:value-type="float">
            <text:p><text:s/>130000 </text:p>
          </table:table-cell>
          <table:table-cell table:style-name="ce25" table:formula="of:=[.V41]*[.L41]" office:value-type="float" office:value="2210000" calcext:value-type="float">
            <text:p><text:s/>2210000 </text:p>
          </table:table-cell>
          <table:table-cell table:style-name="ce26" table:formula="of:=IF([.N41]=0;0;([.S41]-[.W41]))" office:value-type="float" office:value="306000" calcext:value-type="float">
            <text:p><text:s/>306000 </text:p>
          </table:table-cell>
          <table:table-cell table:style-name="ce37" table:formula="of:=ABS(IFERROR(IFERROR([.O41]/[.N41];[.O41]/[.Q41]);0))" office:value-type="percentage" office:value="0.2" calcext:value-type="percentage">
            <text:p>20%</text:p>
          </table:table-cell>
          <table:table-cell table:style-name="ce38" table:formula="of:=IFERROR([.W41]/[.N41];&quot;&quot;)" office:value-type="percentage" office:value="0.702702702702703" calcext:value-type="percentage">
            <text:p>70.3%</text:p>
          </table:table-cell>
          <table:table-cell table:style-name="ce39" table:formula="of:=IF([.N41]=0;0;([.S41]-[.W41])/[.N41])" office:value-type="percentage" office:value="0.0972972972972973" calcext:value-type="percentage">
            <text:p>9.7%</text:p>
          </table:table-cell>
          <table:table-cell table:style-name="ce21" table:formula="of:=IF([.K41]=&quot;Chai&quot;;1;0)" office:value-type="float" office:value="0" calcext:value-type="float">
            <text:p>-00 </text:p>
          </table:table-cell>
          <table:table-cell table:style-name="ce40" table:formula="of:=IF(OR([.Y41]&gt;15%;AND([.Y41]&gt;15%;[.S41]&lt;0));[.S41]*2%*[.AB41];IF([.U41]&lt;100000000;[.S41]*9%*[.AB41];[.S41]*12%*[.AB41]))" office:value-type="float" office:value="0" calcext:value-type="float">
            <text:p>-00 <text:s text:c="2"/></text:p>
          </table:table-cell>
          <table:table-cell table:style-name="ce41" table:formula="of:=IFERROR([.AC41]/[.S41];0)" office:value-type="percentage" office:value="0" calcext:value-type="percentage">
            <text:p>0%</text:p>
          </table:table-cell>
          <table:table-cell table:style-name="ce42" table:formula="of:=[.X41]-[.AC41]" office:value-type="float" office:value="306000" calcext:value-type="float">
            <text:p><text:s/>306000 <text:s text:c="2"/></text:p>
          </table:table-cell>
          <table:table-cell table:style-name="ce37" table:formula="of:=IFERROR([.AE41]/[.N41];0)" office:value-type="percentage" office:value="0.0972972972972973" calcext:value-type="percentage">
            <text:p>10%</text:p>
          </table:table-cell>
          <table:table-cell table:style-name="ce2"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5" calcext:value-type="date">
            <text:p>12/25/2019</text:p>
          </table:table-cell>
          <table:table-cell table:style-name="ce11" office:value-type="string" calcext:value-type="string">
            <text:p>BH00249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97</text:p>
          </table:table-cell>
          <table:table-cell table:style-name="ce11" office:value-type="string" calcext:value-type="string">
            <text:p>VT00220</text:p>
          </table:table-cell>
          <table:table-cell table:style-name="ce11" office:value-type="string" calcext:value-type="string">
            <text:p>ILO Montepulciano d'Abruzzo DOC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8" calcext:value-type="float">
            <text:p>18.00 </text:p>
          </table:table-cell>
          <table:table-cell table:style-name="ce14" office:value-type="float" office:value="695000" calcext:value-type="float">
            <text:p>695,000.00 </text:p>
          </table:table-cell>
          <table:table-cell table:style-name="ce15" office:value-type="float" office:value="12510000" calcext:value-type="float">
            <text:p>12510000 </text:p>
          </table:table-cell>
          <table:table-cell table:style-name="ce15" office:value-type="float" office:value="3753000" calcext:value-type="float">
            <text:p>3753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42]-[.O42]-[.Q42]-[.R42]" office:value-type="float" office:value="8757000" calcext:value-type="float">
            <text:p><text:s/>8757000 </text:p>
          </table:table-cell>
          <table:table-cell table:style-name="ce21" table:formula="of:=[.S42]*[.AB42]" office:value-type="float" office:value="8757000" calcext:value-type="float">
            <text:p><text:s/>8757000 </text:p>
          </table:table-cell>
          <table:table-cell table:style-name="ce21" table:formula="of:=[.S42]+[.U41]" office:value-type="float" office:value="145271500" calcext:value-type="float">
            <text:p><text:s/>145271500 </text:p>
          </table:table-cell>
          <table:table-cell table:style-name="ce22" office:value-type="float" office:value="207900" calcext:value-type="float">
            <text:p><text:s/>207900 </text:p>
          </table:table-cell>
          <table:table-cell table:style-name="ce22" table:formula="of:=[.V42]*[.L42]" office:value-type="float" office:value="3742200" calcext:value-type="float">
            <text:p><text:s/>3742200 </text:p>
          </table:table-cell>
          <table:table-cell table:style-name="ce23" table:formula="of:=IF([.N42]=0;0;([.S42]-[.W42]))" office:value-type="float" office:value="5014800" calcext:value-type="float">
            <text:p><text:s/>5014800 </text:p>
          </table:table-cell>
          <table:table-cell table:style-name="ce31" table:formula="of:=ABS(IFERROR(IFERROR([.O42]/[.N42];[.O42]/[.Q42]);0))" office:value-type="percentage" office:value="0.3" calcext:value-type="percentage">
            <text:p>30%</text:p>
          </table:table-cell>
          <table:table-cell table:style-name="ce32" table:formula="of:=IFERROR([.W42]/[.N42];&quot;&quot;)" office:value-type="percentage" office:value="0.299136690647482" calcext:value-type="percentage">
            <text:p>29.9%</text:p>
          </table:table-cell>
          <table:table-cell table:style-name="ce33" table:formula="of:=IF([.N42]=0;0;([.S42]-[.W42])/[.N42])" office:value-type="percentage" office:value="0.400863309352518" calcext:value-type="percentage">
            <text:p>40.1%</text:p>
          </table:table-cell>
          <table:table-cell table:style-name="ce21" table:formula="of:=IF([.K42]=&quot;Chai&quot;;1;0)" office:value-type="float" office:value="1" calcext:value-type="float">
            <text:p><text:s/>1 </text:p>
          </table:table-cell>
          <table:table-cell table:style-name="ce34" table:formula="of:=IF(OR([.Y42]&gt;15%;AND([.Y42]&gt;15%;[.S42]&lt;0));[.S42]*2%*[.AB42];IF([.U42]&lt;100000000;[.S42]*9%*[.AB42];[.S42]*12%*[.AB42]))" office:value-type="float" office:value="175140" calcext:value-type="float">
            <text:p><text:s/>175140 <text:s text:c="2"/></text:p>
          </table:table-cell>
          <table:table-cell table:style-name="ce35" table:formula="of:=IFERROR([.AC42]/[.S42];0)" office:value-type="percentage" office:value="0.02" calcext:value-type="percentage">
            <text:p>2%</text:p>
          </table:table-cell>
          <table:table-cell table:style-name="ce36" table:formula="of:=[.X42]-[.AC42]" office:value-type="float" office:value="4839660" calcext:value-type="float">
            <text:p><text:s/>4839660 <text:s text:c="2"/></text:p>
          </table:table-cell>
          <table:table-cell table:style-name="ce31" table:formula="of:=IFERROR([.AE42]/[.N42];0)" office:value-type="percentage" office:value="0.386863309352518" calcext:value-type="percentage">
            <text:p>39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5" calcext:value-type="date">
            <text:p>12/25/2019</text:p>
          </table:table-cell>
          <table:table-cell table:style-name="ce11" office:value-type="string" calcext:value-type="string">
            <text:p>BH00250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006</text:p>
          </table:table-cell>
          <table:table-cell table:style-name="ce11" office:value-type="string" calcext:value-type="string">
            <text:p>MEGALE 2016 NegroAmaro (White Label)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8" calcext:value-type="float">
            <text:p>18.00 </text:p>
          </table:table-cell>
          <table:table-cell table:style-name="ce14" office:value-type="float" office:value="395000" calcext:value-type="float">
            <text:p>395,000.00 </text:p>
          </table:table-cell>
          <table:table-cell table:style-name="ce15" office:value-type="float" office:value="7110000" calcext:value-type="float">
            <text:p>7110000 </text:p>
          </table:table-cell>
          <table:table-cell table:style-name="ce15" office:value-type="float" office:value="1777500" calcext:value-type="float">
            <text:p>17775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43]-[.O43]-[.Q43]-[.R43]" office:value-type="float" office:value="5332500" calcext:value-type="float">
            <text:p><text:s/>5332500 </text:p>
          </table:table-cell>
          <table:table-cell table:style-name="ce21" table:formula="of:=[.S43]*[.AB43]" office:value-type="float" office:value="5332500" calcext:value-type="float">
            <text:p><text:s/>5332500 </text:p>
          </table:table-cell>
          <table:table-cell table:style-name="ce21" table:formula="of:=[.S43]+[.U42]" office:value-type="float" office:value="150604000" calcext:value-type="float">
            <text:p><text:s/>150604000 </text:p>
          </table:table-cell>
          <table:table-cell table:style-name="ce22" office:value-type="float" office:value="175175" calcext:value-type="float">
            <text:p><text:s/>175175 </text:p>
          </table:table-cell>
          <table:table-cell table:style-name="ce22" table:formula="of:=[.V43]*[.L43]" office:value-type="float" office:value="3153150" calcext:value-type="float">
            <text:p><text:s/>3153150 </text:p>
          </table:table-cell>
          <table:table-cell table:style-name="ce23" table:formula="of:=IF([.N43]=0;0;([.S43]-[.W43]))" office:value-type="float" office:value="2179350" calcext:value-type="float">
            <text:p><text:s/>2179350 </text:p>
          </table:table-cell>
          <table:table-cell table:style-name="ce31" table:formula="of:=ABS(IFERROR(IFERROR([.O43]/[.N43];[.O43]/[.Q43]);0))" office:value-type="percentage" office:value="0.25" calcext:value-type="percentage">
            <text:p>25%</text:p>
          </table:table-cell>
          <table:table-cell table:style-name="ce32" table:formula="of:=IFERROR([.W43]/[.N43];&quot;&quot;)" office:value-type="percentage" office:value="0.443481012658228" calcext:value-type="percentage">
            <text:p>44.3%</text:p>
          </table:table-cell>
          <table:table-cell table:style-name="ce33" table:formula="of:=IF([.N43]=0;0;([.S43]-[.W43])/[.N43])" office:value-type="percentage" office:value="0.306518987341772" calcext:value-type="percentage">
            <text:p>30.7%</text:p>
          </table:table-cell>
          <table:table-cell table:style-name="ce21" table:formula="of:=IF([.K43]=&quot;Chai&quot;;1;0)" office:value-type="float" office:value="1" calcext:value-type="float">
            <text:p><text:s/>1 </text:p>
          </table:table-cell>
          <table:table-cell table:style-name="ce34" table:formula="of:=IF(OR([.Y43]&gt;15%;AND([.Y43]&gt;15%;[.S43]&lt;0));[.S43]*2%*[.AB43];IF([.U43]&lt;100000000;[.S43]*9%*[.AB43];[.S43]*12%*[.AB43]))" office:value-type="float" office:value="106650" calcext:value-type="float">
            <text:p><text:s/>106650 <text:s text:c="2"/></text:p>
          </table:table-cell>
          <table:table-cell table:style-name="ce35" table:formula="of:=IFERROR([.AC43]/[.S43];0)" office:value-type="percentage" office:value="0.02" calcext:value-type="percentage">
            <text:p>2%</text:p>
          </table:table-cell>
          <table:table-cell table:style-name="ce36" table:formula="of:=[.X43]-[.AC43]" office:value-type="float" office:value="2072700" calcext:value-type="float">
            <text:p><text:s/>2072700 <text:s text:c="2"/></text:p>
          </table:table-cell>
          <table:table-cell table:style-name="ce31" table:formula="of:=IFERROR([.AE43]/[.N43];0)" office:value-type="percentage" office:value="0.291518987341772" calcext:value-type="percentage">
            <text:p>29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5" calcext:value-type="date">
            <text:p>12/25/2019</text:p>
          </table:table-cell>
          <table:table-cell table:style-name="ce11" office:value-type="string" calcext:value-type="string">
            <text:p>BH00251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98</text:p>
          </table:table-cell>
          <table:table-cell table:style-name="ce11" office:value-type="string" calcext:value-type="string">
            <text:p>VT00020</text:p>
          </table:table-cell>
          <table:table-cell table:style-name="ce11" office:value-type="string" calcext:value-type="string">
            <text:p>SEVEN 7 Merlot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8" calcext:value-type="float">
            <text:p>18.00 </text:p>
          </table:table-cell>
          <table:table-cell table:style-name="ce14" office:value-type="float" office:value="950000" calcext:value-type="float">
            <text:p>950,000.00 </text:p>
          </table:table-cell>
          <table:table-cell table:style-name="ce15" office:value-type="float" office:value="17100000" calcext:value-type="float">
            <text:p>1710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44]-[.O44]-[.Q44]-[.R44]" office:value-type="float" office:value="17100000" calcext:value-type="float">
            <text:p><text:s/>17100000 </text:p>
          </table:table-cell>
          <table:table-cell table:style-name="ce21" table:formula="of:=[.S44]*[.AB44]" office:value-type="float" office:value="17100000" calcext:value-type="float">
            <text:p><text:s/>17100000 </text:p>
          </table:table-cell>
          <table:table-cell table:style-name="ce21" table:formula="of:=[.S44]+[.U43]" office:value-type="float" office:value="167704000" calcext:value-type="float">
            <text:p><text:s/>167704000 </text:p>
          </table:table-cell>
          <table:table-cell table:style-name="ce22" office:value-type="float" office:value="283800" calcext:value-type="float">
            <text:p><text:s/>283800 </text:p>
          </table:table-cell>
          <table:table-cell table:style-name="ce22" table:formula="of:=[.V44]*[.L44]" office:value-type="float" office:value="5108400" calcext:value-type="float">
            <text:p><text:s/>5108400 </text:p>
          </table:table-cell>
          <table:table-cell table:style-name="ce23" table:formula="of:=IF([.N44]=0;0;([.S44]-[.W44]))" office:value-type="float" office:value="11991600" calcext:value-type="float">
            <text:p><text:s/>11991600 </text:p>
          </table:table-cell>
          <table:table-cell table:style-name="ce31" table:formula="of:=ABS(IFERROR(IFERROR([.O44]/[.N44];[.O44]/[.Q44]);0))" office:value-type="percentage" office:value="0" calcext:value-type="percentage">
            <text:p>0%</text:p>
          </table:table-cell>
          <table:table-cell table:style-name="ce32" table:formula="of:=IFERROR([.W44]/[.N44];&quot;&quot;)" office:value-type="percentage" office:value="0.298736842105263" calcext:value-type="percentage">
            <text:p>29.9%</text:p>
          </table:table-cell>
          <table:table-cell table:style-name="ce33" table:formula="of:=IF([.N44]=0;0;([.S44]-[.W44])/[.N44])" office:value-type="percentage" office:value="0.701263157894737" calcext:value-type="percentage">
            <text:p>70.1%</text:p>
          </table:table-cell>
          <table:table-cell table:style-name="ce21" table:formula="of:=IF([.K44]=&quot;Chai&quot;;1;0)" office:value-type="float" office:value="1" calcext:value-type="float">
            <text:p><text:s/>1 </text:p>
          </table:table-cell>
          <table:table-cell table:style-name="ce34" table:formula="of:=IF(OR([.Y44]&gt;15%;AND([.Y44]&gt;15%;[.S44]&lt;0));[.S44]*2%*[.AB44];IF([.U44]&lt;100000000;[.S44]*9%*[.AB44];[.S44]*12%*[.AB44]))" office:value-type="float" office:value="2052000" calcext:value-type="float">
            <text:p><text:s/>2052000 <text:s text:c="2"/></text:p>
          </table:table-cell>
          <table:table-cell table:style-name="ce35" table:formula="of:=IFERROR([.AC44]/[.S44];0)" office:value-type="percentage" office:value="0.12" calcext:value-type="percentage">
            <text:p>12%</text:p>
          </table:table-cell>
          <table:table-cell table:style-name="ce36" table:formula="of:=[.X44]-[.AC44]" office:value-type="float" office:value="9939600" calcext:value-type="float">
            <text:p><text:s/>9939600 <text:s text:c="2"/></text:p>
          </table:table-cell>
          <table:table-cell table:style-name="ce31" table:formula="of:=IFERROR([.AE44]/[.N44];0)" office:value-type="percentage" office:value="0.581263157894737" calcext:value-type="percentage">
            <text:p>58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5" calcext:value-type="date">
            <text:p>12/25/2019</text:p>
          </table:table-cell>
          <table:table-cell table:style-name="ce11" office:value-type="string" calcext:value-type="string">
            <text:p>BH00251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98</text:p>
          </table:table-cell>
          <table:table-cell table:style-name="ce11" office:value-type="string" calcext:value-type="string">
            <text:p>VT00020</text:p>
          </table:table-cell>
          <table:table-cell table:style-name="ce11" office:value-type="string" calcext:value-type="string">
            <text:p>SEVEN 7 Merlot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4" calcext:value-type="float">
            <text:p>4.00 </text:p>
          </table:table-cell>
          <table:table-cell table:style-name="ce14" office:value-type="float" office:value="950000" calcext:value-type="float">
            <text:p>950,000.00 </text:p>
          </table:table-cell>
          <table:table-cell table:number-columns-repeated="2" table:style-name="ce15" office:value-type="float" office:value="3800000" calcext:value-type="float">
            <text:p>380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45]-[.O45]-[.Q45]-[.R45]" office:value-type="float" office:value="0" calcext:value-type="float">
            <text:p>-00 </text:p>
          </table:table-cell>
          <table:table-cell table:style-name="ce21" table:formula="of:=[.S45]*[.AB45]" office:value-type="float" office:value="0" calcext:value-type="float">
            <text:p>-00 </text:p>
          </table:table-cell>
          <table:table-cell table:style-name="ce21" table:formula="of:=[.S45]+[.U44]" office:value-type="float" office:value="167704000" calcext:value-type="float">
            <text:p><text:s/>167704000 </text:p>
          </table:table-cell>
          <table:table-cell table:style-name="ce22" office:value-type="float" office:value="283800" calcext:value-type="float">
            <text:p><text:s/>283800 </text:p>
          </table:table-cell>
          <table:table-cell table:style-name="ce22" table:formula="of:=[.V45]*[.L45]" office:value-type="float" office:value="1135200" calcext:value-type="float">
            <text:p><text:s/>1135200 </text:p>
          </table:table-cell>
          <table:table-cell table:style-name="ce23" table:formula="of:=IF([.N45]=0;0;([.S45]-[.W45]))" office:value-type="float" office:value="-1135200" calcext:value-type="float">
            <text:p><text:s/>(1135200)</text:p>
          </table:table-cell>
          <table:table-cell table:style-name="ce31" table:formula="of:=ABS(IFERROR(IFERROR([.O45]/[.N45];[.O45]/[.Q45]);0))" office:value-type="percentage" office:value="1" calcext:value-type="percentage">
            <text:p>100%</text:p>
          </table:table-cell>
          <table:table-cell table:style-name="ce32" table:formula="of:=IFERROR([.W45]/[.N45];&quot;&quot;)" office:value-type="percentage" office:value="0.298736842105263" calcext:value-type="percentage">
            <text:p>29.9%</text:p>
          </table:table-cell>
          <table:table-cell table:style-name="ce33" table:formula="of:=IF([.N45]=0;0;([.S45]-[.W45])/[.N45])" office:value-type="percentage" office:value="-0.298736842105263" calcext:value-type="percentage">
            <text:p>-29.9%</text:p>
          </table:table-cell>
          <table:table-cell table:style-name="ce21" table:formula="of:=IF([.K45]=&quot;Chai&quot;;1;0)" office:value-type="float" office:value="1" calcext:value-type="float">
            <text:p><text:s/>1 </text:p>
          </table:table-cell>
          <table:table-cell table:style-name="ce34" table:formula="of:=IF(OR([.Y45]&gt;15%;AND([.Y45]&gt;15%;[.S45]&lt;0));[.S45]*2%*[.AB45];IF([.U45]&lt;100000000;[.S45]*9%*[.AB45];[.S45]*12%*[.AB45]))" office:value-type="float" office:value="0" calcext:value-type="float">
            <text:p>-00 <text:s text:c="2"/></text:p>
          </table:table-cell>
          <table:table-cell table:style-name="ce35" table:formula="of:=IFERROR([.AC45]/[.S45];0)" office:value-type="percentage" office:value="0" calcext:value-type="percentage">
            <text:p>0%</text:p>
          </table:table-cell>
          <table:table-cell table:style-name="ce36" table:formula="of:=[.X45]-[.AC45]" office:value-type="float" office:value="-1135200" calcext:value-type="float">
            <text:p>-1135200 <text:s text:c="2"/></text:p>
          </table:table-cell>
          <table:table-cell table:style-name="ce31" table:formula="of:=IFERROR([.AE45]/[.N45];0)" office:value-type="percentage" office:value="-0.298736842105263" calcext:value-type="percentage">
            <text:p>-3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5" calcext:value-type="date">
            <text:p>12/25/2019</text:p>
          </table:table-cell>
          <table:table-cell table:style-name="ce11" office:value-type="string" calcext:value-type="string">
            <text:p>BH00251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98</text:p>
          </table:table-cell>
          <table:table-cell table:style-name="ce11" office:value-type="string" calcext:value-type="string">
            <text:p>VT00207</text:p>
          </table:table-cell>
          <table:table-cell table:style-name="ce11" office:value-type="string" calcext:value-type="string">
            <text:p>Ly rượu vang A21 (vang đỏ)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6" calcext:value-type="float">
            <text:p>6.00 </text:p>
          </table:table-cell>
          <table:table-cell table:style-name="ce14" office:value-type="float" office:value="60000" calcext:value-type="float">
            <text:p>60,000.00 </text:p>
          </table:table-cell>
          <table:table-cell table:number-columns-repeated="2" table:style-name="ce15" office:value-type="float" office:value="360000" calcext:value-type="float">
            <text:p>36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46]-[.O46]-[.Q46]-[.R46]" office:value-type="float" office:value="0" calcext:value-type="float">
            <text:p>-00 </text:p>
          </table:table-cell>
          <table:table-cell table:style-name="ce21" table:formula="of:=[.S46]*[.AB46]" office:value-type="float" office:value="0" calcext:value-type="float">
            <text:p>-00 </text:p>
          </table:table-cell>
          <table:table-cell table:style-name="ce21" table:formula="of:=[.S46]+[.U45]" office:value-type="float" office:value="167704000" calcext:value-type="float">
            <text:p><text:s/>167704000 </text:p>
          </table:table-cell>
          <table:table-cell table:style-name="ce22" office:value-type="float" office:value="50000" calcext:value-type="float">
            <text:p><text:s/>50000 </text:p>
          </table:table-cell>
          <table:table-cell table:style-name="ce22" table:formula="of:=[.V46]*[.L46]" office:value-type="float" office:value="300000" calcext:value-type="float">
            <text:p><text:s/>300000 </text:p>
          </table:table-cell>
          <table:table-cell table:style-name="ce23" table:formula="of:=IF([.N46]=0;0;([.S46]-[.W46]))" office:value-type="float" office:value="-300000" calcext:value-type="float">
            <text:p><text:s/>(300000)</text:p>
          </table:table-cell>
          <table:table-cell table:style-name="ce31" table:formula="of:=ABS(IFERROR(IFERROR([.O46]/[.N46];[.O46]/[.Q46]);0))" office:value-type="percentage" office:value="1" calcext:value-type="percentage">
            <text:p>100%</text:p>
          </table:table-cell>
          <table:table-cell table:style-name="ce32" table:formula="of:=IFERROR([.W46]/[.N46];&quot;&quot;)" office:value-type="percentage" office:value="0.833333333333333" calcext:value-type="percentage">
            <text:p>83.3%</text:p>
          </table:table-cell>
          <table:table-cell table:style-name="ce33" table:formula="of:=IF([.N46]=0;0;([.S46]-[.W46])/[.N46])" office:value-type="percentage" office:value="-0.833333333333333" calcext:value-type="percentage">
            <text:p>-83.3%</text:p>
          </table:table-cell>
          <table:table-cell table:style-name="ce21" table:formula="of:=IF([.K46]=&quot;Chai&quot;;1;0)" office:value-type="float" office:value="0" calcext:value-type="float">
            <text:p>-00 </text:p>
          </table:table-cell>
          <table:table-cell table:style-name="ce34" table:formula="of:=IF(OR([.Y46]&gt;15%;AND([.Y46]&gt;15%;[.S46]&lt;0));[.S46]*2%*[.AB46];IF([.U46]&lt;100000000;[.S46]*9%*[.AB46];[.S46]*12%*[.AB46]))" office:value-type="float" office:value="0" calcext:value-type="float">
            <text:p>-00 <text:s text:c="2"/></text:p>
          </table:table-cell>
          <table:table-cell table:style-name="ce35" table:formula="of:=IFERROR([.AC46]/[.S46];0)" office:value-type="percentage" office:value="0" calcext:value-type="percentage">
            <text:p>0%</text:p>
          </table:table-cell>
          <table:table-cell table:style-name="ce36" table:formula="of:=[.X46]-[.AC46]" office:value-type="float" office:value="-300000" calcext:value-type="float">
            <text:p>-300000 <text:s text:c="2"/></text:p>
          </table:table-cell>
          <table:table-cell table:style-name="ce31" table:formula="of:=IFERROR([.AE46]/[.N46];0)" office:value-type="percentage" office:value="-0.833333333333333" calcext:value-type="percentage">
            <text:p>-83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6" calcext:value-type="date">
            <text:p>12/26/2019</text:p>
          </table:table-cell>
          <table:table-cell table:style-name="ce11" office:value-type="string" calcext:value-type="string">
            <text:p>PC00208</text:p>
          </table:table-cell>
          <table:table-cell table:style-name="ce10" office:value-type="date" office:date-value="2019-12-12" calcext:value-type="date">
            <text:p>12/12/2019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19</text:p>
          </table:table-cell>
          <table:table-cell table:style-name="ce11" office:value-type="string" calcext:value-type="string">
            <text:p>VT00059</text:p>
          </table:table-cell>
          <table:table-cell table:style-name="ce11" office:value-type="string" calcext:value-type="string">
            <text:p>Sparking White grape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0" calcext:value-type="float">
            <text:p>0.00 </text:p>
          </table:table-cell>
          <table:table-cell table:style-name="ce14" office:value-type="float" office:value="180000" calcext:value-type="float">
            <text:p>180,00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4" office:value-type="float" office:value="6" calcext:value-type="float">
            <text:p>6.00 </text:p>
          </table:table-cell>
          <table:table-cell table:style-name="ce15" office:value-type="float" office:value="1080000" calcext:value-type="float">
            <text:p>1080000 </text:p>
          </table:table-cell>
          <table:table-cell table:style-name="ce15" office:value-type="float" office:value="0" calcext:value-type="float">
            <text:p>0 </text:p>
          </table:table-cell>
          <table:table-cell table:style-name="ce21" table:formula="of:=[.N47]-[.O47]-[.Q47]-[.R47]" office:value-type="float" office:value="-1080000" calcext:value-type="float">
            <text:p><text:s/>(1080000)</text:p>
          </table:table-cell>
          <table:table-cell table:style-name="ce21" table:formula="of:=[.S47]*[.AB47]" office:value-type="float" office:value="-1080000" calcext:value-type="float">
            <text:p><text:s/>(1080000)</text:p>
          </table:table-cell>
          <table:table-cell table:style-name="ce21" table:formula="of:=[.S47]+[.U46]" office:value-type="float" office:value="166624000" calcext:value-type="float">
            <text:p><text:s/>166624000 </text:p>
          </table:table-cell>
          <table:table-cell table:style-name="ce22" office:value-type="float" office:value="70400" calcext:value-type="float">
            <text:p><text:s/>70400 </text:p>
          </table:table-cell>
          <table:table-cell table:style-name="ce22" table:formula="of:=[.V47]*[.L47]" office:value-type="float" office:value="0" calcext:value-type="float">
            <text:p>-00 </text:p>
          </table:table-cell>
          <table:table-cell table:style-name="ce23" table:formula="of:=IF([.N47]=0;0;([.S47]-[.W47]))" office:value-type="float" office:value="0" calcext:value-type="float">
            <text:p>-00 </text:p>
          </table:table-cell>
          <table:table-cell table:style-name="ce31" table:formula="of:=ABS(IFERROR(IFERROR([.O47]/[.N47];[.O47]/[.Q47]);0))" office:value-type="percentage" office:value="0" calcext:value-type="percentage">
            <text:p>0%</text:p>
          </table:table-cell>
          <table:table-cell table:style-name="ce32" table:formula="of:=IFERROR([.W47]/[.N47];&quot;&quot;)">
            <text:p/>
          </table:table-cell>
          <table:table-cell table:style-name="ce33" table:formula="of:=IF([.N47]=0;0;([.S47]-[.W47])/[.N47])" office:value-type="percentage" office:value="0" calcext:value-type="percentage">
            <text:p>0.0%</text:p>
          </table:table-cell>
          <table:table-cell table:style-name="ce21" table:formula="of:=IF([.K47]=&quot;Chai&quot;;1;0)" office:value-type="float" office:value="1" calcext:value-type="float">
            <text:p><text:s/>1 </text:p>
          </table:table-cell>
          <table:table-cell table:style-name="ce34" table:formula="of:=[.S47]*2%" office:value-type="float" office:value="-21600" calcext:value-type="float">
            <text:p>-21600 <text:s text:c="2"/></text:p>
          </table:table-cell>
          <table:table-cell table:style-name="ce35" table:formula="of:=IFERROR([.AC47]/[.S47];0)" office:value-type="percentage" office:value="0.02" calcext:value-type="percentage">
            <text:p>2%</text:p>
          </table:table-cell>
          <table:table-cell table:style-name="ce36" table:formula="of:=[.X47]-[.AC47]" office:value-type="float" office:value="21600" calcext:value-type="float">
            <text:p><text:s/>21600 <text:s text:c="2"/></text:p>
          </table:table-cell>
          <table:table-cell table:style-name="ce31" table:formula="of:=IFERROR([.AE47]/[.N47];0)" office:value-type="percentage" office:value="0" calcext:value-type="percentage">
            <text:p>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039</text:p>
          </table:table-cell>
          <table:table-cell table:style-name="ce11" office:value-type="string" calcext:value-type="string">
            <text:p>Zodiac Sauvignon Blanc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2" calcext:value-type="float">
            <text:p>2.00 </text:p>
          </table:table-cell>
          <table:table-cell table:style-name="ce14" office:value-type="float" office:value="280000" calcext:value-type="float">
            <text:p>280,000.00 </text:p>
          </table:table-cell>
          <table:table-cell table:style-name="ce15" office:value-type="float" office:value="560000" calcext:value-type="float">
            <text:p>560000 </text:p>
          </table:table-cell>
          <table:table-cell table:style-name="ce15" office:value-type="float" office:value="168000" calcext:value-type="float">
            <text:p>168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48]-[.O48]-[.Q48]-[.R48]" office:value-type="float" office:value="392000" calcext:value-type="float">
            <text:p><text:s/>392000 </text:p>
          </table:table-cell>
          <table:table-cell table:style-name="ce21" table:formula="of:=[.S48]*[.AB48]" office:value-type="float" office:value="392000" calcext:value-type="float">
            <text:p><text:s/>392000 </text:p>
          </table:table-cell>
          <table:table-cell table:style-name="ce21" table:formula="of:=[.S48]+[.U47]" office:value-type="float" office:value="167016000" calcext:value-type="float">
            <text:p><text:s/>167016000 </text:p>
          </table:table-cell>
          <table:table-cell table:style-name="ce22" office:value-type="float" office:value="148500" calcext:value-type="float">
            <text:p><text:s/>148500 </text:p>
          </table:table-cell>
          <table:table-cell table:style-name="ce22" table:formula="of:=[.V48]*[.L48]" office:value-type="float" office:value="297000" calcext:value-type="float">
            <text:p><text:s/>297000 </text:p>
          </table:table-cell>
          <table:table-cell table:style-name="ce23" table:formula="of:=IF([.N48]=0;0;([.S48]-[.W48]))" office:value-type="float" office:value="95000" calcext:value-type="float">
            <text:p><text:s/>95000 </text:p>
          </table:table-cell>
          <table:table-cell table:style-name="ce31" table:formula="of:=ABS(IFERROR(IFERROR([.O48]/[.N48];[.O48]/[.Q48]);0))" office:value-type="percentage" office:value="0.3" calcext:value-type="percentage">
            <text:p>30%</text:p>
          </table:table-cell>
          <table:table-cell table:style-name="ce32" table:formula="of:=IFERROR([.W48]/[.N48];&quot;&quot;)" office:value-type="percentage" office:value="0.530357142857143" calcext:value-type="percentage">
            <text:p>53.0%</text:p>
          </table:table-cell>
          <table:table-cell table:style-name="ce33" table:formula="of:=IF([.N48]=0;0;([.S48]-[.W48])/[.N48])" office:value-type="percentage" office:value="0.169642857142857" calcext:value-type="percentage">
            <text:p>17.0%</text:p>
          </table:table-cell>
          <table:table-cell table:style-name="ce21" table:formula="of:=IF([.K48]=&quot;Chai&quot;;1;0)" office:value-type="float" office:value="1" calcext:value-type="float">
            <text:p><text:s/>1 </text:p>
          </table:table-cell>
          <table:table-cell table:style-name="ce34" table:formula="of:=IF(OR([.Y48]&gt;15%;AND([.Y48]&gt;15%;[.S48]&lt;0));[.S48]*2%*[.AB48];IF([.U48]&lt;100000000;[.S48]*9%*[.AB48];[.S48]*12%*[.AB48]))" office:value-type="float" office:value="7840" calcext:value-type="float">
            <text:p><text:s/>7840 <text:s text:c="2"/></text:p>
          </table:table-cell>
          <table:table-cell table:style-name="ce35" table:formula="of:=IFERROR([.AC48]/[.S48];0)" office:value-type="percentage" office:value="0.02" calcext:value-type="percentage">
            <text:p>2%</text:p>
          </table:table-cell>
          <table:table-cell table:style-name="ce36" table:formula="of:=[.X48]-[.AC48]" office:value-type="float" office:value="87160" calcext:value-type="float">
            <text:p><text:s/>87160 <text:s text:c="2"/></text:p>
          </table:table-cell>
          <table:table-cell table:style-name="ce31" table:formula="of:=IFERROR([.AE48]/[.N48];0)" office:value-type="percentage" office:value="0.155642857142857" calcext:value-type="percentage">
            <text:p>16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007</text:p>
          </table:table-cell>
          <table:table-cell table:style-name="ce11" office:value-type="string" calcext:value-type="string">
            <text:p>M 2017 Merlot Malvasia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4" calcext:value-type="float">
            <text:p>4.00 </text:p>
          </table:table-cell>
          <table:table-cell table:style-name="ce14" office:value-type="float" office:value="425000" calcext:value-type="float">
            <text:p>425,000.00 </text:p>
          </table:table-cell>
          <table:table-cell table:style-name="ce15" office:value-type="float" office:value="1700000" calcext:value-type="float">
            <text:p>1700000 </text:p>
          </table:table-cell>
          <table:table-cell table:style-name="ce15" office:value-type="float" office:value="510000" calcext:value-type="float">
            <text:p>51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49]-[.O49]-[.Q49]-[.R49]" office:value-type="float" office:value="1190000" calcext:value-type="float">
            <text:p><text:s/>1190000 </text:p>
          </table:table-cell>
          <table:table-cell table:style-name="ce21" table:formula="of:=[.S49]*[.AB49]" office:value-type="float" office:value="1190000" calcext:value-type="float">
            <text:p><text:s/>1190000 </text:p>
          </table:table-cell>
          <table:table-cell table:style-name="ce21" table:formula="of:=[.S49]+[.U48]" office:value-type="float" office:value="168206000" calcext:value-type="float">
            <text:p><text:s/>168206000 </text:p>
          </table:table-cell>
          <table:table-cell table:style-name="ce22" office:value-type="float" office:value="203500" calcext:value-type="float">
            <text:p><text:s/>203500 </text:p>
          </table:table-cell>
          <table:table-cell table:style-name="ce22" table:formula="of:=[.V49]*[.L49]" office:value-type="float" office:value="814000" calcext:value-type="float">
            <text:p><text:s/>814000 </text:p>
          </table:table-cell>
          <table:table-cell table:style-name="ce23" table:formula="of:=IF([.N49]=0;0;([.S49]-[.W49]))" office:value-type="float" office:value="376000" calcext:value-type="float">
            <text:p><text:s/>376000 </text:p>
          </table:table-cell>
          <table:table-cell table:style-name="ce31" table:formula="of:=ABS(IFERROR(IFERROR([.O49]/[.N49];[.O49]/[.Q49]);0))" office:value-type="percentage" office:value="0.3" calcext:value-type="percentage">
            <text:p>30%</text:p>
          </table:table-cell>
          <table:table-cell table:style-name="ce32" table:formula="of:=IFERROR([.W49]/[.N49];&quot;&quot;)" office:value-type="percentage" office:value="0.478823529411765" calcext:value-type="percentage">
            <text:p>47.9%</text:p>
          </table:table-cell>
          <table:table-cell table:style-name="ce33" table:formula="of:=IF([.N49]=0;0;([.S49]-[.W49])/[.N49])" office:value-type="percentage" office:value="0.221176470588235" calcext:value-type="percentage">
            <text:p>22.1%</text:p>
          </table:table-cell>
          <table:table-cell table:style-name="ce21" table:formula="of:=IF([.K49]=&quot;Chai&quot;;1;0)" office:value-type="float" office:value="1" calcext:value-type="float">
            <text:p><text:s/>1 </text:p>
          </table:table-cell>
          <table:table-cell table:style-name="ce34" table:formula="of:=IF(OR([.Y49]&gt;15%;AND([.Y49]&gt;15%;[.S49]&lt;0));[.S49]*2%*[.AB49];IF([.U49]&lt;100000000;[.S49]*9%*[.AB49];[.S49]*12%*[.AB49]))" office:value-type="float" office:value="23800" calcext:value-type="float">
            <text:p><text:s/>23800 <text:s text:c="2"/></text:p>
          </table:table-cell>
          <table:table-cell table:style-name="ce35" table:formula="of:=IFERROR([.AC49]/[.S49];0)" office:value-type="percentage" office:value="0.02" calcext:value-type="percentage">
            <text:p>2%</text:p>
          </table:table-cell>
          <table:table-cell table:style-name="ce36" table:formula="of:=[.X49]-[.AC49]" office:value-type="float" office:value="352200" calcext:value-type="float">
            <text:p><text:s/>352200 <text:s text:c="2"/></text:p>
          </table:table-cell>
          <table:table-cell table:style-name="ce31" table:formula="of:=IFERROR([.AE49]/[.N49];0)" office:value-type="percentage" office:value="0.207176470588235" calcext:value-type="percentage">
            <text:p>21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035</text:p>
          </table:table-cell>
          <table:table-cell table:style-name="ce11" office:value-type="string" calcext:value-type="string">
            <text:p>7 COLORES Cabernet Sauvignon – Muscat Gran Reserva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4" calcext:value-type="float">
            <text:p>4.00 </text:p>
          </table:table-cell>
          <table:table-cell table:style-name="ce14" office:value-type="float" office:value="550000" calcext:value-type="float">
            <text:p>550,000.00 </text:p>
          </table:table-cell>
          <table:table-cell table:style-name="ce15" office:value-type="float" office:value="2200000" calcext:value-type="float">
            <text:p>2200000 </text:p>
          </table:table-cell>
          <table:table-cell table:style-name="ce15" office:value-type="float" office:value="660000" calcext:value-type="float">
            <text:p>66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0]-[.O50]-[.Q50]-[.R50]" office:value-type="float" office:value="1540000" calcext:value-type="float">
            <text:p><text:s/>1540000 </text:p>
          </table:table-cell>
          <table:table-cell table:style-name="ce21" table:formula="of:=[.S50]*[.AB50]" office:value-type="float" office:value="1540000" calcext:value-type="float">
            <text:p><text:s/>1540000 </text:p>
          </table:table-cell>
          <table:table-cell table:style-name="ce21" table:formula="of:=[.S50]+[.U49]" office:value-type="float" office:value="169746000" calcext:value-type="float">
            <text:p><text:s/>169746000 </text:p>
          </table:table-cell>
          <table:table-cell table:style-name="ce22" office:value-type="float" office:value="210100" calcext:value-type="float">
            <text:p><text:s/>210100 </text:p>
          </table:table-cell>
          <table:table-cell table:style-name="ce22" table:formula="of:=[.V50]*[.L50]" office:value-type="float" office:value="840400" calcext:value-type="float">
            <text:p><text:s/>840400 </text:p>
          </table:table-cell>
          <table:table-cell table:style-name="ce23" table:formula="of:=IF([.N50]=0;0;([.S50]-[.W50]))" office:value-type="float" office:value="699600" calcext:value-type="float">
            <text:p><text:s/>699600 </text:p>
          </table:table-cell>
          <table:table-cell table:style-name="ce31" table:formula="of:=ABS(IFERROR(IFERROR([.O50]/[.N50];[.O50]/[.Q50]);0))" office:value-type="percentage" office:value="0.3" calcext:value-type="percentage">
            <text:p>30%</text:p>
          </table:table-cell>
          <table:table-cell table:style-name="ce32" table:formula="of:=IFERROR([.W50]/[.N50];&quot;&quot;)" office:value-type="percentage" office:value="0.382" calcext:value-type="percentage">
            <text:p>38.2%</text:p>
          </table:table-cell>
          <table:table-cell table:style-name="ce33" table:formula="of:=IF([.N50]=0;0;([.S50]-[.W50])/[.N50])" office:value-type="percentage" office:value="0.318" calcext:value-type="percentage">
            <text:p>31.8%</text:p>
          </table:table-cell>
          <table:table-cell table:style-name="ce21" table:formula="of:=IF([.K50]=&quot;Chai&quot;;1;0)" office:value-type="float" office:value="1" calcext:value-type="float">
            <text:p><text:s/>1 </text:p>
          </table:table-cell>
          <table:table-cell table:style-name="ce34" table:formula="of:=IF(OR([.Y50]&gt;15%;AND([.Y50]&gt;15%;[.S50]&lt;0));[.S50]*2%*[.AB50];IF([.U50]&lt;100000000;[.S50]*9%*[.AB50];[.S50]*12%*[.AB50]))" office:value-type="float" office:value="30800" calcext:value-type="float">
            <text:p><text:s/>30800 <text:s text:c="2"/></text:p>
          </table:table-cell>
          <table:table-cell table:style-name="ce35" table:formula="of:=IFERROR([.AC50]/[.S50];0)" office:value-type="percentage" office:value="0.02" calcext:value-type="percentage">
            <text:p>2%</text:p>
          </table:table-cell>
          <table:table-cell table:style-name="ce36" table:formula="of:=[.X50]-[.AC50]" office:value-type="float" office:value="668800" calcext:value-type="float">
            <text:p><text:s/>668800 <text:s text:c="2"/></text:p>
          </table:table-cell>
          <table:table-cell table:style-name="ce31" table:formula="of:=IFERROR([.AE50]/[.N50];0)" office:value-type="percentage" office:value="0.304" calcext:value-type="percentage">
            <text:p>3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012</text:p>
          </table:table-cell>
          <table:table-cell table:style-name="ce11" office:value-type="string" calcext:value-type="string">
            <text:p>125 PRIMITIVO (large bottle) Del Salento IGP 2016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6" calcext:value-type="float">
            <text:p>6.00 </text:p>
          </table:table-cell>
          <table:table-cell table:style-name="ce14" office:value-type="float" office:value="695000" calcext:value-type="float">
            <text:p>695,000.00 </text:p>
          </table:table-cell>
          <table:table-cell table:style-name="ce15" office:value-type="float" office:value="4170000" calcext:value-type="float">
            <text:p>4170000 </text:p>
          </table:table-cell>
          <table:table-cell table:style-name="ce15" office:value-type="float" office:value="1251000" calcext:value-type="float">
            <text:p>1251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1]-[.O51]-[.Q51]-[.R51]" office:value-type="float" office:value="2919000" calcext:value-type="float">
            <text:p><text:s/>2919000 </text:p>
          </table:table-cell>
          <table:table-cell table:style-name="ce21" table:formula="of:=[.S51]*[.AB51]" office:value-type="float" office:value="2919000" calcext:value-type="float">
            <text:p><text:s/>2919000 </text:p>
          </table:table-cell>
          <table:table-cell table:style-name="ce21" table:formula="of:=[.S51]+[.U50]" office:value-type="float" office:value="172665000" calcext:value-type="float">
            <text:p><text:s/>172665000 </text:p>
          </table:table-cell>
          <table:table-cell table:style-name="ce22" office:value-type="float" office:value="267575" calcext:value-type="float">
            <text:p><text:s/>267575 </text:p>
          </table:table-cell>
          <table:table-cell table:style-name="ce22" table:formula="of:=[.V51]*[.L51]" office:value-type="float" office:value="1605450" calcext:value-type="float">
            <text:p><text:s/>1605450 </text:p>
          </table:table-cell>
          <table:table-cell table:style-name="ce23" table:formula="of:=IF([.N51]=0;0;([.S51]-[.W51]))" office:value-type="float" office:value="1313550" calcext:value-type="float">
            <text:p><text:s/>1313550 </text:p>
          </table:table-cell>
          <table:table-cell table:style-name="ce31" table:formula="of:=ABS(IFERROR(IFERROR([.O51]/[.N51];[.O51]/[.Q51]);0))" office:value-type="percentage" office:value="0.3" calcext:value-type="percentage">
            <text:p>30%</text:p>
          </table:table-cell>
          <table:table-cell table:style-name="ce32" table:formula="of:=IFERROR([.W51]/[.N51];&quot;&quot;)" office:value-type="percentage" office:value="0.385" calcext:value-type="percentage">
            <text:p>38.5%</text:p>
          </table:table-cell>
          <table:table-cell table:style-name="ce33" table:formula="of:=IF([.N51]=0;0;([.S51]-[.W51])/[.N51])" office:value-type="percentage" office:value="0.315" calcext:value-type="percentage">
            <text:p>31.5%</text:p>
          </table:table-cell>
          <table:table-cell table:style-name="ce21" table:formula="of:=IF([.K51]=&quot;Chai&quot;;1;0)" office:value-type="float" office:value="1" calcext:value-type="float">
            <text:p><text:s/>1 </text:p>
          </table:table-cell>
          <table:table-cell table:style-name="ce34" table:formula="of:=IF(OR([.Y51]&gt;15%;AND([.Y51]&gt;15%;[.S51]&lt;0));[.S51]*2%*[.AB51];IF([.U51]&lt;100000000;[.S51]*9%*[.AB51];[.S51]*12%*[.AB51]))" office:value-type="float" office:value="58380" calcext:value-type="float">
            <text:p><text:s/>58380 <text:s text:c="2"/></text:p>
          </table:table-cell>
          <table:table-cell table:style-name="ce35" table:formula="of:=IFERROR([.AC51]/[.S51];0)" office:value-type="percentage" office:value="0.02" calcext:value-type="percentage">
            <text:p>2%</text:p>
          </table:table-cell>
          <table:table-cell table:style-name="ce36" table:formula="of:=[.X51]-[.AC51]" office:value-type="float" office:value="1255170" calcext:value-type="float">
            <text:p><text:s/>1255170 <text:s text:c="2"/></text:p>
          </table:table-cell>
          <table:table-cell table:style-name="ce31" table:formula="of:=IFERROR([.AE51]/[.N51];0)" office:value-type="percentage" office:value="0.301" calcext:value-type="percentage">
            <text:p>3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20</text:p>
          </table:table-cell>
          <table:table-cell table:style-name="ce11" office:value-type="string" calcext:value-type="string">
            <text:p>ILO Montepulciano d'Abruzzo DOC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6" calcext:value-type="float">
            <text:p>6.00 </text:p>
          </table:table-cell>
          <table:table-cell table:style-name="ce14" office:value-type="float" office:value="695000" calcext:value-type="float">
            <text:p>695,000.00 </text:p>
          </table:table-cell>
          <table:table-cell table:style-name="ce15" office:value-type="float" office:value="4170000" calcext:value-type="float">
            <text:p>4170000 </text:p>
          </table:table-cell>
          <table:table-cell table:style-name="ce15" office:value-type="float" office:value="1251000" calcext:value-type="float">
            <text:p>1251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2]-[.O52]-[.Q52]-[.R52]" office:value-type="float" office:value="2919000" calcext:value-type="float">
            <text:p><text:s/>2919000 </text:p>
          </table:table-cell>
          <table:table-cell table:style-name="ce21" table:formula="of:=[.S52]*[.AB52]" office:value-type="float" office:value="2919000" calcext:value-type="float">
            <text:p><text:s/>2919000 </text:p>
          </table:table-cell>
          <table:table-cell table:style-name="ce21" table:formula="of:=[.S52]+[.U51]" office:value-type="float" office:value="175584000" calcext:value-type="float">
            <text:p><text:s/>175584000 </text:p>
          </table:table-cell>
          <table:table-cell table:style-name="ce22" office:value-type="float" office:value="207900" calcext:value-type="float">
            <text:p><text:s/>207900 </text:p>
          </table:table-cell>
          <table:table-cell table:style-name="ce22" table:formula="of:=[.V52]*[.L52]" office:value-type="float" office:value="1247400" calcext:value-type="float">
            <text:p><text:s/>1247400 </text:p>
          </table:table-cell>
          <table:table-cell table:style-name="ce23" table:formula="of:=IF([.N52]=0;0;([.S52]-[.W52]))" office:value-type="float" office:value="1671600" calcext:value-type="float">
            <text:p><text:s/>1671600 </text:p>
          </table:table-cell>
          <table:table-cell table:style-name="ce31" table:formula="of:=ABS(IFERROR(IFERROR([.O52]/[.N52];[.O52]/[.Q52]);0))" office:value-type="percentage" office:value="0.3" calcext:value-type="percentage">
            <text:p>30%</text:p>
          </table:table-cell>
          <table:table-cell table:style-name="ce32" table:formula="of:=IFERROR([.W52]/[.N52];&quot;&quot;)" office:value-type="percentage" office:value="0.299136690647482" calcext:value-type="percentage">
            <text:p>29.9%</text:p>
          </table:table-cell>
          <table:table-cell table:style-name="ce33" table:formula="of:=IF([.N52]=0;0;([.S52]-[.W52])/[.N52])" office:value-type="percentage" office:value="0.400863309352518" calcext:value-type="percentage">
            <text:p>40.1%</text:p>
          </table:table-cell>
          <table:table-cell table:style-name="ce21" table:formula="of:=IF([.K52]=&quot;Chai&quot;;1;0)" office:value-type="float" office:value="1" calcext:value-type="float">
            <text:p><text:s/>1 </text:p>
          </table:table-cell>
          <table:table-cell table:style-name="ce34" table:formula="of:=IF(OR([.Y52]&gt;15%;AND([.Y52]&gt;15%;[.S52]&lt;0));[.S52]*2%*[.AB52];IF([.U52]&lt;100000000;[.S52]*9%*[.AB52];[.S52]*12%*[.AB52]))" office:value-type="float" office:value="58380" calcext:value-type="float">
            <text:p><text:s/>58380 <text:s text:c="2"/></text:p>
          </table:table-cell>
          <table:table-cell table:style-name="ce35" table:formula="of:=IFERROR([.AC52]/[.S52];0)" office:value-type="percentage" office:value="0.02" calcext:value-type="percentage">
            <text:p>2%</text:p>
          </table:table-cell>
          <table:table-cell table:style-name="ce36" table:formula="of:=[.X52]-[.AC52]" office:value-type="float" office:value="1613220" calcext:value-type="float">
            <text:p><text:s/>1613220 <text:s text:c="2"/></text:p>
          </table:table-cell>
          <table:table-cell table:style-name="ce31" table:formula="of:=IFERROR([.AE52]/[.N52];0)" office:value-type="percentage" office:value="0.386863309352518" calcext:value-type="percentage">
            <text:p>39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011</text:p>
          </table:table-cell>
          <table:table-cell table:style-name="ce11" office:value-type="string" calcext:value-type="string">
            <text:p>VICTORY Primitivo Del Salento IGP 2016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6" calcext:value-type="float">
            <text:p>6.00 </text:p>
          </table:table-cell>
          <table:table-cell table:style-name="ce14" office:value-type="float" office:value="850000" calcext:value-type="float">
            <text:p>850,000.00 </text:p>
          </table:table-cell>
          <table:table-cell table:style-name="ce15" office:value-type="float" office:value="5100000" calcext:value-type="float">
            <text:p>5100000 </text:p>
          </table:table-cell>
          <table:table-cell table:style-name="ce15" office:value-type="float" office:value="1530000" calcext:value-type="float">
            <text:p>153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3]-[.O53]-[.Q53]-[.R53]" office:value-type="float" office:value="3570000" calcext:value-type="float">
            <text:p><text:s/>3570000 </text:p>
          </table:table-cell>
          <table:table-cell table:style-name="ce21" table:formula="of:=[.S53]*[.AB53]" office:value-type="float" office:value="3570000" calcext:value-type="float">
            <text:p><text:s/>3570000 </text:p>
          </table:table-cell>
          <table:table-cell table:style-name="ce21" table:formula="of:=[.S53]+[.U52]" office:value-type="float" office:value="179154000" calcext:value-type="float">
            <text:p><text:s/>179154000 </text:p>
          </table:table-cell>
          <table:table-cell table:style-name="ce22" office:value-type="float" office:value="275000" calcext:value-type="float">
            <text:p><text:s/>275000 </text:p>
          </table:table-cell>
          <table:table-cell table:style-name="ce22" table:formula="of:=[.V53]*[.L53]" office:value-type="float" office:value="1650000" calcext:value-type="float">
            <text:p><text:s/>1650000 </text:p>
          </table:table-cell>
          <table:table-cell table:style-name="ce23" table:formula="of:=IF([.N53]=0;0;([.S53]-[.W53]))" office:value-type="float" office:value="1920000" calcext:value-type="float">
            <text:p><text:s/>1920000 </text:p>
          </table:table-cell>
          <table:table-cell table:style-name="ce31" table:formula="of:=ABS(IFERROR(IFERROR([.O53]/[.N53];[.O53]/[.Q53]);0))" office:value-type="percentage" office:value="0.3" calcext:value-type="percentage">
            <text:p>30%</text:p>
          </table:table-cell>
          <table:table-cell table:style-name="ce32" table:formula="of:=IFERROR([.W53]/[.N53];&quot;&quot;)" office:value-type="percentage" office:value="0.323529411764706" calcext:value-type="percentage">
            <text:p>32.4%</text:p>
          </table:table-cell>
          <table:table-cell table:style-name="ce33" table:formula="of:=IF([.N53]=0;0;([.S53]-[.W53])/[.N53])" office:value-type="percentage" office:value="0.376470588235294" calcext:value-type="percentage">
            <text:p>37.6%</text:p>
          </table:table-cell>
          <table:table-cell table:style-name="ce21" table:formula="of:=IF([.K53]=&quot;Chai&quot;;1;0)" office:value-type="float" office:value="1" calcext:value-type="float">
            <text:p><text:s/>1 </text:p>
          </table:table-cell>
          <table:table-cell table:style-name="ce34" table:formula="of:=IF(OR([.Y53]&gt;15%;AND([.Y53]&gt;15%;[.S53]&lt;0));[.S53]*2%*[.AB53];IF([.U53]&lt;100000000;[.S53]*9%*[.AB53];[.S53]*12%*[.AB53]))" office:value-type="float" office:value="71400" calcext:value-type="float">
            <text:p><text:s/>71400 <text:s text:c="2"/></text:p>
          </table:table-cell>
          <table:table-cell table:style-name="ce35" table:formula="of:=IFERROR([.AC53]/[.S53];0)" office:value-type="percentage" office:value="0.02" calcext:value-type="percentage">
            <text:p>2%</text:p>
          </table:table-cell>
          <table:table-cell table:style-name="ce36" table:formula="of:=[.X53]-[.AC53]" office:value-type="float" office:value="1848600" calcext:value-type="float">
            <text:p><text:s/>1848600 <text:s text:c="2"/></text:p>
          </table:table-cell>
          <table:table-cell table:style-name="ce31" table:formula="of:=IFERROR([.AE53]/[.N53];0)" office:value-type="percentage" office:value="0.362470588235294" calcext:value-type="percentage">
            <text:p>36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056</text:p>
          </table:table-cell>
          <table:table-cell table:style-name="ce11" office:value-type="string" calcext:value-type="string">
            <text:p>Ant Moore Sauvignon Blanc 2017 Marlborough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2" calcext:value-type="float">
            <text:p>2.00 </text:p>
          </table:table-cell>
          <table:table-cell table:style-name="ce14" office:value-type="float" office:value="685000" calcext:value-type="float">
            <text:p>685,000.00 </text:p>
          </table:table-cell>
          <table:table-cell table:style-name="ce15" office:value-type="float" office:value="1370000" calcext:value-type="float">
            <text:p>1370000 </text:p>
          </table:table-cell>
          <table:table-cell table:style-name="ce15" office:value-type="float" office:value="411000" calcext:value-type="float">
            <text:p>411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4]-[.O54]-[.Q54]-[.R54]" office:value-type="float" office:value="959000" calcext:value-type="float">
            <text:p><text:s/>959000 </text:p>
          </table:table-cell>
          <table:table-cell table:style-name="ce21" table:formula="of:=[.S54]*[.AB54]" office:value-type="float" office:value="959000" calcext:value-type="float">
            <text:p><text:s/>959000 </text:p>
          </table:table-cell>
          <table:table-cell table:style-name="ce21" table:formula="of:=[.S54]+[.U53]" office:value-type="float" office:value="180113000" calcext:value-type="float">
            <text:p><text:s/>180113000 </text:p>
          </table:table-cell>
          <table:table-cell table:style-name="ce22" office:value-type="float" office:value="217800" calcext:value-type="float">
            <text:p><text:s/>217800 </text:p>
          </table:table-cell>
          <table:table-cell table:style-name="ce22" table:formula="of:=[.V54]*[.L54]" office:value-type="float" office:value="435600" calcext:value-type="float">
            <text:p><text:s/>435600 </text:p>
          </table:table-cell>
          <table:table-cell table:style-name="ce23" table:formula="of:=IF([.N54]=0;0;([.S54]-[.W54]))" office:value-type="float" office:value="523400" calcext:value-type="float">
            <text:p><text:s/>523400 </text:p>
          </table:table-cell>
          <table:table-cell table:style-name="ce31" table:formula="of:=ABS(IFERROR(IFERROR([.O54]/[.N54];[.O54]/[.Q54]);0))" office:value-type="percentage" office:value="0.3" calcext:value-type="percentage">
            <text:p>30%</text:p>
          </table:table-cell>
          <table:table-cell table:style-name="ce32" table:formula="of:=IFERROR([.W54]/[.N54];&quot;&quot;)" office:value-type="percentage" office:value="0.317956204379562" calcext:value-type="percentage">
            <text:p>31.8%</text:p>
          </table:table-cell>
          <table:table-cell table:style-name="ce33" table:formula="of:=IF([.N54]=0;0;([.S54]-[.W54])/[.N54])" office:value-type="percentage" office:value="0.382043795620438" calcext:value-type="percentage">
            <text:p>38.2%</text:p>
          </table:table-cell>
          <table:table-cell table:style-name="ce21" table:formula="of:=IF([.K54]=&quot;Chai&quot;;1;0)" office:value-type="float" office:value="1" calcext:value-type="float">
            <text:p><text:s/>1 </text:p>
          </table:table-cell>
          <table:table-cell table:style-name="ce34" table:formula="of:=IF(OR([.Y54]&gt;15%;AND([.Y54]&gt;15%;[.S54]&lt;0));[.S54]*2%*[.AB54];IF([.U54]&lt;100000000;[.S54]*9%*[.AB54];[.S54]*12%*[.AB54]))" office:value-type="float" office:value="19180" calcext:value-type="float">
            <text:p><text:s/>19180 <text:s text:c="2"/></text:p>
          </table:table-cell>
          <table:table-cell table:style-name="ce35" table:formula="of:=IFERROR([.AC54]/[.S54];0)" office:value-type="percentage" office:value="0.02" calcext:value-type="percentage">
            <text:p>2%</text:p>
          </table:table-cell>
          <table:table-cell table:style-name="ce36" table:formula="of:=[.X54]-[.AC54]" office:value-type="float" office:value="504220" calcext:value-type="float">
            <text:p><text:s/>504220 <text:s text:c="2"/></text:p>
          </table:table-cell>
          <table:table-cell table:style-name="ce31" table:formula="of:=IFERROR([.AE54]/[.N54];0)" office:value-type="percentage" office:value="0.368043795620438" calcext:value-type="percentage">
            <text:p>37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58</text:p>
          </table:table-cell>
          <table:table-cell table:style-name="ce11" office:value-type="string" calcext:value-type="string">
            <text:p>1868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2" calcext:value-type="float">
            <text:p>2.00 </text:p>
          </table:table-cell>
          <table:table-cell table:style-name="ce14" office:value-type="float" office:value="1030000" calcext:value-type="float">
            <text:p>1,030,000.00 </text:p>
          </table:table-cell>
          <table:table-cell table:style-name="ce15" office:value-type="float" office:value="2060000" calcext:value-type="float">
            <text:p>2060000 </text:p>
          </table:table-cell>
          <table:table-cell table:style-name="ce15" office:value-type="float" office:value="618000" calcext:value-type="float">
            <text:p>618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5]-[.O55]-[.Q55]-[.R55]" office:value-type="float" office:value="1442000" calcext:value-type="float">
            <text:p><text:s/>1442000 </text:p>
          </table:table-cell>
          <table:table-cell table:style-name="ce21" table:formula="of:=[.S55]*[.AB55]" office:value-type="float" office:value="1442000" calcext:value-type="float">
            <text:p><text:s/>1442000 </text:p>
          </table:table-cell>
          <table:table-cell table:style-name="ce21" table:formula="of:=[.S55]+[.U54]" office:value-type="float" office:value="181555000" calcext:value-type="float">
            <text:p><text:s/>181555000 </text:p>
          </table:table-cell>
          <table:table-cell table:style-name="ce22" office:value-type="float" office:value="325600" calcext:value-type="float">
            <text:p><text:s/>325600 </text:p>
          </table:table-cell>
          <table:table-cell table:style-name="ce22" table:formula="of:=[.V55]*[.L55]" office:value-type="float" office:value="651200" calcext:value-type="float">
            <text:p><text:s/>651200 </text:p>
          </table:table-cell>
          <table:table-cell table:style-name="ce23" table:formula="of:=IF([.N55]=0;0;([.S55]-[.W55]))" office:value-type="float" office:value="790800" calcext:value-type="float">
            <text:p><text:s/>790800 </text:p>
          </table:table-cell>
          <table:table-cell table:style-name="ce31" table:formula="of:=ABS(IFERROR(IFERROR([.O55]/[.N55];[.O55]/[.Q55]);0))" office:value-type="percentage" office:value="0.3" calcext:value-type="percentage">
            <text:p>30%</text:p>
          </table:table-cell>
          <table:table-cell table:style-name="ce32" table:formula="of:=IFERROR([.W55]/[.N55];&quot;&quot;)" office:value-type="percentage" office:value="0.316116504854369" calcext:value-type="percentage">
            <text:p>31.6%</text:p>
          </table:table-cell>
          <table:table-cell table:style-name="ce33" table:formula="of:=IF([.N55]=0;0;([.S55]-[.W55])/[.N55])" office:value-type="percentage" office:value="0.383883495145631" calcext:value-type="percentage">
            <text:p>38.4%</text:p>
          </table:table-cell>
          <table:table-cell table:style-name="ce21" table:formula="of:=IF([.K55]=&quot;Chai&quot;;1;0)" office:value-type="float" office:value="1" calcext:value-type="float">
            <text:p><text:s/>1 </text:p>
          </table:table-cell>
          <table:table-cell table:style-name="ce34" table:formula="of:=IF(OR([.Y55]&gt;15%;AND([.Y55]&gt;15%;[.S55]&lt;0));[.S55]*2%*[.AB55];IF([.U55]&lt;100000000;[.S55]*9%*[.AB55];[.S55]*12%*[.AB55]))" office:value-type="float" office:value="28840" calcext:value-type="float">
            <text:p><text:s/>28840 <text:s text:c="2"/></text:p>
          </table:table-cell>
          <table:table-cell table:style-name="ce35" table:formula="of:=IFERROR([.AC55]/[.S55];0)" office:value-type="percentage" office:value="0.02" calcext:value-type="percentage">
            <text:p>2%</text:p>
          </table:table-cell>
          <table:table-cell table:style-name="ce36" table:formula="of:=[.X55]-[.AC55]" office:value-type="float" office:value="761960" calcext:value-type="float">
            <text:p><text:s/>761960 <text:s text:c="2"/></text:p>
          </table:table-cell>
          <table:table-cell table:style-name="ce31" table:formula="of:=IFERROR([.AE55]/[.N55];0)" office:value-type="percentage" office:value="0.369883495145631" calcext:value-type="percentage">
            <text:p>37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59</text:p>
          </table:table-cell>
          <table:table-cell table:style-name="ce11" office:value-type="string" calcext:value-type="string">
            <text:p>Folie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2" calcext:value-type="float">
            <text:p>2.00 </text:p>
          </table:table-cell>
          <table:table-cell table:style-name="ce14" office:value-type="float" office:value="1320000" calcext:value-type="float">
            <text:p>1,320,000.00 </text:p>
          </table:table-cell>
          <table:table-cell table:style-name="ce15" office:value-type="float" office:value="2640000" calcext:value-type="float">
            <text:p>2640000 </text:p>
          </table:table-cell>
          <table:table-cell table:style-name="ce15" office:value-type="float" office:value="792000" calcext:value-type="float">
            <text:p>792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6]-[.O56]-[.Q56]-[.R56]" office:value-type="float" office:value="1848000" calcext:value-type="float">
            <text:p><text:s/>1848000 </text:p>
          </table:table-cell>
          <table:table-cell table:style-name="ce21" table:formula="of:=[.S56]*[.AB56]" office:value-type="float" office:value="1848000" calcext:value-type="float">
            <text:p><text:s/>1848000 </text:p>
          </table:table-cell>
          <table:table-cell table:style-name="ce21" table:formula="of:=[.S56]+[.U55]" office:value-type="float" office:value="183403000" calcext:value-type="float">
            <text:p><text:s/>183403000 </text:p>
          </table:table-cell>
          <table:table-cell table:style-name="ce22" office:value-type="float" office:value="299200" calcext:value-type="float">
            <text:p><text:s/>299200 </text:p>
          </table:table-cell>
          <table:table-cell table:style-name="ce22" table:formula="of:=[.V56]*[.L56]" office:value-type="float" office:value="598400" calcext:value-type="float">
            <text:p><text:s/>598400 </text:p>
          </table:table-cell>
          <table:table-cell table:style-name="ce23" table:formula="of:=IF([.N56]=0;0;([.S56]-[.W56]))" office:value-type="float" office:value="1249600" calcext:value-type="float">
            <text:p><text:s/>1249600 </text:p>
          </table:table-cell>
          <table:table-cell table:style-name="ce31" table:formula="of:=ABS(IFERROR(IFERROR([.O56]/[.N56];[.O56]/[.Q56]);0))" office:value-type="percentage" office:value="0.3" calcext:value-type="percentage">
            <text:p>30%</text:p>
          </table:table-cell>
          <table:table-cell table:style-name="ce32" table:formula="of:=IFERROR([.W56]/[.N56];&quot;&quot;)" office:value-type="percentage" office:value="0.226666666666667" calcext:value-type="percentage">
            <text:p>22.7%</text:p>
          </table:table-cell>
          <table:table-cell table:style-name="ce33" table:formula="of:=IF([.N56]=0;0;([.S56]-[.W56])/[.N56])" office:value-type="percentage" office:value="0.473333333333333" calcext:value-type="percentage">
            <text:p>47.3%</text:p>
          </table:table-cell>
          <table:table-cell table:style-name="ce21" table:formula="of:=IF([.K56]=&quot;Chai&quot;;1;0)" office:value-type="float" office:value="1" calcext:value-type="float">
            <text:p><text:s/>1 </text:p>
          </table:table-cell>
          <table:table-cell table:style-name="ce34" table:formula="of:=IF(OR([.Y56]&gt;15%;AND([.Y56]&gt;15%;[.S56]&lt;0));[.S56]*2%*[.AB56];IF([.U56]&lt;100000000;[.S56]*9%*[.AB56];[.S56]*12%*[.AB56]))" office:value-type="float" office:value="36960" calcext:value-type="float">
            <text:p><text:s/>36960 <text:s text:c="2"/></text:p>
          </table:table-cell>
          <table:table-cell table:style-name="ce35" table:formula="of:=IFERROR([.AC56]/[.S56];0)" office:value-type="percentage" office:value="0.02" calcext:value-type="percentage">
            <text:p>2%</text:p>
          </table:table-cell>
          <table:table-cell table:style-name="ce36" table:formula="of:=[.X56]-[.AC56]" office:value-type="float" office:value="1212640" calcext:value-type="float">
            <text:p><text:s/>1212640 <text:s text:c="2"/></text:p>
          </table:table-cell>
          <table:table-cell table:style-name="ce31" table:formula="of:=IFERROR([.AE56]/[.N56];0)" office:value-type="percentage" office:value="0.459333333333333" calcext:value-type="percentage">
            <text:p>46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023</text:p>
          </table:table-cell>
          <table:table-cell table:style-name="ce11" office:value-type="string" calcext:value-type="string">
            <text:p>CLEOPATRA Montepulciano 2015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2" calcext:value-type="float">
            <text:p>2.00 </text:p>
          </table:table-cell>
          <table:table-cell table:style-name="ce14" office:value-type="float" office:value="1350000" calcext:value-type="float">
            <text:p>1,350,000.00 </text:p>
          </table:table-cell>
          <table:table-cell table:style-name="ce15" office:value-type="float" office:value="2700000" calcext:value-type="float">
            <text:p>2700000 </text:p>
          </table:table-cell>
          <table:table-cell table:style-name="ce15" office:value-type="float" office:value="810000" calcext:value-type="float">
            <text:p>81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7]-[.O57]-[.Q57]-[.R57]" office:value-type="float" office:value="1890000" calcext:value-type="float">
            <text:p><text:s/>1890000 </text:p>
          </table:table-cell>
          <table:table-cell table:style-name="ce21" table:formula="of:=[.S57]*[.AB57]" office:value-type="float" office:value="1890000" calcext:value-type="float">
            <text:p><text:s/>1890000 </text:p>
          </table:table-cell>
          <table:table-cell table:style-name="ce21" table:formula="of:=[.S57]+[.U56]" office:value-type="float" office:value="185293000" calcext:value-type="float">
            <text:p><text:s/>185293000 </text:p>
          </table:table-cell>
          <table:table-cell table:style-name="ce22" office:value-type="float" office:value="407000" calcext:value-type="float">
            <text:p><text:s/>407000 </text:p>
          </table:table-cell>
          <table:table-cell table:style-name="ce22" table:formula="of:=[.V57]*[.L57]" office:value-type="float" office:value="814000" calcext:value-type="float">
            <text:p><text:s/>814000 </text:p>
          </table:table-cell>
          <table:table-cell table:style-name="ce23" table:formula="of:=IF([.N57]=0;0;([.S57]-[.W57]))" office:value-type="float" office:value="1076000" calcext:value-type="float">
            <text:p><text:s/>1076000 </text:p>
          </table:table-cell>
          <table:table-cell table:style-name="ce31" table:formula="of:=ABS(IFERROR(IFERROR([.O57]/[.N57];[.O57]/[.Q57]);0))" office:value-type="percentage" office:value="0.3" calcext:value-type="percentage">
            <text:p>30%</text:p>
          </table:table-cell>
          <table:table-cell table:style-name="ce32" table:formula="of:=IFERROR([.W57]/[.N57];&quot;&quot;)" office:value-type="percentage" office:value="0.301481481481481" calcext:value-type="percentage">
            <text:p>30.1%</text:p>
          </table:table-cell>
          <table:table-cell table:style-name="ce33" table:formula="of:=IF([.N57]=0;0;([.S57]-[.W57])/[.N57])" office:value-type="percentage" office:value="0.398518518518518" calcext:value-type="percentage">
            <text:p>39.9%</text:p>
          </table:table-cell>
          <table:table-cell table:style-name="ce21" table:formula="of:=IF([.K57]=&quot;Chai&quot;;1;0)" office:value-type="float" office:value="1" calcext:value-type="float">
            <text:p><text:s/>1 </text:p>
          </table:table-cell>
          <table:table-cell table:style-name="ce34" table:formula="of:=IF(OR([.Y57]&gt;15%;AND([.Y57]&gt;15%;[.S57]&lt;0));[.S57]*2%*[.AB57];IF([.U57]&lt;100000000;[.S57]*9%*[.AB57];[.S57]*12%*[.AB57]))" office:value-type="float" office:value="37800" calcext:value-type="float">
            <text:p><text:s/>37800 <text:s text:c="2"/></text:p>
          </table:table-cell>
          <table:table-cell table:style-name="ce35" table:formula="of:=IFERROR([.AC57]/[.S57];0)" office:value-type="percentage" office:value="0.02" calcext:value-type="percentage">
            <text:p>2%</text:p>
          </table:table-cell>
          <table:table-cell table:style-name="ce36" table:formula="of:=[.X57]-[.AC57]" office:value-type="float" office:value="1038200" calcext:value-type="float">
            <text:p><text:s/>1038200 <text:s text:c="2"/></text:p>
          </table:table-cell>
          <table:table-cell table:style-name="ce31" table:formula="of:=IFERROR([.AE57]/[.N57];0)" office:value-type="percentage" office:value="0.384518518518519" calcext:value-type="percentage">
            <text:p>38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43</text:p>
          </table:table-cell>
          <table:table-cell table:style-name="ce11" office:value-type="string" calcext:value-type="string">
            <text:p>Hộp rượu gỗ 06 chai <text:s/>LB008 màu trắng</text:p>
          </table:table-cell>
          <table:table-cell table:style-name="ce11" office:value-type="string" calcext:value-type="string">
            <text:p>Hộp</text:p>
          </table:table-cell>
          <table:table-cell table:style-name="ce14" office:value-type="float" office:value="6" calcext:value-type="float">
            <text:p>6.00 </text:p>
          </table:table-cell>
          <table:table-cell table:style-name="ce14" office:value-type="float" office:value="250000" calcext:value-type="float">
            <text:p>250,000.00 </text:p>
          </table:table-cell>
          <table:table-cell table:style-name="ce15" office:value-type="float" office:value="1500000" calcext:value-type="float">
            <text:p>1500000 </text:p>
          </table:table-cell>
          <table:table-cell table:style-name="ce15" office:value-type="float" office:value="450000" calcext:value-type="float">
            <text:p>45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8]-[.O58]-[.Q58]-[.R58]" office:value-type="float" office:value="1050000" calcext:value-type="float">
            <text:p><text:s/>1050000 </text:p>
          </table:table-cell>
          <table:table-cell table:style-name="ce21" table:formula="of:=[.S58]*[.AB58]" office:value-type="float" office:value="0" calcext:value-type="float">
            <text:p>-00 </text:p>
          </table:table-cell>
          <table:table-cell table:style-name="ce21" table:formula="of:=[.S58]+[.U57]" office:value-type="float" office:value="186343000" calcext:value-type="float">
            <text:p><text:s/>186343000 </text:p>
          </table:table-cell>
          <table:table-cell table:style-name="ce22" office:value-type="float" office:value="234000" calcext:value-type="float">
            <text:p><text:s/>234000 </text:p>
          </table:table-cell>
          <table:table-cell table:style-name="ce22" table:formula="of:=[.V58]*[.L58]" office:value-type="float" office:value="1404000" calcext:value-type="float">
            <text:p><text:s/>1404000 </text:p>
          </table:table-cell>
          <table:table-cell table:style-name="ce23" table:formula="of:=IF([.N58]=0;0;([.S58]-[.W58]))" office:value-type="float" office:value="-354000" calcext:value-type="float">
            <text:p><text:s/>(354000)</text:p>
          </table:table-cell>
          <table:table-cell table:style-name="ce31" table:formula="of:=ABS(IFERROR(IFERROR([.O58]/[.N58];[.O58]/[.Q58]);0))" office:value-type="percentage" office:value="0.3" calcext:value-type="percentage">
            <text:p>30%</text:p>
          </table:table-cell>
          <table:table-cell table:style-name="ce32" table:formula="of:=IFERROR([.W58]/[.N58];&quot;&quot;)" office:value-type="percentage" office:value="0.936" calcext:value-type="percentage">
            <text:p>93.6%</text:p>
          </table:table-cell>
          <table:table-cell table:style-name="ce33" table:formula="of:=IF([.N58]=0;0;([.S58]-[.W58])/[.N58])" office:value-type="percentage" office:value="-0.236" calcext:value-type="percentage">
            <text:p>-23.6%</text:p>
          </table:table-cell>
          <table:table-cell table:style-name="ce21" table:formula="of:=IF([.K58]=&quot;Chai&quot;;1;0)" office:value-type="float" office:value="0" calcext:value-type="float">
            <text:p>-00 </text:p>
          </table:table-cell>
          <table:table-cell table:style-name="ce34" table:formula="of:=IF(OR([.Y58]&gt;15%;AND([.Y58]&gt;15%;[.S58]&lt;0));[.S58]*2%*[.AB58];IF([.U58]&lt;100000000;[.S58]*9%*[.AB58];[.S58]*12%*[.AB58]))" office:value-type="float" office:value="0" calcext:value-type="float">
            <text:p>-00 <text:s text:c="2"/></text:p>
          </table:table-cell>
          <table:table-cell table:style-name="ce35" table:formula="of:=IFERROR([.AC58]/[.S58];0)" office:value-type="percentage" office:value="0" calcext:value-type="percentage">
            <text:p>0%</text:p>
          </table:table-cell>
          <table:table-cell table:style-name="ce36" table:formula="of:=[.X58]-[.AC58]" office:value-type="float" office:value="-354000" calcext:value-type="float">
            <text:p>-354000 <text:s text:c="2"/></text:p>
          </table:table-cell>
          <table:table-cell table:style-name="ce31" table:formula="of:=IFERROR([.AE58]/[.N58];0)" office:value-type="percentage" office:value="-0.236" calcext:value-type="percentage">
            <text:p>-24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19</text:p>
          </table:table-cell>
          <table:table-cell table:style-name="ce11" office:value-type="string" calcext:value-type="string">
            <text:p>Khui wine gỗ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3" calcext:value-type="float">
            <text:p>3.00 </text:p>
          </table:table-cell>
          <table:table-cell table:style-name="ce14" office:value-type="float" office:value="200000" calcext:value-type="float">
            <text:p>200,000.00 </text:p>
          </table:table-cell>
          <table:table-cell table:number-columns-repeated="2" table:style-name="ce15" office:value-type="float" office:value="600000" calcext:value-type="float">
            <text:p>60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59]-[.O59]-[.Q59]-[.R59]" office:value-type="float" office:value="0" calcext:value-type="float">
            <text:p>-00 </text:p>
          </table:table-cell>
          <table:table-cell table:style-name="ce21" table:formula="of:=[.S59]*[.AB59]" office:value-type="float" office:value="0" calcext:value-type="float">
            <text:p>-00 </text:p>
          </table:table-cell>
          <table:table-cell table:style-name="ce21" table:formula="of:=[.S59]+[.U58]" office:value-type="float" office:value="186343000" calcext:value-type="float">
            <text:p><text:s/>186343000 </text:p>
          </table:table-cell>
          <table:table-cell table:style-name="ce22" office:value-type="float" office:value="49000" calcext:value-type="float">
            <text:p><text:s/>49000 </text:p>
          </table:table-cell>
          <table:table-cell table:style-name="ce22" table:formula="of:=[.V59]*[.L59]" office:value-type="float" office:value="147000" calcext:value-type="float">
            <text:p><text:s/>147000 </text:p>
          </table:table-cell>
          <table:table-cell table:style-name="ce23" table:formula="of:=IF([.N59]=0;0;([.S59]-[.W59]))" office:value-type="float" office:value="-147000" calcext:value-type="float">
            <text:p><text:s/>(147000)</text:p>
          </table:table-cell>
          <table:table-cell table:style-name="ce31" table:formula="of:=ABS(IFERROR(IFERROR([.O59]/[.N59];[.O59]/[.Q59]);0))" office:value-type="percentage" office:value="1" calcext:value-type="percentage">
            <text:p>100%</text:p>
          </table:table-cell>
          <table:table-cell table:style-name="ce32" table:formula="of:=IFERROR([.W59]/[.N59];&quot;&quot;)" office:value-type="percentage" office:value="0.245" calcext:value-type="percentage">
            <text:p>24.5%</text:p>
          </table:table-cell>
          <table:table-cell table:style-name="ce33" table:formula="of:=IF([.N59]=0;0;([.S59]-[.W59])/[.N59])" office:value-type="percentage" office:value="-0.245" calcext:value-type="percentage">
            <text:p>-24.5%</text:p>
          </table:table-cell>
          <table:table-cell table:style-name="ce21" table:formula="of:=IF([.K59]=&quot;Chai&quot;;1;0)" office:value-type="float" office:value="0" calcext:value-type="float">
            <text:p>-00 </text:p>
          </table:table-cell>
          <table:table-cell table:style-name="ce34" table:formula="of:=IF(OR([.Y59]&gt;15%;AND([.Y59]&gt;15%;[.S59]&lt;0));[.S59]*2%*[.AB59];IF([.U59]&lt;100000000;[.S59]*9%*[.AB59];[.S59]*12%*[.AB59]))" office:value-type="float" office:value="0" calcext:value-type="float">
            <text:p>-00 <text:s text:c="2"/></text:p>
          </table:table-cell>
          <table:table-cell table:style-name="ce35" table:formula="of:=IFERROR([.AC59]/[.S59];0)" office:value-type="percentage" office:value="0" calcext:value-type="percentage">
            <text:p>0%</text:p>
          </table:table-cell>
          <table:table-cell table:style-name="ce36" table:formula="of:=[.X59]-[.AC59]" office:value-type="float" office:value="-147000" calcext:value-type="float">
            <text:p>-147000 <text:s text:c="2"/></text:p>
          </table:table-cell>
          <table:table-cell table:style-name="ce31" table:formula="of:=IFERROR([.AE59]/[.N59];0)" office:value-type="percentage" office:value="-0.245" calcext:value-type="percentage">
            <text:p>-25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011</text:p>
          </table:table-cell>
          <table:table-cell table:style-name="ce11" office:value-type="string" calcext:value-type="string">
            <text:p>VICTORY Primitivo Del Salento IGP 2016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850000" calcext:value-type="float">
            <text:p>850,000.00 </text:p>
          </table:table-cell>
          <table:table-cell table:style-name="ce15" office:value-type="float" office:value="850000" calcext:value-type="float">
            <text:p>850000 </text:p>
          </table:table-cell>
          <table:table-cell table:style-name="ce15" office:value-type="float" office:value="255000" calcext:value-type="float">
            <text:p>255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0]-[.O60]-[.Q60]-[.R60]" office:value-type="float" office:value="595000" calcext:value-type="float">
            <text:p><text:s/>595000 </text:p>
          </table:table-cell>
          <table:table-cell table:style-name="ce21" table:formula="of:=[.S60]*[.AB60]" office:value-type="float" office:value="595000" calcext:value-type="float">
            <text:p><text:s/>595000 </text:p>
          </table:table-cell>
          <table:table-cell table:style-name="ce21" table:formula="of:=[.S60]+[.U59]" office:value-type="float" office:value="186938000" calcext:value-type="float">
            <text:p><text:s/>186938000 </text:p>
          </table:table-cell>
          <table:table-cell table:style-name="ce22" office:value-type="float" office:value="275000" calcext:value-type="float">
            <text:p><text:s/>275000 </text:p>
          </table:table-cell>
          <table:table-cell table:style-name="ce22" table:formula="of:=[.V60]*[.L60]" office:value-type="float" office:value="275000" calcext:value-type="float">
            <text:p><text:s/>275000 </text:p>
          </table:table-cell>
          <table:table-cell table:style-name="ce23" table:formula="of:=IF([.N60]=0;0;([.S60]-[.W60]))" office:value-type="float" office:value="320000" calcext:value-type="float">
            <text:p><text:s/>320000 </text:p>
          </table:table-cell>
          <table:table-cell table:style-name="ce31" table:formula="of:=ABS(IFERROR(IFERROR([.O60]/[.N60];[.O60]/[.Q60]);0))" office:value-type="percentage" office:value="0.3" calcext:value-type="percentage">
            <text:p>30%</text:p>
          </table:table-cell>
          <table:table-cell table:style-name="ce32" table:formula="of:=IFERROR([.W60]/[.N60];&quot;&quot;)" office:value-type="percentage" office:value="0.323529411764706" calcext:value-type="percentage">
            <text:p>32.4%</text:p>
          </table:table-cell>
          <table:table-cell table:style-name="ce33" table:formula="of:=IF([.N60]=0;0;([.S60]-[.W60])/[.N60])" office:value-type="percentage" office:value="0.376470588235294" calcext:value-type="percentage">
            <text:p>37.6%</text:p>
          </table:table-cell>
          <table:table-cell table:style-name="ce21" table:formula="of:=IF([.K60]=&quot;Chai&quot;;1;0)" office:value-type="float" office:value="1" calcext:value-type="float">
            <text:p><text:s/>1 </text:p>
          </table:table-cell>
          <table:table-cell table:style-name="ce34" table:formula="of:=IF(OR([.Y60]&gt;15%;AND([.Y60]&gt;15%;[.S60]&lt;0));[.S60]*2%*[.AB60];IF([.U60]&lt;100000000;[.S60]*9%*[.AB60];[.S60]*12%*[.AB60]))" office:value-type="float" office:value="11900" calcext:value-type="float">
            <text:p><text:s/>11900 <text:s text:c="2"/></text:p>
          </table:table-cell>
          <table:table-cell table:style-name="ce35" table:formula="of:=IFERROR([.AC60]/[.S60];0)" office:value-type="percentage" office:value="0.02" calcext:value-type="percentage">
            <text:p>2%</text:p>
          </table:table-cell>
          <table:table-cell table:style-name="ce36" table:formula="of:=[.X60]-[.AC60]" office:value-type="float" office:value="308100" calcext:value-type="float">
            <text:p><text:s/>308100 <text:s text:c="2"/></text:p>
          </table:table-cell>
          <table:table-cell table:style-name="ce31" table:formula="of:=IFERROR([.AE60]/[.N60];0)" office:value-type="percentage" office:value="0.362470588235294" calcext:value-type="percentage">
            <text:p>36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059</text:p>
          </table:table-cell>
          <table:table-cell table:style-name="ce11" office:value-type="string" calcext:value-type="string">
            <text:p>Sparking White grape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" calcext:value-type="float">
            <text:p>1.00 </text:p>
          </table:table-cell>
          <table:table-cell table:style-name="ce14" office:value-type="float" office:value="180000" calcext:value-type="float">
            <text:p>180,000.00 </text:p>
          </table:table-cell>
          <table:table-cell table:style-name="ce15" office:value-type="float" office:value="180000" calcext:value-type="float">
            <text:p>180000 </text:p>
          </table:table-cell>
          <table:table-cell table:style-name="ce15" office:value-type="float" office:value="54000" calcext:value-type="float">
            <text:p>54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1]-[.O61]-[.Q61]-[.R61]" office:value-type="float" office:value="126000" calcext:value-type="float">
            <text:p><text:s/>126000 </text:p>
          </table:table-cell>
          <table:table-cell table:style-name="ce21" table:formula="of:=[.S61]*[.AB61]" office:value-type="float" office:value="126000" calcext:value-type="float">
            <text:p><text:s/>126000 </text:p>
          </table:table-cell>
          <table:table-cell table:style-name="ce21" table:formula="of:=[.S61]+[.U60]" office:value-type="float" office:value="187064000" calcext:value-type="float">
            <text:p><text:s/>187064000 </text:p>
          </table:table-cell>
          <table:table-cell table:style-name="ce22" office:value-type="float" office:value="70400" calcext:value-type="float">
            <text:p><text:s/>70400 </text:p>
          </table:table-cell>
          <table:table-cell table:style-name="ce22" table:formula="of:=[.V61]*[.L61]" office:value-type="float" office:value="70400" calcext:value-type="float">
            <text:p><text:s/>70400 </text:p>
          </table:table-cell>
          <table:table-cell table:style-name="ce23" table:formula="of:=IF([.N61]=0;0;([.S61]-[.W61]))" office:value-type="float" office:value="55600" calcext:value-type="float">
            <text:p><text:s/>55600 </text:p>
          </table:table-cell>
          <table:table-cell table:style-name="ce31" table:formula="of:=ABS(IFERROR(IFERROR([.O61]/[.N61];[.O61]/[.Q61]);0))" office:value-type="percentage" office:value="0.3" calcext:value-type="percentage">
            <text:p>30%</text:p>
          </table:table-cell>
          <table:table-cell table:style-name="ce32" table:formula="of:=IFERROR([.W61]/[.N61];&quot;&quot;)" office:value-type="percentage" office:value="0.391111111111111" calcext:value-type="percentage">
            <text:p>39.1%</text:p>
          </table:table-cell>
          <table:table-cell table:style-name="ce33" table:formula="of:=IF([.N61]=0;0;([.S61]-[.W61])/[.N61])" office:value-type="percentage" office:value="0.308888888888889" calcext:value-type="percentage">
            <text:p>30.9%</text:p>
          </table:table-cell>
          <table:table-cell table:style-name="ce21" table:formula="of:=IF([.K61]=&quot;Chai&quot;;1;0)" office:value-type="float" office:value="1" calcext:value-type="float">
            <text:p><text:s/>1 </text:p>
          </table:table-cell>
          <table:table-cell table:style-name="ce34" table:formula="of:=IF(OR([.Y61]&gt;15%;AND([.Y61]&gt;15%;[.S61]&lt;0));[.S61]*2%*[.AB61];IF([.U61]&lt;100000000;[.S61]*9%*[.AB61];[.S61]*12%*[.AB61]))" office:value-type="float" office:value="2520" calcext:value-type="float">
            <text:p><text:s/>2520 <text:s text:c="2"/></text:p>
          </table:table-cell>
          <table:table-cell table:style-name="ce35" table:formula="of:=IFERROR([.AC61]/[.S61];0)" office:value-type="percentage" office:value="0.02" calcext:value-type="percentage">
            <text:p>2%</text:p>
          </table:table-cell>
          <table:table-cell table:style-name="ce36" table:formula="of:=[.X61]-[.AC61]" office:value-type="float" office:value="53080" calcext:value-type="float">
            <text:p><text:s/>53080 <text:s text:c="2"/></text:p>
          </table:table-cell>
          <table:table-cell table:style-name="ce31" table:formula="of:=IFERROR([.AE61]/[.N61];0)" office:value-type="percentage" office:value="0.294888888888889" calcext:value-type="percentage">
            <text:p>29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28" calcext:value-type="date">
            <text:p>12/28/2019</text:p>
          </table:table-cell>
          <table:table-cell table:style-name="ce11" office:value-type="string" calcext:value-type="string">
            <text:p>BH0027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07</text:p>
          </table:table-cell>
          <table:table-cell table:style-name="ce11" office:value-type="string" calcext:value-type="string">
            <text:p>VT00219</text:p>
          </table:table-cell>
          <table:table-cell table:style-name="ce11" office:value-type="string" calcext:value-type="string">
            <text:p>Khui wine gỗ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3" calcext:value-type="float">
            <text:p>3.00 </text:p>
          </table:table-cell>
          <table:table-cell table:style-name="ce14" office:value-type="float" office:value="200000" calcext:value-type="float">
            <text:p>200,000.00 </text:p>
          </table:table-cell>
          <table:table-cell table:number-columns-repeated="2" table:style-name="ce15" office:value-type="float" office:value="600000" calcext:value-type="float">
            <text:p>60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2]-[.O62]-[.Q62]-[.R62]" office:value-type="float" office:value="0" calcext:value-type="float">
            <text:p>-00 </text:p>
          </table:table-cell>
          <table:table-cell table:style-name="ce21" table:formula="of:=[.S62]*[.AB62]" office:value-type="float" office:value="0" calcext:value-type="float">
            <text:p>-00 </text:p>
          </table:table-cell>
          <table:table-cell table:style-name="ce21" table:formula="of:=[.S62]+[.U61]" office:value-type="float" office:value="187064000" calcext:value-type="float">
            <text:p><text:s/>187064000 </text:p>
          </table:table-cell>
          <table:table-cell table:style-name="ce22" office:value-type="float" office:value="49000" calcext:value-type="float">
            <text:p><text:s/>49000 </text:p>
          </table:table-cell>
          <table:table-cell table:style-name="ce22" table:formula="of:=[.V62]*[.L62]" office:value-type="float" office:value="147000" calcext:value-type="float">
            <text:p><text:s/>147000 </text:p>
          </table:table-cell>
          <table:table-cell table:style-name="ce23" table:formula="of:=IF([.N62]=0;0;([.S62]-[.W62]))" office:value-type="float" office:value="-147000" calcext:value-type="float">
            <text:p><text:s/>(147000)</text:p>
          </table:table-cell>
          <table:table-cell table:style-name="ce31" table:formula="of:=ABS(IFERROR(IFERROR([.O62]/[.N62];[.O62]/[.Q62]);0))" office:value-type="percentage" office:value="1" calcext:value-type="percentage">
            <text:p>100%</text:p>
          </table:table-cell>
          <table:table-cell table:style-name="ce32" table:formula="of:=IFERROR([.W62]/[.N62];&quot;&quot;)" office:value-type="percentage" office:value="0.245" calcext:value-type="percentage">
            <text:p>24.5%</text:p>
          </table:table-cell>
          <table:table-cell table:style-name="ce33" table:formula="of:=IF([.N62]=0;0;([.S62]-[.W62])/[.N62])" office:value-type="percentage" office:value="-0.245" calcext:value-type="percentage">
            <text:p>-24.5%</text:p>
          </table:table-cell>
          <table:table-cell table:style-name="ce21" table:formula="of:=IF([.K62]=&quot;Chai&quot;;1;0)" office:value-type="float" office:value="0" calcext:value-type="float">
            <text:p>-00 </text:p>
          </table:table-cell>
          <table:table-cell table:style-name="ce34" table:formula="of:=IF(OR([.Y62]&gt;15%;AND([.Y62]&gt;15%;[.S62]&lt;0));[.S62]*2%*[.AB62];IF([.U62]&lt;100000000;[.S62]*9%*[.AB62];[.S62]*12%*[.AB62]))" office:value-type="float" office:value="0" calcext:value-type="float">
            <text:p>-00 <text:s text:c="2"/></text:p>
          </table:table-cell>
          <table:table-cell table:style-name="ce35" table:formula="of:=IFERROR([.AC62]/[.S62];0)" office:value-type="percentage" office:value="0" calcext:value-type="percentage">
            <text:p>0%</text:p>
          </table:table-cell>
          <table:table-cell table:style-name="ce36" table:formula="of:=[.X62]-[.AC62]" office:value-type="float" office:value="-147000" calcext:value-type="float">
            <text:p>-147000 <text:s text:c="2"/></text:p>
          </table:table-cell>
          <table:table-cell table:style-name="ce31" table:formula="of:=IFERROR([.AE62]/[.N62];0)" office:value-type="percentage" office:value="-0.245" calcext:value-type="percentage">
            <text:p>-25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30" calcext:value-type="date">
            <text:p>12/30/2019</text:p>
          </table:table-cell>
          <table:table-cell table:style-name="ce11" office:value-type="string" calcext:value-type="string">
            <text:p>BH00277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097</text:p>
          </table:table-cell>
          <table:table-cell table:style-name="ce11" office:value-type="string" calcext:value-type="string">
            <text:p>VT00007</text:p>
          </table:table-cell>
          <table:table-cell table:style-name="ce11" office:value-type="string" calcext:value-type="string">
            <text:p>M 2017 Merlot Malvasia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6" calcext:value-type="float">
            <text:p>6.00 </text:p>
          </table:table-cell>
          <table:table-cell table:style-name="ce14" office:value-type="float" office:value="425000" calcext:value-type="float">
            <text:p>425,000.00 </text:p>
          </table:table-cell>
          <table:table-cell table:style-name="ce15" office:value-type="float" office:value="2550000" calcext:value-type="float">
            <text:p>2550000 </text:p>
          </table:table-cell>
          <table:table-cell table:style-name="ce15" office:value-type="float" office:value="765000" calcext:value-type="float">
            <text:p>765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3]-[.O63]-[.Q63]-[.R63]" office:value-type="float" office:value="1785000" calcext:value-type="float">
            <text:p><text:s/>1785000 </text:p>
          </table:table-cell>
          <table:table-cell table:style-name="ce21" table:formula="of:=[.S63]*[.AB63]" office:value-type="float" office:value="1785000" calcext:value-type="float">
            <text:p><text:s/>1785000 </text:p>
          </table:table-cell>
          <table:table-cell table:style-name="ce21" table:formula="of:=[.S63]+[.U62]" office:value-type="float" office:value="188849000" calcext:value-type="float">
            <text:p><text:s/>188849000 </text:p>
          </table:table-cell>
          <table:table-cell table:style-name="ce22" office:value-type="float" office:value="203500" calcext:value-type="float">
            <text:p><text:s/>203500 </text:p>
          </table:table-cell>
          <table:table-cell table:style-name="ce22" table:formula="of:=[.V63]*[.L63]" office:value-type="float" office:value="1221000" calcext:value-type="float">
            <text:p><text:s/>1221000 </text:p>
          </table:table-cell>
          <table:table-cell table:style-name="ce23" table:formula="of:=IF([.N63]=0;0;([.S63]-[.W63]))" office:value-type="float" office:value="564000" calcext:value-type="float">
            <text:p><text:s/>564000 </text:p>
          </table:table-cell>
          <table:table-cell table:style-name="ce31" table:formula="of:=ABS(IFERROR(IFERROR([.O63]/[.N63];[.O63]/[.Q63]);0))" office:value-type="percentage" office:value="0.3" calcext:value-type="percentage">
            <text:p>30%</text:p>
          </table:table-cell>
          <table:table-cell table:style-name="ce32" table:formula="of:=IFERROR([.W63]/[.N63];&quot;&quot;)" office:value-type="percentage" office:value="0.478823529411765" calcext:value-type="percentage">
            <text:p>47.9%</text:p>
          </table:table-cell>
          <table:table-cell table:style-name="ce33" table:formula="of:=IF([.N63]=0;0;([.S63]-[.W63])/[.N63])" office:value-type="percentage" office:value="0.221176470588235" calcext:value-type="percentage">
            <text:p>22.1%</text:p>
          </table:table-cell>
          <table:table-cell table:style-name="ce21" table:formula="of:=IF([.K63]=&quot;Chai&quot;;1;0)" office:value-type="float" office:value="1" calcext:value-type="float">
            <text:p><text:s/>1 </text:p>
          </table:table-cell>
          <table:table-cell table:style-name="ce34" table:formula="of:=IF(OR([.Y63]&gt;15%;AND([.Y63]&gt;15%;[.S63]&lt;0));[.S63]*2%*[.AB63];IF([.U63]&lt;100000000;[.S63]*9%*[.AB63];[.S63]*12%*[.AB63]))" office:value-type="float" office:value="35700" calcext:value-type="float">
            <text:p><text:s/>35700 <text:s text:c="2"/></text:p>
          </table:table-cell>
          <table:table-cell table:style-name="ce35" table:formula="of:=IFERROR([.AC63]/[.S63];0)" office:value-type="percentage" office:value="0.02" calcext:value-type="percentage">
            <text:p>2%</text:p>
          </table:table-cell>
          <table:table-cell table:style-name="ce36" table:formula="of:=[.X63]-[.AC63]" office:value-type="float" office:value="528300" calcext:value-type="float">
            <text:p><text:s/>528300 <text:s text:c="2"/></text:p>
          </table:table-cell>
          <table:table-cell table:style-name="ce31" table:formula="of:=IFERROR([.AE63]/[.N63];0)" office:value-type="percentage" office:value="0.207176470588235" calcext:value-type="percentage">
            <text:p>21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30" calcext:value-type="date">
            <text:p>12/30/2019</text:p>
          </table:table-cell>
          <table:table-cell table:style-name="ce11" office:value-type="string" calcext:value-type="string">
            <text:p>BH0028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113</text:p>
          </table:table-cell>
          <table:table-cell table:style-name="ce11" office:value-type="string" calcext:value-type="string">
            <text:p>VT00258</text:p>
          </table:table-cell>
          <table:table-cell table:style-name="ce11" office:value-type="string" calcext:value-type="string">
            <text:p>1868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9" calcext:value-type="float">
            <text:p>19.00 </text:p>
          </table:table-cell>
          <table:table-cell table:style-name="ce14" office:value-type="float" office:value="1030000" calcext:value-type="float">
            <text:p>1,030,000.00 </text:p>
          </table:table-cell>
          <table:table-cell table:style-name="ce15" office:value-type="float" office:value="19570000" calcext:value-type="float">
            <text:p>19570000 </text:p>
          </table:table-cell>
          <table:table-cell table:style-name="ce15" office:value-type="float" office:value="4892500" calcext:value-type="float">
            <text:p>48925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4]-[.O64]-[.Q64]-[.R64]" office:value-type="float" office:value="14677500" calcext:value-type="float">
            <text:p><text:s/>14677500 </text:p>
          </table:table-cell>
          <table:table-cell table:style-name="ce21" table:formula="of:=[.S64]*[.AB64]" office:value-type="float" office:value="14677500" calcext:value-type="float">
            <text:p><text:s/>14677500 </text:p>
          </table:table-cell>
          <table:table-cell table:style-name="ce21" table:formula="of:=[.S64]+[.U63]" office:value-type="float" office:value="203526500" calcext:value-type="float">
            <text:p><text:s/>203526500 </text:p>
          </table:table-cell>
          <table:table-cell table:style-name="ce22" office:value-type="float" office:value="325600" calcext:value-type="float">
            <text:p><text:s/>325600 </text:p>
          </table:table-cell>
          <table:table-cell table:style-name="ce22" table:formula="of:=[.V64]*[.L64]" office:value-type="float" office:value="6186400" calcext:value-type="float">
            <text:p><text:s/>6186400 </text:p>
          </table:table-cell>
          <table:table-cell table:style-name="ce23" table:formula="of:=IF([.N64]=0;0;([.S64]-[.W64]))" office:value-type="float" office:value="8491100" calcext:value-type="float">
            <text:p><text:s/>8491100 </text:p>
          </table:table-cell>
          <table:table-cell table:style-name="ce31" table:formula="of:=ABS(IFERROR(IFERROR([.O64]/[.N64];[.O64]/[.Q64]);0))" office:value-type="percentage" office:value="0.25" calcext:value-type="percentage">
            <text:p>25%</text:p>
          </table:table-cell>
          <table:table-cell table:style-name="ce32" table:formula="of:=IFERROR([.W64]/[.N64];&quot;&quot;)" office:value-type="percentage" office:value="0.316116504854369" calcext:value-type="percentage">
            <text:p>31.6%</text:p>
          </table:table-cell>
          <table:table-cell table:style-name="ce33" table:formula="of:=IF([.N64]=0;0;([.S64]-[.W64])/[.N64])" office:value-type="percentage" office:value="0.433883495145631" calcext:value-type="percentage">
            <text:p>43.4%</text:p>
          </table:table-cell>
          <table:table-cell table:style-name="ce21" table:formula="of:=IF([.K64]=&quot;Chai&quot;;1;0)" office:value-type="float" office:value="1" calcext:value-type="float">
            <text:p><text:s/>1 </text:p>
          </table:table-cell>
          <table:table-cell table:style-name="ce34" table:formula="of:=IF(OR([.Y64]&gt;15%;AND([.Y64]&gt;15%;[.S64]&lt;0));[.S64]*2%*[.AB64];IF([.U64]&lt;100000000;[.S64]*9%*[.AB64];[.S64]*12%*[.AB64]))" office:value-type="float" office:value="293550" calcext:value-type="float">
            <text:p><text:s/>293550 <text:s text:c="2"/></text:p>
          </table:table-cell>
          <table:table-cell table:style-name="ce35" table:formula="of:=IFERROR([.AC64]/[.S64];0)" office:value-type="percentage" office:value="0.02" calcext:value-type="percentage">
            <text:p>2%</text:p>
          </table:table-cell>
          <table:table-cell table:style-name="ce36" table:formula="of:=[.X64]-[.AC64]" office:value-type="float" office:value="8197550" calcext:value-type="float">
            <text:p><text:s/>8197550 <text:s text:c="2"/></text:p>
          </table:table-cell>
          <table:table-cell table:style-name="ce31" table:formula="of:=IFERROR([.AE64]/[.N64];0)" office:value-type="percentage" office:value="0.418883495145631" calcext:value-type="percentage">
            <text:p>42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30" calcext:value-type="date">
            <text:p>12/30/2019</text:p>
          </table:table-cell>
          <table:table-cell table:style-name="ce11" office:value-type="string" calcext:value-type="string">
            <text:p>BH0028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113</text:p>
          </table:table-cell>
          <table:table-cell table:style-name="ce11" office:value-type="string" calcext:value-type="string">
            <text:p>VT00019</text:p>
          </table:table-cell>
          <table:table-cell table:style-name="ce11" office:value-type="string" calcext:value-type="string">
            <text:p>VENUS Primitivo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4" calcext:value-type="float">
            <text:p>4.00 </text:p>
          </table:table-cell>
          <table:table-cell table:style-name="ce14" office:value-type="float" office:value="2050000" calcext:value-type="float">
            <text:p>2,050,000.00 </text:p>
          </table:table-cell>
          <table:table-cell table:style-name="ce15" office:value-type="float" office:value="8200000" calcext:value-type="float">
            <text:p>8200000 </text:p>
          </table:table-cell>
          <table:table-cell table:style-name="ce15" office:value-type="float" office:value="2050000" calcext:value-type="float">
            <text:p>2050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5]-[.O65]-[.Q65]-[.R65]" office:value-type="float" office:value="6150000" calcext:value-type="float">
            <text:p><text:s/>6150000 </text:p>
          </table:table-cell>
          <table:table-cell table:style-name="ce21" table:formula="of:=[.S65]*[.AB65]" office:value-type="float" office:value="6150000" calcext:value-type="float">
            <text:p><text:s/>6150000 </text:p>
          </table:table-cell>
          <table:table-cell table:style-name="ce21" table:formula="of:=[.S65]+[.U64]" office:value-type="float" office:value="209676500" calcext:value-type="float">
            <text:p><text:s/>209676500 </text:p>
          </table:table-cell>
          <table:table-cell table:style-name="ce22" office:value-type="float" office:value="547800" calcext:value-type="float">
            <text:p><text:s/>547800 </text:p>
          </table:table-cell>
          <table:table-cell table:style-name="ce22" table:formula="of:=[.V65]*[.L65]" office:value-type="float" office:value="2191200" calcext:value-type="float">
            <text:p><text:s/>2191200 </text:p>
          </table:table-cell>
          <table:table-cell table:style-name="ce23" table:formula="of:=IF([.N65]=0;0;([.S65]-[.W65]))" office:value-type="float" office:value="3958800" calcext:value-type="float">
            <text:p><text:s/>3958800 </text:p>
          </table:table-cell>
          <table:table-cell table:style-name="ce31" table:formula="of:=ABS(IFERROR(IFERROR([.O65]/[.N65];[.O65]/[.Q65]);0))" office:value-type="percentage" office:value="0.25" calcext:value-type="percentage">
            <text:p>25%</text:p>
          </table:table-cell>
          <table:table-cell table:style-name="ce32" table:formula="of:=IFERROR([.W65]/[.N65];&quot;&quot;)" office:value-type="percentage" office:value="0.267219512195122" calcext:value-type="percentage">
            <text:p>26.7%</text:p>
          </table:table-cell>
          <table:table-cell table:style-name="ce33" table:formula="of:=IF([.N65]=0;0;([.S65]-[.W65])/[.N65])" office:value-type="percentage" office:value="0.482780487804878" calcext:value-type="percentage">
            <text:p>48.3%</text:p>
          </table:table-cell>
          <table:table-cell table:style-name="ce21" table:formula="of:=IF([.K65]=&quot;Chai&quot;;1;0)" office:value-type="float" office:value="1" calcext:value-type="float">
            <text:p><text:s/>1 </text:p>
          </table:table-cell>
          <table:table-cell table:style-name="ce34" table:formula="of:=IF(OR([.Y65]&gt;15%;AND([.Y65]&gt;15%;[.S65]&lt;0));[.S65]*2%*[.AB65];IF([.U65]&lt;100000000;[.S65]*9%*[.AB65];[.S65]*12%*[.AB65]))" office:value-type="float" office:value="123000" calcext:value-type="float">
            <text:p><text:s/>123000 <text:s text:c="2"/></text:p>
          </table:table-cell>
          <table:table-cell table:style-name="ce35" table:formula="of:=IFERROR([.AC65]/[.S65];0)" office:value-type="percentage" office:value="0.02" calcext:value-type="percentage">
            <text:p>2%</text:p>
          </table:table-cell>
          <table:table-cell table:style-name="ce36" table:formula="of:=[.X65]-[.AC65]" office:value-type="float" office:value="3835800" calcext:value-type="float">
            <text:p><text:s/>3835800 <text:s text:c="2"/></text:p>
          </table:table-cell>
          <table:table-cell table:style-name="ce31" table:formula="of:=IFERROR([.AE65]/[.N65];0)" office:value-type="percentage" office:value="0.467780487804878" calcext:value-type="percentage">
            <text:p>47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30" calcext:value-type="date">
            <text:p>12/30/2019</text:p>
          </table:table-cell>
          <table:table-cell table:style-name="ce11" office:value-type="string" calcext:value-type="string">
            <text:p>BH0028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113</text:p>
          </table:table-cell>
          <table:table-cell table:style-name="ce11" office:value-type="string" calcext:value-type="string">
            <text:p>VT00247</text:p>
          </table:table-cell>
          <table:table-cell table:style-name="ce11" office:value-type="string" calcext:value-type="string">
            <text:p>Hộp gỗ 1868</text:p>
          </table:table-cell>
          <table:table-cell table:style-name="ce11"/>
          <table:table-cell table:style-name="ce14" office:value-type="float" office:value="19" calcext:value-type="float">
            <text:p>19.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6]-[.O66]-[.Q66]-[.R66]" office:value-type="float" office:value="0" calcext:value-type="float">
            <text:p>-00 </text:p>
          </table:table-cell>
          <table:table-cell table:style-name="ce21" table:formula="of:=[.S66]*[.AB66]" office:value-type="float" office:value="0" calcext:value-type="float">
            <text:p>-00 </text:p>
          </table:table-cell>
          <table:table-cell table:style-name="ce21" table:formula="of:=[.S66]+[.U65]" office:value-type="float" office:value="209676500" calcext:value-type="float">
            <text:p><text:s/>209676500 </text:p>
          </table:table-cell>
          <table:table-cell table:style-name="ce22" office:value-type="float" office:value="77000" calcext:value-type="float">
            <text:p><text:s/>77000 </text:p>
          </table:table-cell>
          <table:table-cell table:style-name="ce22" table:formula="of:=[.V66]*[.L66]" office:value-type="float" office:value="1463000" calcext:value-type="float">
            <text:p><text:s/>1463000 </text:p>
          </table:table-cell>
          <table:table-cell table:style-name="ce23" table:formula="of:=IF([.N66]=0;0;([.S66]-[.W66]))" office:value-type="float" office:value="0" calcext:value-type="float">
            <text:p>-00 </text:p>
          </table:table-cell>
          <table:table-cell table:style-name="ce31" table:formula="of:=ABS(IFERROR(IFERROR([.O66]/[.N66];[.O66]/[.Q66]);0))" office:value-type="percentage" office:value="0" calcext:value-type="percentage">
            <text:p>0%</text:p>
          </table:table-cell>
          <table:table-cell table:style-name="ce32" table:formula="of:=IFERROR([.W66]/[.N66];&quot;&quot;)">
            <text:p/>
          </table:table-cell>
          <table:table-cell table:style-name="ce33" table:formula="of:=IF([.N66]=0;0;([.S66]-[.W66])/[.N66])" office:value-type="percentage" office:value="0" calcext:value-type="percentage">
            <text:p>0.0%</text:p>
          </table:table-cell>
          <table:table-cell table:style-name="ce21" table:formula="of:=IF([.K66]=&quot;Chai&quot;;1;0)" office:value-type="float" office:value="0" calcext:value-type="float">
            <text:p>-00 </text:p>
          </table:table-cell>
          <table:table-cell table:style-name="ce34" table:formula="of:=IF(OR([.Y66]&gt;15%;AND([.Y66]&gt;15%;[.S66]&lt;0));[.S66]*2%*[.AB66];IF([.U66]&lt;100000000;[.S66]*9%*[.AB66];[.S66]*12%*[.AB66]))" office:value-type="float" office:value="0" calcext:value-type="float">
            <text:p>-00 <text:s text:c="2"/></text:p>
          </table:table-cell>
          <table:table-cell table:style-name="ce35" table:formula="of:=IFERROR([.AC66]/[.S66];0)" office:value-type="percentage" office:value="0" calcext:value-type="percentage">
            <text:p>0%</text:p>
          </table:table-cell>
          <table:table-cell table:style-name="ce36" table:formula="of:=[.X66]-[.AC66]" office:value-type="float" office:value="0" calcext:value-type="float">
            <text:p>-00 <text:s text:c="2"/></text:p>
          </table:table-cell>
          <table:table-cell table:style-name="ce31" table:formula="of:=IFERROR([.AE66]/[.N66];0)" office:value-type="percentage" office:value="0" calcext:value-type="percentage">
            <text:p>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30" calcext:value-type="date">
            <text:p>12/30/2019</text:p>
          </table:table-cell>
          <table:table-cell table:style-name="ce11" office:value-type="string" calcext:value-type="string">
            <text:p>BH0028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113</text:p>
          </table:table-cell>
          <table:table-cell table:style-name="ce11" office:value-type="string" calcext:value-type="string">
            <text:p>VT00248</text:p>
          </table:table-cell>
          <table:table-cell table:style-name="ce11" office:value-type="string" calcext:value-type="string">
            <text:p>Túi giấy 1868 - Folie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19" calcext:value-type="float">
            <text:p>19.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7]-[.O67]-[.Q67]-[.R67]" office:value-type="float" office:value="0" calcext:value-type="float">
            <text:p>-00 </text:p>
          </table:table-cell>
          <table:table-cell table:style-name="ce21" table:formula="of:=[.S67]*[.AB67]" office:value-type="float" office:value="0" calcext:value-type="float">
            <text:p>-00 </text:p>
          </table:table-cell>
          <table:table-cell table:style-name="ce21" table:formula="of:=[.S67]+[.U66]" office:value-type="float" office:value="209676500" calcext:value-type="float">
            <text:p><text:s/>209676500 </text:p>
          </table:table-cell>
          <table:table-cell table:style-name="ce22" office:value-type="float" office:value="10000" calcext:value-type="float">
            <text:p><text:s/>10000 </text:p>
          </table:table-cell>
          <table:table-cell table:style-name="ce22" table:formula="of:=[.V67]*[.L67]" office:value-type="float" office:value="190000" calcext:value-type="float">
            <text:p><text:s/>190000 </text:p>
          </table:table-cell>
          <table:table-cell table:style-name="ce23" table:formula="of:=IF([.N67]=0;0;([.S67]-[.W67]))" office:value-type="float" office:value="0" calcext:value-type="float">
            <text:p>-00 </text:p>
          </table:table-cell>
          <table:table-cell table:style-name="ce31" table:formula="of:=ABS(IFERROR(IFERROR([.O67]/[.N67];[.O67]/[.Q67]);0))" office:value-type="percentage" office:value="0" calcext:value-type="percentage">
            <text:p>0%</text:p>
          </table:table-cell>
          <table:table-cell table:style-name="ce32" table:formula="of:=IFERROR([.W67]/[.N67];&quot;&quot;)">
            <text:p/>
          </table:table-cell>
          <table:table-cell table:style-name="ce33" table:formula="of:=IF([.N67]=0;0;([.S67]-[.W67])/[.N67])" office:value-type="percentage" office:value="0" calcext:value-type="percentage">
            <text:p>0.0%</text:p>
          </table:table-cell>
          <table:table-cell table:style-name="ce21" table:formula="of:=IF([.K67]=&quot;Chai&quot;;1;0)" office:value-type="float" office:value="0" calcext:value-type="float">
            <text:p>-00 </text:p>
          </table:table-cell>
          <table:table-cell table:style-name="ce34" table:formula="of:=IF(OR([.Y67]&gt;15%;AND([.Y67]&gt;15%;[.S67]&lt;0));[.S67]*2%*[.AB67];IF([.U67]&lt;100000000;[.S67]*9%*[.AB67];[.S67]*12%*[.AB67]))" office:value-type="float" office:value="0" calcext:value-type="float">
            <text:p>-00 <text:s text:c="2"/></text:p>
          </table:table-cell>
          <table:table-cell table:style-name="ce35" table:formula="of:=IFERROR([.AC67]/[.S67];0)" office:value-type="percentage" office:value="0" calcext:value-type="percentage">
            <text:p>0%</text:p>
          </table:table-cell>
          <table:table-cell table:style-name="ce36" table:formula="of:=[.X67]-[.AC67]" office:value-type="float" office:value="0" calcext:value-type="float">
            <text:p>-00 <text:s text:c="2"/></text:p>
          </table:table-cell>
          <table:table-cell table:style-name="ce31" table:formula="of:=IFERROR([.AE67]/[.N67];0)" office:value-type="percentage" office:value="0" calcext:value-type="percentage">
            <text:p>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30" calcext:value-type="date">
            <text:p>12/30/2019</text:p>
          </table:table-cell>
          <table:table-cell table:style-name="ce11" office:value-type="string" calcext:value-type="string">
            <text:p>BH00283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113</text:p>
          </table:table-cell>
          <table:table-cell table:style-name="ce11" office:value-type="string" calcext:value-type="string">
            <text:p>VT00217</text:p>
          </table:table-cell>
          <table:table-cell table:style-name="ce11" office:value-type="string" calcext:value-type="string">
            <text:p>Hộp đơn đen bằng da viền cam (ngôi sao nhỏ)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4" calcext:value-type="float">
            <text:p>4.00 </text:p>
          </table:table-cell>
          <table:table-cell table:style-name="ce14" office:value-type="float" office:value="150000" calcext:value-type="float">
            <text:p>150,000.00 </text:p>
          </table:table-cell>
          <table:table-cell table:style-name="ce15" office:value-type="float" office:value="600000" calcext:value-type="float">
            <text:p>600000 </text:p>
          </table:table-cell>
          <table:table-cell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8]-[.O68]-[.Q68]-[.R68]" office:value-type="float" office:value="600000" calcext:value-type="float">
            <text:p><text:s/>600000 </text:p>
          </table:table-cell>
          <table:table-cell table:style-name="ce21" table:formula="of:=[.S68]*[.AB68]" office:value-type="float" office:value="0" calcext:value-type="float">
            <text:p>-00 </text:p>
          </table:table-cell>
          <table:table-cell table:style-name="ce21" table:formula="of:=[.S68]+[.U67]" office:value-type="float" office:value="210276500" calcext:value-type="float">
            <text:p><text:s/>210276500 </text:p>
          </table:table-cell>
          <table:table-cell table:style-name="ce22" office:value-type="float" office:value="113000" calcext:value-type="float">
            <text:p><text:s/>113000 </text:p>
          </table:table-cell>
          <table:table-cell table:style-name="ce22" table:formula="of:=[.V68]*[.L68]" office:value-type="float" office:value="452000" calcext:value-type="float">
            <text:p><text:s/>452000 </text:p>
          </table:table-cell>
          <table:table-cell table:style-name="ce23" table:formula="of:=IF([.N68]=0;0;([.S68]-[.W68]))" office:value-type="float" office:value="148000" calcext:value-type="float">
            <text:p><text:s/>148000 </text:p>
          </table:table-cell>
          <table:table-cell table:style-name="ce31" table:formula="of:=ABS(IFERROR(IFERROR([.O68]/[.N68];[.O68]/[.Q68]);0))" office:value-type="percentage" office:value="0" calcext:value-type="percentage">
            <text:p>0%</text:p>
          </table:table-cell>
          <table:table-cell table:style-name="ce32" table:formula="of:=IFERROR([.W68]/[.N68];&quot;&quot;)" office:value-type="percentage" office:value="0.753333333333333" calcext:value-type="percentage">
            <text:p>75.3%</text:p>
          </table:table-cell>
          <table:table-cell table:style-name="ce33" table:formula="of:=IF([.N68]=0;0;([.S68]-[.W68])/[.N68])" office:value-type="percentage" office:value="0.246666666666667" calcext:value-type="percentage">
            <text:p>24.7%</text:p>
          </table:table-cell>
          <table:table-cell table:style-name="ce21" table:formula="of:=IF([.K68]=&quot;Chai&quot;;1;0)" office:value-type="float" office:value="0" calcext:value-type="float">
            <text:p>-00 </text:p>
          </table:table-cell>
          <table:table-cell table:style-name="ce34" table:formula="of:=IF(OR([.Y68]&gt;15%;AND([.Y68]&gt;15%;[.S68]&lt;0));[.S68]*2%*[.AB68];IF([.U68]&lt;100000000;[.S68]*9%*[.AB68];[.S68]*12%*[.AB68]))" office:value-type="float" office:value="0" calcext:value-type="float">
            <text:p>-00 <text:s text:c="2"/></text:p>
          </table:table-cell>
          <table:table-cell table:style-name="ce35" table:formula="of:=IFERROR([.AC68]/[.S68];0)" office:value-type="percentage" office:value="0" calcext:value-type="percentage">
            <text:p>0%</text:p>
          </table:table-cell>
          <table:table-cell table:style-name="ce36" table:formula="of:=[.X68]-[.AC68]" office:value-type="float" office:value="148000" calcext:value-type="float">
            <text:p><text:s/>148000 <text:s text:c="2"/></text:p>
          </table:table-cell>
          <table:table-cell table:style-name="ce31" table:formula="of:=IFERROR([.AE68]/[.N68];0)" office:value-type="percentage" office:value="0.246666666666667" calcext:value-type="percentage">
            <text:p>25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30" calcext:value-type="date">
            <text:p>12/30/2019</text:p>
          </table:table-cell>
          <table:table-cell table:style-name="ce11" office:value-type="string" calcext:value-type="string">
            <text:p>BH00283</text:p>
          </table:table-cell>
          <table:table-cell table:style-name="ce10"/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H00113</text:p>
          </table:table-cell>
          <table:table-cell table:style-name="ce11" office:value-type="string" calcext:value-type="string">
            <text:p>VT00251</text:p>
          </table:table-cell>
          <table:table-cell table:style-name="ce11" office:value-type="string" calcext:value-type="string">
            <text:p>Túi giấy đôi Premium</text:p>
          </table:table-cell>
          <table:table-cell table:style-name="ce11" office:value-type="string" calcext:value-type="string">
            <text:p>Cái</text:p>
          </table:table-cell>
          <table:table-cell table:style-name="ce14" office:value-type="float" office:value="4" calcext:value-type="float">
            <text:p>4.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69]-[.O69]-[.Q69]-[.R69]" office:value-type="float" office:value="0" calcext:value-type="float">
            <text:p>-00 </text:p>
          </table:table-cell>
          <table:table-cell table:style-name="ce21" table:formula="of:=[.S69]*[.AB69]" office:value-type="float" office:value="0" calcext:value-type="float">
            <text:p>-00 </text:p>
          </table:table-cell>
          <table:table-cell table:style-name="ce21" table:formula="of:=[.S69]+[.U68]" office:value-type="float" office:value="210276500" calcext:value-type="float">
            <text:p><text:s/>210276500 </text:p>
          </table:table-cell>
          <table:table-cell table:style-name="ce22" office:value-type="float" office:value="12000" calcext:value-type="float">
            <text:p><text:s/>12000 </text:p>
          </table:table-cell>
          <table:table-cell table:style-name="ce22" table:formula="of:=[.V69]*[.L69]" office:value-type="float" office:value="48000" calcext:value-type="float">
            <text:p><text:s/>48000 </text:p>
          </table:table-cell>
          <table:table-cell table:style-name="ce23" table:formula="of:=IF([.N69]=0;0;([.S69]-[.W69]))" office:value-type="float" office:value="0" calcext:value-type="float">
            <text:p>-00 </text:p>
          </table:table-cell>
          <table:table-cell table:style-name="ce31" table:formula="of:=ABS(IFERROR(IFERROR([.O69]/[.N69];[.O69]/[.Q69]);0))" office:value-type="percentage" office:value="0" calcext:value-type="percentage">
            <text:p>0%</text:p>
          </table:table-cell>
          <table:table-cell table:style-name="ce32" table:formula="of:=IFERROR([.W69]/[.N69];&quot;&quot;)">
            <text:p/>
          </table:table-cell>
          <table:table-cell table:style-name="ce33" table:formula="of:=IF([.N69]=0;0;([.S69]-[.W69])/[.N69])" office:value-type="percentage" office:value="0" calcext:value-type="percentage">
            <text:p>0.0%</text:p>
          </table:table-cell>
          <table:table-cell table:style-name="ce21" table:formula="of:=IF([.K69]=&quot;Chai&quot;;1;0)" office:value-type="float" office:value="0" calcext:value-type="float">
            <text:p>-00 </text:p>
          </table:table-cell>
          <table:table-cell table:style-name="ce34" table:formula="of:=IF(OR([.Y69]&gt;15%;AND([.Y69]&gt;15%;[.S69]&lt;0));[.S69]*2%*[.AB69];IF([.U69]&lt;100000000;[.S69]*9%*[.AB69];[.S69]*12%*[.AB69]))" office:value-type="float" office:value="0" calcext:value-type="float">
            <text:p>-00 <text:s text:c="2"/></text:p>
          </table:table-cell>
          <table:table-cell table:style-name="ce35" table:formula="of:=IFERROR([.AC69]/[.S69];0)" office:value-type="percentage" office:value="0" calcext:value-type="percentage">
            <text:p>0%</text:p>
          </table:table-cell>
          <table:table-cell table:style-name="ce36" table:formula="of:=[.X69]-[.AC69]" office:value-type="float" office:value="0" calcext:value-type="float">
            <text:p>-00 <text:s text:c="2"/></text:p>
          </table:table-cell>
          <table:table-cell table:style-name="ce31" table:formula="of:=IFERROR([.AE69]/[.N69];0)" office:value-type="percentage" office:value="0" calcext:value-type="percentage">
            <text:p>0%</text:p>
          </table:table-cell>
          <table:table-cell table:number-columns-repeated="992"/>
        </table:table-row>
        <table:table-row table:style-name="ro6">
          <table:table-cell/>
          <table:table-cell table:number-columns-repeated="2" table:style-name="ce10" office:value-type="date" office:date-value="2019-12-30" calcext:value-type="date">
            <text:p>12/30/2019</text:p>
          </table:table-cell>
          <table:table-cell table:style-name="ce11" office:value-type="string" calcext:value-type="string">
            <text:p>BH00285</text:p>
          </table:table-cell>
          <table:table-cell table:style-name="ce10"/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H00097</text:p>
          </table:table-cell>
          <table:table-cell table:style-name="ce11" office:value-type="string" calcext:value-type="string">
            <text:p>VT00220</text:p>
          </table:table-cell>
          <table:table-cell table:style-name="ce11" office:value-type="string" calcext:value-type="string">
            <text:p>ILO Montepulciano d'Abruzzo DOC</text:p>
          </table:table-cell>
          <table:table-cell table:style-name="ce11" office:value-type="string" calcext:value-type="string">
            <text:p>Chai</text:p>
          </table:table-cell>
          <table:table-cell table:style-name="ce14" office:value-type="float" office:value="10" calcext:value-type="float">
            <text:p>10.00 </text:p>
          </table:table-cell>
          <table:table-cell table:style-name="ce14" office:value-type="float" office:value="695000" calcext:value-type="float">
            <text:p>695,000.00 </text:p>
          </table:table-cell>
          <table:table-cell table:style-name="ce15" office:value-type="float" office:value="6950000" calcext:value-type="float">
            <text:p>6950000 </text:p>
          </table:table-cell>
          <table:table-cell table:style-name="ce15" office:value-type="float" office:value="2085000" calcext:value-type="float">
            <text:p>2085000 </text:p>
          </table:table-cell>
          <table:table-cell table:style-name="ce14" office:value-type="float" office:value="0" calcext:value-type="float">
            <text:p>0.0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1" table:formula="of:=[.N70]-[.O70]-[.Q70]-[.R70]" office:value-type="float" office:value="4865000" calcext:value-type="float">
            <text:p><text:s/>4865000 </text:p>
          </table:table-cell>
          <table:table-cell table:style-name="ce21" table:formula="of:=[.S70]*[.AB70]" office:value-type="float" office:value="4865000" calcext:value-type="float">
            <text:p><text:s/>4865000 </text:p>
          </table:table-cell>
          <table:table-cell table:style-name="ce21" table:formula="of:=[.S70]+[.U69]" office:value-type="float" office:value="215141500" calcext:value-type="float">
            <text:p><text:s/>215141500 </text:p>
          </table:table-cell>
          <table:table-cell table:style-name="ce22" office:value-type="float" office:value="207900" calcext:value-type="float">
            <text:p><text:s/>207900 </text:p>
          </table:table-cell>
          <table:table-cell table:style-name="ce22" table:formula="of:=[.V70]*[.L70]" office:value-type="float" office:value="2079000" calcext:value-type="float">
            <text:p><text:s/>2079000 </text:p>
          </table:table-cell>
          <table:table-cell table:style-name="ce23" table:formula="of:=IF([.N70]=0;0;([.S70]-[.W70]))" office:value-type="float" office:value="2786000" calcext:value-type="float">
            <text:p><text:s/>2786000 </text:p>
          </table:table-cell>
          <table:table-cell table:style-name="ce31" table:formula="of:=ABS(IFERROR(IFERROR([.O70]/[.N70];[.O70]/[.Q70]);0))" office:value-type="percentage" office:value="0.3" calcext:value-type="percentage">
            <text:p>30%</text:p>
          </table:table-cell>
          <table:table-cell table:style-name="ce32" table:formula="of:=IFERROR([.W70]/[.N70];&quot;&quot;)" office:value-type="percentage" office:value="0.299136690647482" calcext:value-type="percentage">
            <text:p>29.9%</text:p>
          </table:table-cell>
          <table:table-cell table:style-name="ce33" table:formula="of:=IF([.N70]=0;0;([.S70]-[.W70])/[.N70])" office:value-type="percentage" office:value="0.400863309352518" calcext:value-type="percentage">
            <text:p>40.1%</text:p>
          </table:table-cell>
          <table:table-cell table:style-name="ce21" table:formula="of:=IF([.K70]=&quot;Chai&quot;;1;0)" office:value-type="float" office:value="1" calcext:value-type="float">
            <text:p><text:s/>1 </text:p>
          </table:table-cell>
          <table:table-cell table:style-name="ce34" table:formula="of:=IF(OR([.Y70]&gt;15%;AND([.Y70]&gt;15%;[.S70]&lt;0));[.S70]*2%*[.AB70];IF([.U70]&lt;100000000;[.S70]*9%*[.AB70];[.S70]*12%*[.AB70]))" office:value-type="float" office:value="97300" calcext:value-type="float">
            <text:p><text:s/>97300 <text:s text:c="2"/></text:p>
          </table:table-cell>
          <table:table-cell table:style-name="ce35" table:formula="of:=IFERROR([.AC70]/[.S70];0)" office:value-type="percentage" office:value="0.02" calcext:value-type="percentage">
            <text:p>2%</text:p>
          </table:table-cell>
          <table:table-cell table:style-name="ce36" table:formula="of:=[.X70]-[.AC70]" office:value-type="float" office:value="2688700" calcext:value-type="float">
            <text:p><text:s/>2688700 <text:s text:c="2"/></text:p>
          </table:table-cell>
          <table:table-cell table:style-name="ce31" table:formula="of:=IFERROR([.AE70]/[.N70];0)" office:value-type="percentage" office:value="0.386863309352518" calcext:value-type="percentage">
            <text:p>39%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43" office:value-type="string" calcext:value-type="string">
            <text:p>Số dòng = 70</text:p>
          </table:table-cell>
          <table:table-cell table:style-name="ce44"/>
          <table:table-cell table:style-name="ce45"/>
          <table:table-cell table:style-name="ce44"/>
          <table:table-cell table:style-name="ce45" table:number-columns-repeated="6"/>
          <table:table-cell table:style-name="ce46" table:formula="of:=SUM([.L5:.L70])" office:value-type="float" office:value="731" calcext:value-type="float">
            <text:p><text:s/>731 </text:p>
          </table:table-cell>
          <table:table-cell table:style-name="ce46" table:formula="of:=SUM([.M5:.M70])" office:value-type="float" office:value="29611200" calcext:value-type="float">
            <text:p><text:s/>29611200 </text:p>
          </table:table-cell>
          <table:table-cell table:style-name="ce46" table:formula="of:=SUM([.N5:.N70])" office:value-type="float" office:value="328674600" calcext:value-type="float">
            <text:p><text:s/>328674600 </text:p>
          </table:table-cell>
          <table:table-cell table:style-name="ce46" table:formula="of:=SUM([.O5:.O70])" office:value-type="float" office:value="84478100" calcext:value-type="float">
            <text:p><text:s/>84478100 </text:p>
          </table:table-cell>
          <table:table-cell table:style-name="ce46" table:formula="of:=SUM([.P5:.P70])" office:value-type="float" office:value="75" calcext:value-type="float">
            <text:p><text:s/>75 </text:p>
          </table:table-cell>
          <table:table-cell table:style-name="ce46" table:formula="of:=SUM([.Q5:.Q70])" office:value-type="float" office:value="29055000" calcext:value-type="float">
            <text:p><text:s/>29055000 </text:p>
          </table:table-cell>
          <table:table-cell table:style-name="ce46" table:formula="of:=SUM([.R5:.R70])" office:value-type="float" office:value="0" calcext:value-type="float">
            <text:p>-00 </text:p>
          </table:table-cell>
          <table:table-cell table:style-name="ce46" table:formula="of:=SUM([.S5:.S70])" office:value-type="float" office:value="215141500" calcext:value-type="float">
            <text:p><text:s/>215141500 </text:p>
          </table:table-cell>
          <table:table-cell table:style-name="ce46" table:formula="of:=SUM([.T5:.T70])" office:value-type="float" office:value="197510500" calcext:value-type="float">
            <text:p><text:s/>197510500 </text:p>
          </table:table-cell>
          <table:table-cell table:style-name="ce46" table:formula="of:=[.U70]" office:value-type="float" office:value="215141500" calcext:value-type="float">
            <text:p><text:s/>215141500 </text:p>
          </table:table-cell>
          <table:table-cell table:style-name="ce46" table:formula="of:=SUM([.V5:.V70])" office:value-type="float" office:value="11716875" calcext:value-type="float">
            <text:p><text:s/>11716875 </text:p>
          </table:table-cell>
          <table:table-cell table:style-name="ce46" table:formula="of:=SUM([.W5:.W70])" office:value-type="float" office:value="130666575" calcext:value-type="float">
            <text:p><text:s/>130666575 </text:p>
          </table:table-cell>
          <table:table-cell table:style-name="ce46" table:formula="of:=SUM([.X5:.X70])" office:value-type="float" office:value="102555425" calcext:value-type="float">
            <text:p><text:s/>102555425 </text:p>
          </table:table-cell>
          <table:table-cell table:style-name="ce47" table:formula="of:=[.O71]/[.N71]" office:value-type="percentage" office:value="0.257026554531442" calcext:value-type="percentage">
            <text:p>26%</text:p>
          </table:table-cell>
          <table:table-cell table:style-name="ce47" table:formula="of:=[.W71]/[.N71]" office:value-type="percentage" office:value="0.397556047835762" calcext:value-type="percentage">
            <text:p>40%</text:p>
          </table:table-cell>
          <table:table-cell table:style-name="ce47" table:formula="of:=[.X71]/[.N71]" office:value-type="percentage" office:value="0.312027229971528" calcext:value-type="percentage">
            <text:p>31%</text:p>
          </table:table-cell>
          <table:table-cell table:style-name="ce45"/>
          <table:table-cell table:style-name="ce48" table:formula="of:=SUM([.AC5:.AC70])" office:value-type="float" office:value="9514610" calcext:value-type="float">
            <text:p><text:s/>9514610 <text:s text:c="2"/></text:p>
          </table:table-cell>
          <table:table-cell table:style-name="ce49" table:formula="of:=[.AC71]/[.N71]" office:value-type="percentage" office:value="0.02894841889212" calcext:value-type="percentage">
            <text:p>3%</text:p>
          </table:table-cell>
          <table:table-cell table:style-name="ce50" table:formula="of:=[.X71]-[.AC71]" office:value-type="float" office:value="93040815" calcext:value-type="float">
            <text:p><text:s/>93040815 <text:s text:c="2"/></text:p>
          </table:table-cell>
          <table:table-cell table:style-name="ce45"/>
          <table:table-cell table:style-name="ce3" table:number-columns-repeated="99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number-style style:name="N125">
      <number:number number:decimal-places="0" loext:min-decimal-places="0" number:min-integer-digits="1"/>
      <number:text> </number:text>
    </number:number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6P0"/>
    </number:number-style>
    <number:number-style style:name="N127">
      <number:number number:decimal-places="2" loext:min-decimal-places="2" number:min-integer-digits="1" number:grouping="true"/>
      <number:text> </number:text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text> </number:text>
      <number:number number:decimal-places="0" loext:min-decimal-places="0" number:min-integer-digits="1"/>
      <number:text> </number:text>
    </number:number-style>
    <number:number-style style:name="N132">
      <number:text> (</number:text>
      <number:number number:decimal-places="0" loext:min-decimal-places="0" number:min-integer-digits="1"/>
      <number:text>)</number:text>
    </number:number-style>
    <number:number-style style:name="N133P0" style:volatile="true">
      <number:text> </number:text>
      <number:number number:decimal-places="0" loext:min-decimal-places="0" number:min-integer-digits="1"/>
      <number:text> </number:text>
    </number:number-style>
    <number:number-style style:name="N133P1" style:volatile="true">
      <number:text> (</number:text>
      <number:number number:decimal-places="0" loext:min-decimal-places="0" number:min-integer-digits="1"/>
      <number:text>)</number:text>
    </number:number-style>
    <number:number-style style:name="N133P2" style:volatile="true">
      <number:text>-</number:text>
      <number:number number:decimal-places="0" loext:min-decimal-places="0" number:min-integer-digits="2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 </number:text>
      <number:number number:decimal-places="0" loext:min-decimal-places="0" number:min-integer-digits="1"/>
      <number:text>   </number:text>
    </number:number-style>
    <number:number-style style:name="N135">
      <number:text>-</number:text>
      <number:number number:decimal-places="0" loext:min-decimal-places="0" number:min-integer-digits="1"/>
      <number:text>   </number:text>
    </number:number-style>
    <number:number-style style:name="N136">
      <number:text>-</number:text>
      <number:number number:decimal-places="0" loext:min-decimal-places="0" number:min-integer-digits="2"/>
      <number:text>   </number:text>
    </number:number-style>
    <number:number-style style:name="N137P0" style:volatile="true">
      <number:text> </number:text>
      <number:number number:decimal-places="0" loext:min-decimal-places="0" number:min-integer-digits="1"/>
      <number:text>   </number:text>
    </number:number-style>
    <number:number-style style:name="N137P1" style:volatile="true">
      <number:text>-</number:text>
      <number:number number:decimal-places="0" loext:min-decimal-places="0" number:min-integer-digits="1"/>
      <number:text>   </number:text>
    </number:number-style>
    <number:number-style style:name="N137P2" style:volatile="true">
      <number:text>-</number:text>
      <number:number number:decimal-places="0" loext:min-decimal-places="0" number:min-integer-digits="2"/>
      <number:text>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omma" style:family="table-cell" style:parent-style-name="Default" style:data-style-name="N124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1.6pt" fo:margin-bottom="18pt" fo:margin-left="50.4pt" fo:margin-right="50.4pt" style:print-page-order="ttb" style:first-page-number="continue" style:scale-to="60%" style:print="charts drawings objects"/>
      <style:header-style>
        <style:header-footer-properties fo:min-height="2.15pt" fo:margin-left="50.4pt" fo:margin-right="50.4pt" fo:margin-bottom="0pt"/>
      </style:header-style>
      <style:footer-style>
        <style:header-footer-properties fo:min-height="0pt" fo:margin-left="50.4pt" fo:margin-right="50.4pt" fo:margin-top="0pt"/>
      </style:footer-style>
    </style:page-layout>
    <style:page-layout style:name="Mpm4">
      <style:page-layout-properties style:num-format="1" style:print-orientation="landscape" fo:margin-top="21.6pt" fo:margin-bottom="21.6pt" fo:margin-left="14.4pt" fo:margin-right="14.4pt" style:print-page-order="ttb" style:first-page-number="continue" style:scale-to="39%" style:print="charts drawings objects"/>
      <style:header-style>
        <style:header-footer-properties fo:min-height="32.4pt" fo:margin-left="14.4pt" fo:margin-right="14.4pt" fo:margin-bottom="0pt"/>
      </style:header-style>
      <style:footer-style>
        <style:header-footer-properties fo:min-height="32.4pt" fo:margin-left="14.4pt" fo:margin-right="14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1:36:19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asus</meta:initial-creator>
    <meta:creation-date>2020-07-01T02:11:00Z</meta:creation-date>
    <dc:date>2020-08-28T11:37:36.762000000</dc:date>
    <meta:editing-duration>PT12M48S</meta:editing-duration>
    <meta:editing-cycles>6</meta:editing-cycles>
    <meta:document-statistic meta:table-count="2" meta:cell-count="2025" meta:object-count="0"/>
    <meta:user-defined meta:name="KSOProductBuildVer">1033-11.2.0.9453</meta:user-defined>
  </office:meta>
</office:document-meta>
</file>